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ficion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den 1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sert into catalogo values (‘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5];[.D5];[.E5])" office:value-type="string" office:string-value="insert into catalogo values (‘deportivas')" calcext:value-type="string">
            <text:p>insert into catalogo values (‘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catalogo values (‘</text:p>
          </table:table-cell>
          <table:table-cell office:value-type="string" calcext:value-type="string">
            <text:p>artística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6];[.D6];[.E6])" office:value-type="string" office:string-value="insert into catalogo values (‘artísticas')" calcext:value-type="string">
            <text:p>insert into catalogo values (‘artístic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catalogo values (‘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7];[.D7];[.E7])" office:value-type="string" office:string-value="insert into catalogo values (‘otras')" calcext:value-type="string">
            <text:p>insert into catalogo values (‘otras'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 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formula="of:=CONCATENATE([.C9];[.D9];[.E9];[.F9];[.G9])" office:value-type="string" office:string-value="insert into aficiones values(‘fútbol',’deportivas')" calcext:value-type="string">
            <text:p>insert into aficiones values(‘fútbol',’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formula="of:=CONCATENATE([.C10];[.D10];[.E10];[.F10];[.G10])" office:value-type="string" office:string-value="insert into aficiones values(‘basket',’deportivas')" calcext:value-type="string">
            <text:p>insert into aficiones values(‘basket',’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formula="of:=CONCATENATE([.C11];[.D11];[.E11];[.F11];[.G11])" office:value-type="string" office:string-value="insert into aficiones values(‘ajedrez',’deportivas')" calcext:value-type="string">
            <text:p>insert into aficiones values(‘ajedrez',’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formula="of:=CONCATENATE([.C12];[.D12];[.E12];[.F12];[.G12])" office:value-type="string" office:string-value="insert into aficiones values(‘natación',’deportivas')" calcext:value-type="string">
            <text:p>insert into aficiones values(‘natación',’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formula="of:=CONCATENATE([.C13];[.D13];[.E13];[.F13];[.G13])" office:value-type="string" office:string-value="insert into aficiones values(‘tenis',’deportivas')" calcext:value-type="string">
            <text:p>insert into aficiones values(‘tenis',’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formula="of:=CONCATENATE([.C14];[.D14];[.E14];[.F14];[.G14])" office:value-type="string" office:string-value="insert into aficiones values(‘ciclismo',’deportivas')" calcext:value-type="string">
            <text:p>insert into aficiones values(‘ciclismo',’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formula="of:=CONCATENATE([.C15];[.D15];[.E15];[.F15];[.G15])" office:value-type="string" office:string-value="insert into aficiones values(‘footing',’deportivas')" calcext:value-type="string">
            <text:p>insert into aficiones values(‘footing',’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senderism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formula="of:=CONCATENATE([.C16];[.D16];[.E16];[.F16];[.G16])" office:value-type="string" office:string-value="insert into aficiones values(‘senderismo',’deportivas')" calcext:value-type="string">
            <text:p>insert into aficiones values(‘senderismo',’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gimnasi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formula="of:=CONCATENATE([.C17];[.D17];[.E17];[.F17];[.G17])" office:value-type="string" office:string-value="insert into aficiones values(‘gimnasio',’deportivas')" calcext:value-type="string">
            <text:p>insert into aficiones values(‘gimnasio',’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windsurf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formula="of:=CONCATENATE([.C18];[.D18];[.E18];[.F18];[.G18])" office:value-type="string" office:string-value="insert into aficiones values(‘windsurf',’deportivas')" calcext:value-type="string">
            <text:p>insert into aficiones values(‘windsurf',’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portivas</text:p>
          </table:table-cell>
          <table:table-cell office:value-type="string" calcext:value-type="string">
            <text:p>')</text:p>
          </table:table-cell>
          <table:table-cell table:formula="of:=CONCATENATE([.C19];[.D19];[.E19];[.F19];[.G19])" office:value-type="string" office:string-value="insert into aficiones values(‘surf',’deportivas')" calcext:value-type="string">
            <text:p>insert into aficiones values(‘surf',’deportiv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tísticas</text:p>
          </table:table-cell>
          <table:table-cell office:value-type="string" calcext:value-type="string">
            <text:p>')</text:p>
          </table:table-cell>
          <table:table-cell table:formula="of:=CONCATENATE([.C20];[.D20];[.E20];[.F20];[.G20])" office:value-type="string" office:string-value="insert into aficiones values(‘poesía',’artísticas')" calcext:value-type="string">
            <text:p>insert into aficiones values(‘poesía',’artístic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tísticas</text:p>
          </table:table-cell>
          <table:table-cell office:value-type="string" calcext:value-type="string">
            <text:p>')</text:p>
          </table:table-cell>
          <table:table-cell table:formula="of:=CONCATENATE([.C21];[.D21];[.E21];[.F21];[.G21])" office:value-type="string" office:string-value="insert into aficiones values(‘lectura',’artísticas')" calcext:value-type="string">
            <text:p>insert into aficiones values(‘lectura',’artístic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tísticas</text:p>
          </table:table-cell>
          <table:table-cell office:value-type="string" calcext:value-type="string">
            <text:p>')</text:p>
          </table:table-cell>
          <table:table-cell table:formula="of:=CONCATENATE([.C22];[.D22];[.E22];[.F22];[.G22])" office:value-type="string" office:string-value="insert into aficiones values(‘pintura',’artísticas')" calcext:value-type="string">
            <text:p>insert into aficiones values(‘pintura',’artístic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tísticas</text:p>
          </table:table-cell>
          <table:table-cell office:value-type="string" calcext:value-type="string">
            <text:p>')</text:p>
          </table:table-cell>
          <table:table-cell table:formula="of:=CONCATENATE([.C23];[.D23];[.E23];[.F23];[.G23])" office:value-type="string" office:string-value="insert into aficiones values(‘teatro',’artísticas')" calcext:value-type="string">
            <text:p>insert into aficiones values(‘teatro',’artístic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tísticas</text:p>
          </table:table-cell>
          <table:table-cell office:value-type="string" calcext:value-type="string">
            <text:p>')</text:p>
          </table:table-cell>
          <table:table-cell table:formula="of:=CONCATENATE([.C24];[.D24];[.E24];[.F24];[.G24])" office:value-type="string" office:string-value="insert into aficiones values(‘cine',’artísticas')" calcext:value-type="string">
            <text:p>insert into aficiones values(‘cine',’artístic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tísticas</text:p>
          </table:table-cell>
          <table:table-cell office:value-type="string" calcext:value-type="string">
            <text:p>')</text:p>
          </table:table-cell>
          <table:table-cell table:formula="of:=CONCATENATE([.C25];[.D25];[.E25];[.F25];[.G25])" office:value-type="string" office:string-value="insert into aficiones values(‘música',’artísticas')" calcext:value-type="string">
            <text:p>insert into aficiones values(‘música',’artístic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muse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tísticas</text:p>
          </table:table-cell>
          <table:table-cell office:value-type="string" calcext:value-type="string">
            <text:p>')</text:p>
          </table:table-cell>
          <table:table-cell table:formula="of:=CONCATENATE([.C26];[.D26];[.E26];[.F26];[.G26])" office:value-type="string" office:string-value="insert into aficiones values(‘museos',’artísticas')" calcext:value-type="string">
            <text:p>insert into aficiones values(‘museos',’artístic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tísticas</text:p>
          </table:table-cell>
          <table:table-cell office:value-type="string" calcext:value-type="string">
            <text:p>')</text:p>
          </table:table-cell>
          <table:table-cell table:formula="of:=CONCATENATE([.C27];[.D27];[.E27];[.F27];[.G27])" office:value-type="string" office:string-value="insert into aficiones values(‘baile',’artísticas')" calcext:value-type="string">
            <text:p>insert into aficiones values(‘baile',’artístic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')</text:p>
          </table:table-cell>
          <table:table-cell table:formula="of:=CONCATENATE([.C28];[.D28];[.E28];[.F28];[.G28])" office:value-type="string" office:string-value="insert into aficiones values(‘perros',’otras')" calcext:value-type="string">
            <text:p>insert into aficiones values(‘perros',’otr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')</text:p>
          </table:table-cell>
          <table:table-cell table:formula="of:=CONCATENATE([.C29];[.D29];[.E29];[.F29];[.G29])" office:value-type="string" office:string-value="insert into aficiones values(‘gatos',’otras')" calcext:value-type="string">
            <text:p>insert into aficiones values(‘gatos',’otr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pajarit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')</text:p>
          </table:table-cell>
          <table:table-cell table:formula="of:=CONCATENATE([.C30];[.D30];[.E30];[.F30];[.G30])" office:value-type="string" office:string-value="insert into aficiones values(‘pajaritos',’otras')" calcext:value-type="string">
            <text:p>insert into aficiones values(‘pajaritos',’otr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animales exótic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')</text:p>
          </table:table-cell>
          <table:table-cell table:formula="of:=CONCATENATE([.C31];[.D31];[.E31];[.F31];[.G31])" office:value-type="string" office:string-value="insert into aficiones values(‘animales exóticos',’otras')" calcext:value-type="string">
            <text:p>insert into aficiones values(‘animales exóticos',’otr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')</text:p>
          </table:table-cell>
          <table:table-cell table:formula="of:=CONCATENATE([.C32];[.D32];[.E32];[.F32];[.G32])" office:value-type="string" office:string-value="insert into aficiones values(‘modelismo',’otras')" calcext:value-type="string">
            <text:p>insert into aficiones values(‘modelismo',’otr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coleccion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')</text:p>
          </table:table-cell>
          <table:table-cell table:formula="of:=CONCATENATE([.C33];[.D33];[.E33];[.F33];[.G33])" office:value-type="string" office:string-value="insert into aficiones values(‘coleccionar',’otras')" calcext:value-type="string">
            <text:p>insert into aficiones values(‘coleccionar',’otr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viaj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')</text:p>
          </table:table-cell>
          <table:table-cell table:formula="of:=CONCATENATE([.C34];[.D34];[.E34];[.F34];[.G34])" office:value-type="string" office:string-value="insert into aficiones values(‘viajar',’otras')" calcext:value-type="string">
            <text:p>insert into aficiones values(‘viajar',’otras'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ert into aficiones values(‘</text:p>
          </table:table-cell>
          <table:table-cell office:value-type="string" calcext:value-type="string">
            <text:p>tatuaj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')</text:p>
          </table:table-cell>
          <table:table-cell table:formula="of:=CONCATENATE([.C35];[.D35];[.E35];[.F35];[.G35])" office:value-type="string" office:string-value="insert into aficiones values(‘tatuajes',’otras')" calcext:value-type="string">
            <text:p>insert into aficiones values(‘tatuajes',’otras')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rden 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39];[.D39];[.E39];[.F39];[.G39])" office:value-type="string" office:string-value="insert into tieneAficiones values (95,’fútbol')" calcext:value-type="string">
            <text:p>insert into tieneAficiones values (95,’fútbol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40];[.D40];[.E40];[.F40];[.G40])" office:value-type="string" office:string-value="insert into tieneAficiones values (22,’basket')" calcext:value-type="string">
            <text:p>insert into tieneAficiones values (22,’basket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41];[.D41];[.E41];[.F41];[.G41])" office:value-type="string" office:string-value="insert into tieneAficiones values (72,’ajedrez')" calcext:value-type="string">
            <text:p>insert into tieneAficiones values (72,’ajedrez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42];[.D42];[.E42];[.F42];[.G42])" office:value-type="string" office:string-value="insert into tieneAficiones values (7,’natación')" calcext:value-type="string">
            <text:p>insert into tieneAficiones values (7,’natación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43];[.D43];[.E43];[.F43];[.G43])" office:value-type="string" office:string-value="insert into tieneAficiones values (59,’tenis')" calcext:value-type="string">
            <text:p>insert into tieneAficiones values (59,’teni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44];[.D44];[.E44];[.F44];[.G44])" office:value-type="string" office:string-value="insert into tieneAficiones values (90,’ciclismo')" calcext:value-type="string">
            <text:p>insert into tieneAficiones values (90,’cicl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45];[.D45];[.E45];[.F45];[.G45])" office:value-type="string" office:string-value="insert into tieneAficiones values (86,’footing')" calcext:value-type="string">
            <text:p>insert into tieneAficiones values (86,’footing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nder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46];[.D46];[.E46];[.F46];[.G46])" office:value-type="string" office:string-value="insert into tieneAficiones values (90,’senderismo')" calcext:value-type="string">
            <text:p>insert into tieneAficiones values (90,’sender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imnasi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47];[.D47];[.E47];[.F47];[.G47])" office:value-type="string" office:string-value="insert into tieneAficiones values (29,’gimnasio')" calcext:value-type="string">
            <text:p>insert into tieneAficiones values (29,’gimnasi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windsurf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48];[.D48];[.E48];[.F48];[.G48])" office:value-type="string" office:string-value="insert into tieneAficiones values (15,’windsurf')" calcext:value-type="string">
            <text:p>insert into tieneAficiones values (15,’windsurf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49];[.D49];[.E49];[.F49];[.G49])" office:value-type="string" office:string-value="insert into tieneAficiones values (53,’surf')" calcext:value-type="string">
            <text:p>insert into tieneAficiones values (53,’surf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50];[.D50];[.E50];[.F50];[.G50])" office:value-type="string" office:string-value="insert into tieneAficiones values (49,’poesía')" calcext:value-type="string">
            <text:p>insert into tieneAficiones values (49,’poesí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51];[.D51];[.E51];[.F51];[.G51])" office:value-type="string" office:string-value="insert into tieneAficiones values (90,’lectura')" calcext:value-type="string">
            <text:p>insert into tieneAficiones values (90,’lec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52];[.D52];[.E52];[.F52];[.G52])" office:value-type="string" office:string-value="insert into tieneAficiones values (53,’pintura')" calcext:value-type="string">
            <text:p>insert into tieneAficiones values (53,’pin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53];[.D53];[.E53];[.F53];[.G53])" office:value-type="string" office:string-value="insert into tieneAficiones values (21,’teatro')" calcext:value-type="string">
            <text:p>insert into tieneAficiones values (21,’teatr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54];[.D54];[.E54];[.F54];[.G54])" office:value-type="string" office:string-value="insert into tieneAficiones values (22,’cine')" calcext:value-type="string">
            <text:p>insert into tieneAficiones values (22,’cine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55];[.D55];[.E55];[.F55];[.G55])" office:value-type="string" office:string-value="insert into tieneAficiones values (3,’música')" calcext:value-type="string">
            <text:p>insert into tieneAficiones values (3,’músic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use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56];[.D56];[.E56];[.F56];[.G56])" office:value-type="string" office:string-value="insert into tieneAficiones values (24,’museos')" calcext:value-type="string">
            <text:p>insert into tieneAficiones values (24,’muse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57];[.D57];[.E57];[.F57];[.G57])" office:value-type="string" office:string-value="insert into tieneAficiones values (50,’baile')" calcext:value-type="string">
            <text:p>insert into tieneAficiones values (50,’baile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58];[.D58];[.E58];[.F58];[.G58])" office:value-type="string" office:string-value="insert into tieneAficiones values (41,’perros')" calcext:value-type="string">
            <text:p>insert into tieneAficiones values (41,’perr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59];[.D59];[.E59];[.F59];[.G59])" office:value-type="string" office:string-value="insert into tieneAficiones values (50,’gatos')" calcext:value-type="string">
            <text:p>insert into tieneAficiones values (50,’gat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jarit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60];[.D60];[.E60];[.F60];[.G60])" office:value-type="string" office:string-value="insert into tieneAficiones values (96,’pajaritos')" calcext:value-type="string">
            <text:p>insert into tieneAficiones values (96,’pajarit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imales exótic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61];[.D61];[.E61];[.F61];[.G61])" office:value-type="string" office:string-value="insert into tieneAficiones values (34,’animales exóticos')" calcext:value-type="string">
            <text:p>insert into tieneAficiones values (34,’animales exótic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62];[.D62];[.E62];[.F62];[.G62])" office:value-type="string" office:string-value="insert into tieneAficiones values (47,’modelismo')" calcext:value-type="string">
            <text:p>insert into tieneAficiones values (47,’model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eccionar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63];[.D63];[.E63];[.F63];[.G63])" office:value-type="string" office:string-value="insert into tieneAficiones values (18,’coleccionar')" calcext:value-type="string">
            <text:p>insert into tieneAficiones values (18,’coleccionar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ajar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64];[.D64];[.E64];[.F64];[.G64])" office:value-type="string" office:string-value="insert into tieneAficiones values (21,’viajar')" calcext:value-type="string">
            <text:p>insert into tieneAficiones values (21,’viajar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tuaje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65];[.D65];[.E65];[.F65];[.G65])" office:value-type="string" office:string-value="insert into tieneAficiones values (27,’tatuajes')" calcext:value-type="string">
            <text:p>insert into tieneAficiones values (27,’tatuaje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66];[.D66];[.E66];[.F66];[.G66])" office:value-type="string" office:string-value="insert into tieneAficiones values (63,’fútbol')" calcext:value-type="string">
            <text:p>insert into tieneAficiones values (63,’fútbol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67];[.D67];[.E67];[.F67];[.G67])" office:value-type="string" office:string-value="insert into tieneAficiones values (67,’basket')" calcext:value-type="string">
            <text:p>insert into tieneAficiones values (67,’basket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68];[.D68];[.E68];[.F68];[.G68])" office:value-type="string" office:string-value="insert into tieneAficiones values (72,’ajedrez')" calcext:value-type="string">
            <text:p>insert into tieneAficiones values (72,’ajedrez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69];[.D69];[.E69];[.F69];[.G69])" office:value-type="string" office:string-value="insert into tieneAficiones values (1,’natación')" calcext:value-type="string">
            <text:p>insert into tieneAficiones values (1,’natación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70];[.D70];[.E70];[.F70];[.G70])" office:value-type="string" office:string-value="insert into tieneAficiones values (8,’tenis')" calcext:value-type="string">
            <text:p>insert into tieneAficiones values (8,’teni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71];[.D71];[.E71];[.F71];[.G71])" office:value-type="string" office:string-value="insert into tieneAficiones values (59,’ciclismo')" calcext:value-type="string">
            <text:p>insert into tieneAficiones values (59,’cicl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72];[.D72];[.E72];[.F72];[.G72])" office:value-type="string" office:string-value="insert into tieneAficiones values (12,’footing')" calcext:value-type="string">
            <text:p>insert into tieneAficiones values (12,’footing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nder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73];[.D73];[.E73];[.F73];[.G73])" office:value-type="string" office:string-value="insert into tieneAficiones values (30,’senderismo')" calcext:value-type="string">
            <text:p>insert into tieneAficiones values (30,’sender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imnasi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74];[.D74];[.E74];[.F74];[.G74])" office:value-type="string" office:string-value="insert into tieneAficiones values (30,’gimnasio')" calcext:value-type="string">
            <text:p>insert into tieneAficiones values (30,’gimnasi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windsurf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75];[.D75];[.E75];[.F75];[.G75])" office:value-type="string" office:string-value="insert into tieneAficiones values (39,’windsurf')" calcext:value-type="string">
            <text:p>insert into tieneAficiones values (39,’windsurf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76];[.D76];[.E76];[.F76];[.G76])" office:value-type="string" office:string-value="insert into tieneAficiones values (83,’surf')" calcext:value-type="string">
            <text:p>insert into tieneAficiones values (83,’surf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77];[.D77];[.E77];[.F77];[.G77])" office:value-type="string" office:string-value="insert into tieneAficiones values (64,’poesía')" calcext:value-type="string">
            <text:p>insert into tieneAficiones values (64,’poesí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78];[.D78];[.E78];[.F78];[.G78])" office:value-type="string" office:string-value="insert into tieneAficiones values (13,’lectura')" calcext:value-type="string">
            <text:p>insert into tieneAficiones values (13,’lec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79];[.D79];[.E79];[.F79];[.G79])" office:value-type="string" office:string-value="insert into tieneAficiones values (36,’pintura')" calcext:value-type="string">
            <text:p>insert into tieneAficiones values (36,’pin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80];[.D80];[.E80];[.F80];[.G80])" office:value-type="string" office:string-value="insert into tieneAficiones values (70,’teatro')" calcext:value-type="string">
            <text:p>insert into tieneAficiones values (70,’teatr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81];[.D81];[.E81];[.F81];[.G81])" office:value-type="string" office:string-value="insert into tieneAficiones values (53,’cine')" calcext:value-type="string">
            <text:p>insert into tieneAficiones values (53,’cine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82];[.D82];[.E82];[.F82];[.G82])" office:value-type="string" office:string-value="insert into tieneAficiones values (1,’música')" calcext:value-type="string">
            <text:p>insert into tieneAficiones values (1,’músic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use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83];[.D83];[.E83];[.F83];[.G83])" office:value-type="string" office:string-value="insert into tieneAficiones values (25,’museos')" calcext:value-type="string">
            <text:p>insert into tieneAficiones values (25,’muse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84];[.D84];[.E84];[.F84];[.G84])" office:value-type="string" office:string-value="insert into tieneAficiones values (43,’baile')" calcext:value-type="string">
            <text:p>insert into tieneAficiones values (43,’baile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85];[.D85];[.E85];[.F85];[.G85])" office:value-type="string" office:string-value="insert into tieneAficiones values (43,’perros')" calcext:value-type="string">
            <text:p>insert into tieneAficiones values (43,’perr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86];[.D86];[.E86];[.F86];[.G86])" office:value-type="string" office:string-value="insert into tieneAficiones values (63,’gatos')" calcext:value-type="string">
            <text:p>insert into tieneAficiones values (63,’gat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jarit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87];[.D87];[.E87];[.F87];[.G87])" office:value-type="string" office:string-value="insert into tieneAficiones values (95,’pajaritos')" calcext:value-type="string">
            <text:p>insert into tieneAficiones values (95,’pajarit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imales exótic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88];[.D88];[.E88];[.F88];[.G88])" office:value-type="string" office:string-value="insert into tieneAficiones values (73,’animales exóticos')" calcext:value-type="string">
            <text:p>insert into tieneAficiones values (73,’animales exótic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89];[.D89];[.E89];[.F89];[.G89])" office:value-type="string" office:string-value="insert into tieneAficiones values (84,’modelismo')" calcext:value-type="string">
            <text:p>insert into tieneAficiones values (84,’model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eccionar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90];[.D90];[.E90];[.F90];[.G90])" office:value-type="string" office:string-value="insert into tieneAficiones values (62,’coleccionar')" calcext:value-type="string">
            <text:p>insert into tieneAficiones values (62,’coleccionar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ajar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91];[.D91];[.E91];[.F91];[.G91])" office:value-type="string" office:string-value="insert into tieneAficiones values (75,’viajar')" calcext:value-type="string">
            <text:p>insert into tieneAficiones values (75,’viajar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tuaje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92];[.D92];[.E92];[.F92];[.G92])" office:value-type="string" office:string-value="insert into tieneAficiones values (9,’tatuajes')" calcext:value-type="string">
            <text:p>insert into tieneAficiones values (9,’tatuaje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93];[.D93];[.E93];[.F93];[.G93])" office:value-type="string" office:string-value="insert into tieneAficiones values (85,’fútbol')" calcext:value-type="string">
            <text:p>insert into tieneAficiones values (85,’fútbol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94];[.D94];[.E94];[.F94];[.G94])" office:value-type="string" office:string-value="insert into tieneAficiones values (94,’basket')" calcext:value-type="string">
            <text:p>insert into tieneAficiones values (94,’basket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95];[.D95];[.E95];[.F95];[.G95])" office:value-type="string" office:string-value="insert into tieneAficiones values (92,’ajedrez')" calcext:value-type="string">
            <text:p>insert into tieneAficiones values (92,’ajedrez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96];[.D96];[.E96];[.F96];[.G96])" office:value-type="string" office:string-value="insert into tieneAficiones values (48,’natación')" calcext:value-type="string">
            <text:p>insert into tieneAficiones values (48,’natación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97];[.D97];[.E97];[.F97];[.G97])" office:value-type="string" office:string-value="insert into tieneAficiones values (48,’tenis')" calcext:value-type="string">
            <text:p>insert into tieneAficiones values (48,’teni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98];[.D98];[.E98];[.F98];[.G98])" office:value-type="string" office:string-value="insert into tieneAficiones values (48,’ciclismo')" calcext:value-type="string">
            <text:p>insert into tieneAficiones values (48,’cicl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99];[.D99];[.E99];[.F99];[.G99])" office:value-type="string" office:string-value="insert into tieneAficiones values (43,’footing')" calcext:value-type="string">
            <text:p>insert into tieneAficiones values (43,’footing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nder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00];[.D100];[.E100];[.F100];[.G100])" office:value-type="string" office:string-value="insert into tieneAficiones values (18,’senderismo')" calcext:value-type="string">
            <text:p>insert into tieneAficiones values (18,’sender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imnasi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01];[.D101];[.E101];[.F101];[.G101])" office:value-type="string" office:string-value="insert into tieneAficiones values (46,’gimnasio')" calcext:value-type="string">
            <text:p>insert into tieneAficiones values (46,’gimnasi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windsurf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02];[.D102];[.E102];[.F102];[.G102])" office:value-type="string" office:string-value="insert into tieneAficiones values (10,’windsurf')" calcext:value-type="string">
            <text:p>insert into tieneAficiones values (10,’windsurf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03];[.D103];[.E103];[.F103];[.G103])" office:value-type="string" office:string-value="insert into tieneAficiones values (63,’surf')" calcext:value-type="string">
            <text:p>insert into tieneAficiones values (63,’surf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04];[.D104];[.E104];[.F104];[.G104])" office:value-type="string" office:string-value="insert into tieneAficiones values (59,’poesía')" calcext:value-type="string">
            <text:p>insert into tieneAficiones values (59,’poesí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05];[.D105];[.E105];[.F105];[.G105])" office:value-type="string" office:string-value="insert into tieneAficiones values (65,’lectura')" calcext:value-type="string">
            <text:p>insert into tieneAficiones values (65,’lec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06];[.D106];[.E106];[.F106];[.G106])" office:value-type="string" office:string-value="insert into tieneAficiones values (96,’pintura')" calcext:value-type="string">
            <text:p>insert into tieneAficiones values (96,’pin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07];[.D107];[.E107];[.F107];[.G107])" office:value-type="string" office:string-value="insert into tieneAficiones values (20,’teatro')" calcext:value-type="string">
            <text:p>insert into tieneAficiones values (20,’teatr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08];[.D108];[.E108];[.F108];[.G108])" office:value-type="string" office:string-value="insert into tieneAficiones values (16,’cine')" calcext:value-type="string">
            <text:p>insert into tieneAficiones values (16,’cine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09];[.D109];[.E109];[.F109];[.G109])" office:value-type="string" office:string-value="insert into tieneAficiones values (24,’música')" calcext:value-type="string">
            <text:p>insert into tieneAficiones values (24,’músic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use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10];[.D110];[.E110];[.F110];[.G110])" office:value-type="string" office:string-value="insert into tieneAficiones values (43,’museos')" calcext:value-type="string">
            <text:p>insert into tieneAficiones values (43,’muse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11];[.D111];[.E111];[.F111];[.G111])" office:value-type="string" office:string-value="insert into tieneAficiones values (83,’baile')" calcext:value-type="string">
            <text:p>insert into tieneAficiones values (83,’baile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12];[.D112];[.E112];[.F112];[.G112])" office:value-type="string" office:string-value="insert into tieneAficiones values (34,’perros')" calcext:value-type="string">
            <text:p>insert into tieneAficiones values (34,’perr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13];[.D113];[.E113];[.F113];[.G113])" office:value-type="string" office:string-value="insert into tieneAficiones values (5,’gatos')" calcext:value-type="string">
            <text:p>insert into tieneAficiones values (5,’gat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jarit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14];[.D114];[.E114];[.F114];[.G114])" office:value-type="string" office:string-value="insert into tieneAficiones values (7,’pajaritos')" calcext:value-type="string">
            <text:p>insert into tieneAficiones values (7,’pajarit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imales exótic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15];[.D115];[.E115];[.F115];[.G115])" office:value-type="string" office:string-value="insert into tieneAficiones values (56,’animales exóticos')" calcext:value-type="string">
            <text:p>insert into tieneAficiones values (56,’animales exótic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16];[.D116];[.E116];[.F116];[.G116])" office:value-type="string" office:string-value="insert into tieneAficiones values (55,’modelismo')" calcext:value-type="string">
            <text:p>insert into tieneAficiones values (55,’model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eccionar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17];[.D117];[.E117];[.F117];[.G117])" office:value-type="string" office:string-value="insert into tieneAficiones values (88,’coleccionar')" calcext:value-type="string">
            <text:p>insert into tieneAficiones values (88,’coleccionar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ajar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18];[.D118];[.E118];[.F118];[.G118])" office:value-type="string" office:string-value="insert into tieneAficiones values (86,’viajar')" calcext:value-type="string">
            <text:p>insert into tieneAficiones values (86,’viajar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tuaje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19];[.D119];[.E119];[.F119];[.G119])" office:value-type="string" office:string-value="insert into tieneAficiones values (61,’tatuajes')" calcext:value-type="string">
            <text:p>insert into tieneAficiones values (61,’tatuaje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20];[.D120];[.E120];[.F120];[.G120])" office:value-type="string" office:string-value="insert into tieneAficiones values (73,’fútbol')" calcext:value-type="string">
            <text:p>insert into tieneAficiones values (73,’fútbol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21];[.D121];[.E121];[.F121];[.G121])" office:value-type="string" office:string-value="insert into tieneAficiones values (91,’basket')" calcext:value-type="string">
            <text:p>insert into tieneAficiones values (91,’basket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22];[.D122];[.E122];[.F122];[.G122])" office:value-type="string" office:string-value="insert into tieneAficiones values (18,’ajedrez')" calcext:value-type="string">
            <text:p>insert into tieneAficiones values (18,’ajedrez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23];[.D123];[.E123];[.F123];[.G123])" office:value-type="string" office:string-value="insert into tieneAficiones values (90,’natación')" calcext:value-type="string">
            <text:p>insert into tieneAficiones values (90,’natación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24];[.D124];[.E124];[.F124];[.G124])" office:value-type="string" office:string-value="insert into tieneAficiones values (92,’footing')" calcext:value-type="string">
            <text:p>insert into tieneAficiones values (92,’footing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nder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25];[.D125];[.E125];[.F125];[.G125])" office:value-type="string" office:string-value="insert into tieneAficiones values (50,’senderismo')" calcext:value-type="string">
            <text:p>insert into tieneAficiones values (50,’sender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26];[.D126];[.E126];[.F126];[.G126])" office:value-type="string" office:string-value="insert into tieneAficiones values (81,’poesía')" calcext:value-type="string">
            <text:p>insert into tieneAficiones values (81,’poesí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27];[.D127];[.E127];[.F127];[.G127])" office:value-type="string" office:string-value="insert into tieneAficiones values (62,’lectura')" calcext:value-type="string">
            <text:p>insert into tieneAficiones values (62,’lec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28];[.D128];[.E128];[.F128];[.G128])" office:value-type="string" office:string-value="insert into tieneAficiones values (15,’perros')" calcext:value-type="string">
            <text:p>insert into tieneAficiones values (15,’perr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29];[.D129];[.E129];[.F129];[.G129])" office:value-type="string" office:string-value="insert into tieneAficiones values (33,’modelismo')" calcext:value-type="string">
            <text:p>insert into tieneAficiones values (33,’model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30];[.D130];[.E130];[.F130];[.G130])" office:value-type="string" office:string-value="insert into tieneAficiones values (88,’fútbol')" calcext:value-type="string">
            <text:p>insert into tieneAficiones values (88,’fútbol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31];[.D131];[.E131];[.F131];[.G131])" office:value-type="string" office:string-value="insert into tieneAficiones values (5,’basket')" calcext:value-type="string">
            <text:p>insert into tieneAficiones values (5,’basket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32];[.D132];[.E132];[.F132];[.G132])" office:value-type="string" office:string-value="insert into tieneAficiones values (68,’ajedrez')" calcext:value-type="string">
            <text:p>insert into tieneAficiones values (68,’ajedrez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33];[.D133];[.E133];[.F133];[.G133])" office:value-type="string" office:string-value="insert into tieneAficiones values (69,’natación')" calcext:value-type="string">
            <text:p>insert into tieneAficiones values (69,’natación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34];[.D134];[.E134];[.F134];[.G134])" office:value-type="string" office:string-value="insert into tieneAficiones values (7,’footing')" calcext:value-type="string">
            <text:p>insert into tieneAficiones values (7,’footing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nder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35];[.D135];[.E135];[.F135];[.G135])" office:value-type="string" office:string-value="insert into tieneAficiones values (65,’senderismo')" calcext:value-type="string">
            <text:p>insert into tieneAficiones values (65,’sender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36];[.D136];[.E136];[.F136];[.G136])" office:value-type="string" office:string-value="insert into tieneAficiones values (5,’poesía')" calcext:value-type="string">
            <text:p>insert into tieneAficiones values (5,’poesí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37];[.D137];[.E137];[.F137];[.G137])" office:value-type="string" office:string-value="insert into tieneAficiones values (71,’lectura')" calcext:value-type="string">
            <text:p>insert into tieneAficiones values (71,’lec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38];[.D138];[.E138];[.F138];[.G138])" office:value-type="string" office:string-value="insert into tieneAficiones values (31,’perros')" calcext:value-type="string">
            <text:p>insert into tieneAficiones values (31,’perr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tieneAficiones values 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39];[.D139];[.E139];[.F139];[.G139])" office:value-type="string" office:string-value="insert into tieneAficiones values (86,’modelismo')" calcext:value-type="string">
            <text:p>insert into tieneAficiones values (86,’modelismo'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den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42];[.D142];[.E142];[.F142];[.G142])" office:value-type="string" office:string-value="insert into requiere values (22,’fútbol')" calcext:value-type="string">
            <text:p>insert into requiere values (22,’fútbol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43];[.D143];[.E143];[.F143];[.G143])" office:value-type="string" office:string-value="insert into requiere values (10,’basket')" calcext:value-type="string">
            <text:p>insert into requiere values (10,’basket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44];[.D144];[.E144];[.F144];[.G144])" office:value-type="string" office:string-value="insert into requiere values (4,’ajedrez')" calcext:value-type="string">
            <text:p>insert into requiere values (4,’ajedrez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45];[.D145];[.E145];[.F145];[.G145])" office:value-type="string" office:string-value="insert into requiere values (24,’poesía')" calcext:value-type="string">
            <text:p>insert into requiere values (24,’poesí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46];[.D146];[.E146];[.F146];[.G146])" office:value-type="string" office:string-value="insert into requiere values (15,’lectura')" calcext:value-type="string">
            <text:p>insert into requiere values (15,’lec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47];[.D147];[.E147];[.F147];[.G147])" office:value-type="string" office:string-value="insert into requiere values (22,’pintura')" calcext:value-type="string">
            <text:p>insert into requiere values (22,’pin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48];[.D148];[.E148];[.F148];[.G148])" office:value-type="string" office:string-value="insert into requiere values (9,’teatro')" calcext:value-type="string">
            <text:p>insert into requiere values (9,’teatr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49];[.D149];[.E149];[.F149];[.G149])" office:value-type="string" office:string-value="insert into requiere values (19,’cine')" calcext:value-type="string">
            <text:p>insert into requiere values (19,’cine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50];[.D150];[.E150];[.F150];[.G150])" office:value-type="string" office:string-value="insert into requiere values (8,’música')" calcext:value-type="string">
            <text:p>insert into requiere values (8,’músic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use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51];[.D151];[.E151];[.F151];[.G151])" office:value-type="string" office:string-value="insert into requiere values (27,’museos')" calcext:value-type="string">
            <text:p>insert into requiere values (27,’muse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52];[.D152];[.E152];[.F152];[.G152])" office:value-type="string" office:string-value="insert into requiere values (11,’baile')" calcext:value-type="string">
            <text:p>insert into requiere values (11,’baile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53];[.D153];[.E153];[.F153];[.G153])" office:value-type="string" office:string-value="insert into requiere values (25,’perros')" calcext:value-type="string">
            <text:p>insert into requiere values (25,’perr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54];[.D154];[.E154];[.F154];[.G154])" office:value-type="string" office:string-value="insert into requiere values (34,’gatos')" calcext:value-type="string">
            <text:p>insert into requiere values (34,’gat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jarit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55];[.D155];[.E155];[.F155];[.G155])" office:value-type="string" office:string-value="insert into requiere values (30,’pajaritos')" calcext:value-type="string">
            <text:p>insert into requiere values (30,’pajarit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imales exótic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56];[.D156];[.E156];[.F156];[.G156])" office:value-type="string" office:string-value="insert into requiere values (19,’animales exóticos')" calcext:value-type="string">
            <text:p>insert into requiere values (19,’animales exótic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57];[.D157];[.E157];[.F157];[.G157])" office:value-type="string" office:string-value="insert into requiere values (10,’modelismo')" calcext:value-type="string">
            <text:p>insert into requiere values (10,’model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eccionar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58];[.D158];[.E158];[.F158];[.G158])" office:value-type="string" office:string-value="insert into requiere values (4,’coleccionar')" calcext:value-type="string">
            <text:p>insert into requiere values (4,’coleccionar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ajar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59];[.D159];[.E159];[.F159];[.G159])" office:value-type="string" office:string-value="insert into requiere values (10,’viajar')" calcext:value-type="string">
            <text:p>insert into requiere values (10,’viajar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tuaje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60];[.D160];[.E160];[.F160];[.G160])" office:value-type="string" office:string-value="insert into requiere values (35,’tatuajes')" calcext:value-type="string">
            <text:p>insert into requiere values (35,’tatuaje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61];[.D161];[.E161];[.F161];[.G161])" office:value-type="string" office:string-value="insert into requiere values (22,’fútbol')" calcext:value-type="string">
            <text:p>insert into requiere values (22,’fútbol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62];[.D162];[.E162];[.F162];[.G162])" office:value-type="string" office:string-value="insert into requiere values (10,’basket')" calcext:value-type="string">
            <text:p>insert into requiere values (10,’basket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63];[.D163];[.E163];[.F163];[.G163])" office:value-type="string" office:string-value="insert into requiere values (26,’ajedrez')" calcext:value-type="string">
            <text:p>insert into requiere values (26,’ajedrez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64];[.D164];[.E164];[.F164];[.G164])" office:value-type="string" office:string-value="insert into requiere values (8,’natación')" calcext:value-type="string">
            <text:p>insert into requiere values (8,’natación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65];[.D165];[.E165];[.F165];[.G165])" office:value-type="string" office:string-value="insert into requiere values (30,’tenis')" calcext:value-type="string">
            <text:p>insert into requiere values (30,’teni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66];[.D166];[.E166];[.F166];[.G166])" office:value-type="string" office:string-value="insert into requiere values (5,’ciclismo')" calcext:value-type="string">
            <text:p>insert into requiere values (5,’cicl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67];[.D167];[.E167];[.F167];[.G167])" office:value-type="string" office:string-value="insert into requiere values (11,’surf')" calcext:value-type="string">
            <text:p>insert into requiere values (11,’surf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68];[.D168];[.E168];[.F168];[.G168])" office:value-type="string" office:string-value="insert into requiere values (36,’poesía')" calcext:value-type="string">
            <text:p>insert into requiere values (36,’poesí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69];[.D169];[.E169];[.F169];[.G169])" office:value-type="string" office:string-value="insert into requiere values (28,’lectura')" calcext:value-type="string">
            <text:p>insert into requiere values (28,’lec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70];[.D170];[.E170];[.F170];[.G170])" office:value-type="string" office:string-value="insert into requiere values (29,’pintura')" calcext:value-type="string">
            <text:p>insert into requiere values (29,’pintur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71];[.D171];[.E171];[.F171];[.G171])" office:value-type="string" office:string-value="insert into requiere values (33,’teatro')" calcext:value-type="string">
            <text:p>insert into requiere values (33,’teatr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72];[.D172];[.E172];[.F172];[.G172])" office:value-type="string" office:string-value="insert into requiere values (23,’cine')" calcext:value-type="string">
            <text:p>insert into requiere values (23,’cine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73];[.D173];[.E173];[.F173];[.G173])" office:value-type="string" office:string-value="insert into requiere values (14,’música')" calcext:value-type="string">
            <text:p>insert into requiere values (14,’música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use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74];[.D174];[.E174];[.F174];[.G174])" office:value-type="string" office:string-value="insert into requiere values (36,’museos')" calcext:value-type="string">
            <text:p>insert into requiere values (36,’muse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75];[.D175];[.E175];[.F175];[.G175])" office:value-type="string" office:string-value="insert into requiere values (4,’baile')" calcext:value-type="string">
            <text:p>insert into requiere values (4,’baile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76];[.D176];[.E176];[.F176];[.G176])" office:value-type="string" office:string-value="insert into requiere values (20,’perros')" calcext:value-type="string">
            <text:p>insert into requiere values (20,’perr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77];[.D177];[.E177];[.F177];[.G177])" office:value-type="string" office:string-value="insert into requiere values (7,’gatos')" calcext:value-type="string">
            <text:p>insert into requiere values (7,’gat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jarit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78];[.D178];[.E178];[.F178];[.G178])" office:value-type="string" office:string-value="insert into requiere values (19,’pajaritos')" calcext:value-type="string">
            <text:p>insert into requiere values (19,’pajarit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imales exótico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79];[.D179];[.E179];[.F179];[.G179])" office:value-type="string" office:string-value="insert into requiere values (16,’animales exóticos')" calcext:value-type="string">
            <text:p>insert into requiere values (16,’animales exóticos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80];[.D180];[.E180];[.F180];[.G180])" office:value-type="string" office:string-value="insert into requiere values (15,’modelismo')" calcext:value-type="string">
            <text:p>insert into requiere values (15,’modelismo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eccionar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81];[.D181];[.E181];[.F181];[.G181])" office:value-type="string" office:string-value="insert into requiere values (33,’coleccionar')" calcext:value-type="string">
            <text:p>insert into requiere values (33,’coleccionar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ajar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82];[.D182];[.E182];[.F182];[.G182])" office:value-type="string" office:string-value="insert into requiere values (5,’viajar')" calcext:value-type="string">
            <text:p>insert into requiere values (5,’viajar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 into requiere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tuajes</text:p>
          </table:table-cell>
          <table:table-cell office:value-type="string" calcext:value-type="string">
            <text:p>')</text:p>
          </table:table-cell>
          <table:table-cell table:number-columns-repeated="2"/>
          <table:table-cell table:formula="of:=CONCATENATE([.C183];[.D183];[.E183];[.F183];[.G183])" office:value-type="string" office:string-value="insert into requiere values (8,’tatuajes')" calcext:value-type="string">
            <text:p>insert into requiere values (8,’tatuajes')</text:p>
          </table:table-cell>
        </table:table-row>
      </table:table>
      <table:table table:name="cliente" table:style-name="ta1">
        <table:table-column table:style-name="co1" table:number-columns-repeated="20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Orden 3</text:p>
          </table:table-cell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5" calcext:value-type="float">
            <text:p>1985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3" calcext:value-type="float">
            <text:p>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6];[.C6];[.D6];[.E6];[.F6];[.G6];[.H6];[.I6];[.J6];[.K6];[.L6];[.M6];[.N6];[.O6];[.P6];[.Q6];[.R6];[.S6];[.T6];[.U6];[.V6])" office:value-type="string" office:string-value="insert into clientes values(1,’cliente1',’1985-8-13',’M',’Poblacion2',’acces0',’semi@falconmillan.es')" calcext:value-type="string">
            <text:p>insert into clientes values(1,’cliente1',’1985-8-13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7" calcext:value-type="float">
            <text:p>198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7];[.C7];[.D7];[.E7];[.F7];[.G7];[.H7];[.I7];[.J7];[.K7];[.L7];[.M7];[.N7];[.O7];[.P7];[.Q7];[.R7];[.S7];[.T7];[.U7];[.V7])" office:value-type="string" office:string-value="insert into clientes values(2,’cliente2',’1987-12-2',’H',’Poblacion1',’acces0',’semi@falconmillan.es')" calcext:value-type="string">
            <text:p>insert into clientes values(2,’cliente2',’1987-12-2',’H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3" calcext:value-type="float">
            <text:p>1973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7" calcext:value-type="float">
            <text:p>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8];[.C8];[.D8];[.E8];[.F8];[.G8];[.H8];[.I8];[.J8];[.K8];[.L8];[.M8];[.N8];[.O8];[.P8];[.Q8];[.R8];[.S8];[.T8];[.U8];[.V8])" office:value-type="string" office:string-value="insert into clientes values(3,’cliente3',’1973-1-7',’H',’Poblacion1',’acces0',’semi@falconmillan.es')" calcext:value-type="string">
            <text:p>insert into clientes values(3,’cliente3',’1973-1-7',’H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8" calcext:value-type="float">
            <text:p>1958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9" calcext:value-type="float">
            <text:p>1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9];[.C9];[.D9];[.E9];[.F9];[.G9];[.H9];[.I9];[.J9];[.K9];[.L9];[.M9];[.N9];[.O9];[.P9];[.Q9];[.R9];[.S9];[.T9];[.U9];[.V9])" office:value-type="string" office:string-value="insert into clientes values(4,’cliente4',’1958-12-19',’M',’Poblacion1',’acces0',’semi@falconmillan.es')" calcext:value-type="string">
            <text:p>insert into clientes values(4,’cliente4',’1958-12-19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3" calcext:value-type="float">
            <text:p>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0];[.C10];[.D10];[.E10];[.F10];[.G10];[.H10];[.I10];[.J10];[.K10];[.L10];[.M10];[.N10];[.O10];[.P10];[.Q10];[.R10];[.S10];[.T10];[.U10];[.V10])" office:value-type="string" office:string-value="insert into clientes values(5,’cliente5',’2003-12-13',’H',’Poblacion1',’acces0',’semi@falconmillan.es')" calcext:value-type="string">
            <text:p>insert into clientes values(5,’cliente5',’2003-12-13',’H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3" calcext:value-type="float">
            <text:p>1963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5" calcext:value-type="float">
            <text:p>2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1];[.C11];[.D11];[.E11];[.F11];[.G11];[.H11];[.I11];[.J11];[.K11];[.L11];[.M11];[.N11];[.O11];[.P11];[.Q11];[.R11];[.S11];[.T11];[.U11];[.V11])" office:value-type="string" office:string-value="insert into clientes values(6,’cliente6',’1963-11-25',’H',’Poblacion1',’acces0',’semi@falconmillan.es')" calcext:value-type="string">
            <text:p>insert into clientes values(6,’cliente6',’1963-11-25',’H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3" calcext:value-type="float">
            <text:p>1983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6" calcext:value-type="float">
            <text:p>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2];[.C12];[.D12];[.E12];[.F12];[.G12];[.H12];[.I12];[.J12];[.K12];[.L12];[.M12];[.N12];[.O12];[.P12];[.Q12];[.R12];[.S12];[.T12];[.U12];[.V12])" office:value-type="string" office:string-value="insert into clientes values(7,’cliente7',’1983-1-6',’M',’Poblacion2',’acces0',’semi@falconmillan.es')" calcext:value-type="string">
            <text:p>insert into clientes values(7,’cliente7',’1983-1-6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8" calcext:value-type="float">
            <text:p>2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3];[.C13];[.D13];[.E13];[.F13];[.G13];[.H13];[.I13];[.J13];[.K13];[.L13];[.M13];[.N13];[.O13];[.P13];[.Q13];[.R13];[.S13];[.T13];[.U13];[.V13])" office:value-type="string" office:string-value="insert into clientes values(8,’cliente8',’1999-2-28',’H',’Poblacion3',’acces0',’semi@falconmillan.es')" calcext:value-type="string">
            <text:p>insert into clientes values(8,’cliente8',’1999-2-28',’H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8" calcext:value-type="float">
            <text:p>1968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8" calcext:value-type="float">
            <text:p>2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4];[.C14];[.D14];[.E14];[.F14];[.G14];[.H14];[.I14];[.J14];[.K14];[.L14];[.M14];[.N14];[.O14];[.P14];[.Q14];[.R14];[.S14];[.T14];[.U14];[.V14])" office:value-type="string" office:string-value="insert into clientes values(9,’cliente9',’1968-8-28',’H',’Poblacion5',’acces0',’semi@falconmillan.es')" calcext:value-type="string">
            <text:p>insert into clientes values(9,’cliente9',’1968-8-28',’H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0" calcext:value-type="float">
            <text:p>1990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9" calcext:value-type="float">
            <text:p>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5];[.C15];[.D15];[.E15];[.F15];[.G15];[.H15];[.I15];[.J15];[.K15];[.L15];[.M15];[.N15];[.O15];[.P15];[.Q15];[.R15];[.S15];[.T15];[.U15];[.V15])" office:value-type="string" office:string-value="insert into clientes values(10,’cliente10',’1990-6-9',’M',’Poblacion2',’acces0',’semi@falconmillan.es')" calcext:value-type="string">
            <text:p>insert into clientes values(10,’cliente10',’1990-6-9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0" calcext:value-type="float">
            <text:p>2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6];[.C16];[.D16];[.E16];[.F16];[.G16];[.H16];[.I16];[.J16];[.K16];[.L16];[.M16];[.N16];[.O16];[.P16];[.Q16];[.R16];[.S16];[.T16];[.U16];[.V16])" office:value-type="string" office:string-value="insert into clientes values(11,’cliente11',’2001-10-20',’H',’Poblacion2',’acces0',’semi@falconmillan.es')" calcext:value-type="string">
            <text:p>insert into clientes values(11,’cliente11',’2001-10-20',’H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8" calcext:value-type="float">
            <text:p>1978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1" calcext:value-type="float">
            <text:p>2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7];[.C17];[.D17];[.E17];[.F17];[.G17];[.H17];[.I17];[.J17];[.K17];[.L17];[.M17];[.N17];[.O17];[.P17];[.Q17];[.R17];[.S17];[.T17];[.U17];[.V17])" office:value-type="string" office:string-value="insert into clientes values(12,’cliente12',’1978-7-21',’H',’Poblacion5',’acces0',’semi@falconmillan.es')" calcext:value-type="string">
            <text:p>insert into clientes values(12,’cliente12',’1978-7-21',’H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1" calcext:value-type="float">
            <text:p>1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8];[.C18];[.D18];[.E18];[.F18];[.G18];[.H18];[.I18];[.J18];[.K18];[.L18];[.M18];[.N18];[.O18];[.P18];[.Q18];[.R18];[.S18];[.T18];[.U18];[.V18])" office:value-type="string" office:string-value="insert into clientes values(13,’cliente13',’2003-5-11',’M',’Poblacion4',’acces0',’semi@falconmillan.es')" calcext:value-type="string">
            <text:p>insert into clientes values(13,’cliente13',’2003-5-11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4" calcext:value-type="float">
            <text:p>1994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9];[.C19];[.D19];[.E19];[.F19];[.G19];[.H19];[.I19];[.J19];[.K19];[.L19];[.M19];[.N19];[.O19];[.P19];[.Q19];[.R19];[.S19];[.T19];[.U19];[.V19])" office:value-type="string" office:string-value="insert into clientes values(14,’cliente14',’1994-4-3',’H',’Poblacion4',’acces0',’semi@falconmillan.es')" calcext:value-type="string">
            <text:p>insert into clientes values(14,’cliente14',’1994-4-3',’H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4" calcext:value-type="float">
            <text:p>1974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2" calcext:value-type="float">
            <text:p>1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20];[.C20];[.D20];[.E20];[.F20];[.G20];[.H20];[.I20];[.J20];[.K20];[.L20];[.M20];[.N20];[.O20];[.P20];[.Q20];[.R20];[.S20];[.T20];[.U20];[.V20])" office:value-type="string" office:string-value="insert into clientes values(15,’cliente15',’1974-9-12',’H',’Poblacion3',’acces0',’semi@falconmillan.es')" calcext:value-type="string">
            <text:p>insert into clientes values(15,’cliente15',’1974-9-12',’H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8" calcext:value-type="float">
            <text:p>1988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4" calcext:value-type="float">
            <text:p>1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21];[.C21];[.D21];[.E21];[.F21];[.G21];[.H21];[.I21];[.J21];[.K21];[.L21];[.M21];[.N21];[.O21];[.P21];[.Q21];[.R21];[.S21];[.T21];[.U21];[.V21])" office:value-type="string" office:string-value="insert into clientes values(16,’cliente16',’1988-9-14',’M',’Poblacion5',’acces0',’semi@falconmillan.es')" calcext:value-type="string">
            <text:p>insert into clientes values(16,’cliente16',’1988-9-14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9" calcext:value-type="float">
            <text:p>1969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0" calcext:value-type="float">
            <text:p>2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22];[.C22];[.D22];[.E22];[.F22];[.G22];[.H22];[.I22];[.J22];[.K22];[.L22];[.M22];[.N22];[.O22];[.P22];[.Q22];[.R22];[.S22];[.T22];[.U22];[.V22])" office:value-type="string" office:string-value="insert into clientes values(17,’cliente17',’1969-8-20',’H',’Poblacion2',’acces0',’semi@falconmillan.es')" calcext:value-type="string">
            <text:p>insert into clientes values(17,’cliente17',’1969-8-20',’H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0" calcext:value-type="float">
            <text:p>1990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5" calcext:value-type="float">
            <text:p>2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23];[.C23];[.D23];[.E23];[.F23];[.G23];[.H23];[.I23];[.J23];[.K23];[.L23];[.M23];[.N23];[.O23];[.P23];[.Q23];[.R23];[.S23];[.T23];[.U23];[.V23])" office:value-type="string" office:string-value="insert into clientes values(18,’cliente18',’1990-3-25',’H',’Poblacion3',’acces0',’semi@falconmillan.es')" calcext:value-type="string">
            <text:p>insert into clientes values(18,’cliente18',’1990-3-25',’H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0" calcext:value-type="float">
            <text:p>1960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6" calcext:value-type="float">
            <text:p>1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24];[.C24];[.D24];[.E24];[.F24];[.G24];[.H24];[.I24];[.J24];[.K24];[.L24];[.M24];[.N24];[.O24];[.P24];[.Q24];[.R24];[.S24];[.T24];[.U24];[.V24])" office:value-type="string" office:string-value="insert into clientes values(19,’cliente19',’1960-7-16',’M',’Poblacion1',’acces0',’semi@falconmillan.es')" calcext:value-type="string">
            <text:p>insert into clientes values(19,’cliente19',’1960-7-16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1" calcext:value-type="float">
            <text:p>1961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3" calcext:value-type="float">
            <text:p>2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25];[.C25];[.D25];[.E25];[.F25];[.G25];[.H25];[.I25];[.J25];[.K25];[.L25];[.M25];[.N25];[.O25];[.P25];[.Q25];[.R25];[.S25];[.T25];[.U25];[.V25])" office:value-type="string" office:string-value="insert into clientes values(20,’cliente20',’1961-9-23',’M',’Poblacion3',’acces0',’semi@falconmillan.es')" calcext:value-type="string">
            <text:p>insert into clientes values(20,’cliente20',’1961-9-23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5" calcext:value-type="float">
            <text:p>1995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4" calcext:value-type="float">
            <text:p>2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26];[.C26];[.D26];[.E26];[.F26];[.G26];[.H26];[.I26];[.J26];[.K26];[.L26];[.M26];[.N26];[.O26];[.P26];[.Q26];[.R26];[.S26];[.T26];[.U26];[.V26])" office:value-type="string" office:string-value="insert into clientes values(21,’cliente21',’1995-7-24',’M',’Poblacion5',’acces0',’semi@falconmillan.es')" calcext:value-type="string">
            <text:p>insert into clientes values(21,’cliente21',’1995-7-24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9" calcext:value-type="float">
            <text:p>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27];[.C27];[.D27];[.E27];[.F27];[.G27];[.H27];[.I27];[.J27];[.K27];[.L27];[.M27];[.N27];[.O27];[.P27];[.Q27];[.R27];[.S27];[.T27];[.U27];[.V27])" office:value-type="string" office:string-value="insert into clientes values(22,’cliente22',’2002-2-9',’M',’Poblacion5',’acces0',’semi@falconmillan.es')" calcext:value-type="string">
            <text:p>insert into clientes values(22,’cliente22',’2002-2-9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1" calcext:value-type="float">
            <text:p>1951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3" calcext:value-type="float">
            <text:p>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28];[.C28];[.D28];[.E28];[.F28];[.G28];[.H28];[.I28];[.J28];[.K28];[.L28];[.M28];[.N28];[.O28];[.P28];[.Q28];[.R28];[.S28];[.T28];[.U28];[.V28])" office:value-type="string" office:string-value="insert into clientes values(23,’cliente23',’1951-10-13',’M',’Poblacion1',’acces0',’semi@falconmillan.es')" calcext:value-type="string">
            <text:p>insert into clientes values(23,’cliente23',’1951-10-13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1" calcext:value-type="float">
            <text:p>1961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5" calcext:value-type="float">
            <text:p>2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29];[.C29];[.D29];[.E29];[.F29];[.G29];[.H29];[.I29];[.J29];[.K29];[.L29];[.M29];[.N29];[.O29];[.P29];[.Q29];[.R29];[.S29];[.T29];[.U29];[.V29])" office:value-type="string" office:string-value="insert into clientes values(24,’cliente24',’1961-8-25',’M',’Poblacion1',’acces0',’semi@falconmillan.es')" calcext:value-type="string">
            <text:p>insert into clientes values(24,’cliente24',’1961-8-25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6" calcext:value-type="float">
            <text:p>1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30];[.C30];[.D30];[.E30];[.F30];[.G30];[.H30];[.I30];[.J30];[.K30];[.L30];[.M30];[.N30];[.O30];[.P30];[.Q30];[.R30];[.S30];[.T30];[.U30];[.V30])" office:value-type="string" office:string-value="insert into clientes values(25,’cliente25',’2004-5-16',’H',’Poblacion5',’acces0',’semi@falconmillan.es')" calcext:value-type="string">
            <text:p>insert into clientes values(25,’cliente25',’2004-5-16',’H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6" calcext:value-type="float">
            <text:p>199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31];[.C31];[.D31];[.E31];[.F31];[.G31];[.H31];[.I31];[.J31];[.K31];[.L31];[.M31];[.N31];[.O31];[.P31];[.Q31];[.R31];[.S31];[.T31];[.U31];[.V31])" office:value-type="string" office:string-value="insert into clientes values(26,’cliente26',’1996-4-2',’H',’Poblacion4',’acces0',’semi@falconmillan.es')" calcext:value-type="string">
            <text:p>insert into clientes values(26,’cliente26',’1996-4-2',’H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3" calcext:value-type="float">
            <text:p>1953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0" calcext:value-type="float">
            <text:p>2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32];[.C32];[.D32];[.E32];[.F32];[.G32];[.H32];[.I32];[.J32];[.K32];[.L32];[.M32];[.N32];[.O32];[.P32];[.Q32];[.R32];[.S32];[.T32];[.U32];[.V32])" office:value-type="string" office:string-value="insert into clientes values(27,’cliente27',’1953-7-20',’M',’Poblacion3',’acces0',’semi@falconmillan.es')" calcext:value-type="string">
            <text:p>insert into clientes values(27,’cliente27',’1953-7-20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6" calcext:value-type="float">
            <text:p>198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9" calcext:value-type="float">
            <text:p>1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33];[.C33];[.D33];[.E33];[.F33];[.G33];[.H33];[.I33];[.J33];[.K33];[.L33];[.M33];[.N33];[.O33];[.P33];[.Q33];[.R33];[.S33];[.T33];[.U33];[.V33])" office:value-type="string" office:string-value="insert into clientes values(28,’cliente28',’1986-7-19',’H',’Poblacion3',’acces0',’semi@falconmillan.es')" calcext:value-type="string">
            <text:p>insert into clientes values(28,’cliente28',’1986-7-19',’H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6" calcext:value-type="float">
            <text:p>197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3" calcext:value-type="float">
            <text:p>2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34];[.C34];[.D34];[.E34];[.F34];[.G34];[.H34];[.I34];[.J34];[.K34];[.L34];[.M34];[.N34];[.O34];[.P34];[.Q34];[.R34];[.S34];[.T34];[.U34];[.V34])" office:value-type="string" office:string-value="insert into clientes values(29,’cliente29',’1976-10-23',’H',’Poblacion4',’acces0',’semi@falconmillan.es')" calcext:value-type="string">
            <text:p>insert into clientes values(29,’cliente29',’1976-10-23',’H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5" calcext:value-type="float">
            <text:p>1965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2" calcext:value-type="float">
            <text:p>1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35];[.C35];[.D35];[.E35];[.F35];[.G35];[.H35];[.I35];[.J35];[.K35];[.L35];[.M35];[.N35];[.O35];[.P35];[.Q35];[.R35];[.S35];[.T35];[.U35];[.V35])" office:value-type="string" office:string-value="insert into clientes values(30,’cliente30',’1965-1-12',’M',’Poblacion3',’acces0',’semi@falconmillan.es')" calcext:value-type="string">
            <text:p>insert into clientes values(30,’cliente30',’1965-1-12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9" calcext:value-type="float">
            <text:p>1979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3" calcext:value-type="float">
            <text:p>2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36];[.C36];[.D36];[.E36];[.F36];[.G36];[.H36];[.I36];[.J36];[.K36];[.L36];[.M36];[.N36];[.O36];[.P36];[.Q36];[.R36];[.S36];[.T36];[.U36];[.V36])" office:value-type="string" office:string-value="insert into clientes values(31,’cliente31',’1979-10-23',’H',’Poblacion4',’acces0',’semi@falconmillan.es')" calcext:value-type="string">
            <text:p>insert into clientes values(31,’cliente31',’1979-10-23',’H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3" calcext:value-type="float">
            <text:p>1953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8" calcext:value-type="float">
            <text:p>2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37];[.C37];[.D37];[.E37];[.F37];[.G37];[.H37];[.I37];[.J37];[.K37];[.L37];[.M37];[.N37];[.O37];[.P37];[.Q37];[.R37];[.S37];[.T37];[.U37];[.V37])" office:value-type="string" office:string-value="insert into clientes values(32,’cliente32',’1953-5-28',’H',’Poblacion1',’acces0',’semi@falconmillan.es')" calcext:value-type="string">
            <text:p>insert into clientes values(32,’cliente32',’1953-5-28',’H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8" calcext:value-type="float">
            <text:p>1958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0" calcext:value-type="float">
            <text:p>2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38];[.C38];[.D38];[.E38];[.F38];[.G38];[.H38];[.I38];[.J38];[.K38];[.L38];[.M38];[.N38];[.O38];[.P38];[.Q38];[.R38];[.S38];[.T38];[.U38];[.V38])" office:value-type="string" office:string-value="insert into clientes values(33,’cliente33',’1958-4-20',’M',’Poblacion1',’acces0',’semi@falconmillan.es')" calcext:value-type="string">
            <text:p>insert into clientes values(33,’cliente33',’1958-4-20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7" calcext:value-type="float">
            <text:p>195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6" calcext:value-type="float">
            <text:p>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39];[.C39];[.D39];[.E39];[.F39];[.G39];[.H39];[.I39];[.J39];[.K39];[.L39];[.M39];[.N39];[.O39];[.P39];[.Q39];[.R39];[.S39];[.T39];[.U39];[.V39])" office:value-type="string" office:string-value="insert into clientes values(34,’cliente34',’1957-1-26',’H',’Poblacion3',’acces0',’semi@falconmillan.es')" calcext:value-type="string">
            <text:p>insert into clientes values(34,’cliente34',’1957-1-26',’H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3" calcext:value-type="float">
            <text:p>1963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30" calcext:value-type="float">
            <text:p>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40];[.C40];[.D40];[.E40];[.F40];[.G40];[.H40];[.I40];[.J40];[.K40];[.L40];[.M40];[.N40];[.O40];[.P40];[.Q40];[.R40];[.S40];[.T40];[.U40];[.V40])" office:value-type="string" office:string-value="insert into clientes values(35,’cliente35',’1963-8-30',’H',’Poblacion2',’acces0',’semi@falconmillan.es')" calcext:value-type="string">
            <text:p>insert into clientes values(35,’cliente35',’1963-8-30',’H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8" calcext:value-type="float">
            <text:p>1998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41];[.C41];[.D41];[.E41];[.F41];[.G41];[.H41];[.I41];[.J41];[.K41];[.L41];[.M41];[.N41];[.O41];[.P41];[.Q41];[.R41];[.S41];[.T41];[.U41];[.V41])" office:value-type="string" office:string-value="insert into clientes values(36,’cliente36',’1998-9-4',’M',’Poblacion5',’acces0',’semi@falconmillan.es')" calcext:value-type="string">
            <text:p>insert into clientes values(36,’cliente36',’1998-9-4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9" calcext:value-type="float">
            <text:p>1969</text:p>
          </table:table-cell>
          <table:table-cell office:value-type="string" calcext:value-type="string">
            <text:p>-</text:p>
          </table:table-cell>
          <table:table-cell table:formula="of:=INT(13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6" calcext:value-type="float">
            <text:p>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42];[.C42];[.D42];[.E42];[.F42];[.G42];[.H42];[.I42];[.J42];[.K42];[.L42];[.M42];[.N42];[.O42];[.P42];[.Q42];[.R42];[.S42];[.T42];[.U42];[.V42])" office:value-type="string" office:string-value="insert into clientes values(37,’cliente37',’1969-11-6',’H',’Poblacion4',’acces0',’semi@falconmillan.es')" calcext:value-type="string">
            <text:p>insert into clientes values(37,’cliente37',’1969-11-6',’H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table:formula="of:=INT(13*RAND())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9" calcext:value-type="float">
            <text:p>1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43];[.C43];[.D43];[.E43];[.F43];[.G43];[.H43];[.I43];[.J43];[.K43];[.L43];[.M43];[.N43];[.O43];[.P43];[.Q43];[.R43];[.S43];[.T43];[.U43];[.V43])" office:value-type="string" office:string-value="insert into clientes values(38,’cliente38',’1991-8-19',’H',’Poblacion1',’acces0',’semi@falconmillan.es')" calcext:value-type="string">
            <text:p>insert into clientes values(38,’cliente38',’1991-8-19',’H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4" calcext:value-type="float">
            <text:p>1974</text:p>
          </table:table-cell>
          <table:table-cell office:value-type="string" calcext:value-type="string">
            <text:p>-</text:p>
          </table:table-cell>
          <table:table-cell table:formula="of:=INT(13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44];[.C44];[.D44];[.E44];[.F44];[.G44];[.H44];[.I44];[.J44];[.K44];[.L44];[.M44];[.N44];[.O44];[.P44];[.Q44];[.R44];[.S44];[.T44];[.U44];[.V44])" office:value-type="string" office:string-value="insert into clientes values(39,’cliente39',’1974-5-5',’M',’Poblacion1',’acces0',’semi@falconmillan.es')" calcext:value-type="string">
            <text:p>insert into clientes values(39,’cliente39',’1974-5-5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7" calcext:value-type="float">
            <text:p>1997</text:p>
          </table:table-cell>
          <table:table-cell office:value-type="string" calcext:value-type="string">
            <text:p>-</text:p>
          </table:table-cell>
          <table:table-cell table:formula="of:=INT(13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45];[.C45];[.D45];[.E45];[.F45];[.G45];[.H45];[.I45];[.J45];[.K45];[.L45];[.M45];[.N45];[.O45];[.P45];[.Q45];[.R45];[.S45];[.T45];[.U45];[.V45])" office:value-type="string" office:string-value="insert into clientes values(40,’cliente40',’1997-9-1',’H',’Poblacion4',’acces0',’semi@falconmillan.es')" calcext:value-type="string">
            <text:p>insert into clientes values(40,’cliente40',’1997-9-1',’H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2" calcext:value-type="float">
            <text:p>1952</text:p>
          </table:table-cell>
          <table:table-cell office:value-type="string" calcext:value-type="string">
            <text:p>-</text:p>
          </table:table-cell>
          <table:table-cell table:formula="of:=INT(13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1" calcext:value-type="float">
            <text:p>1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46];[.C46];[.D46];[.E46];[.F46];[.G46];[.H46];[.I46];[.J46];[.K46];[.L46];[.M46];[.N46];[.O46];[.P46];[.Q46];[.R46];[.S46];[.T46];[.U46];[.V46])" office:value-type="string" office:string-value="insert into clientes values(41,’cliente41',’1952-11-11',’H',’Poblacion5',’acces0',’semi@falconmillan.es')" calcext:value-type="string">
            <text:p>insert into clientes values(41,’cliente41',’1952-11-11',’H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8" calcext:value-type="float">
            <text:p>1968</text:p>
          </table:table-cell>
          <table:table-cell office:value-type="string" calcext:value-type="string">
            <text:p>-</text:p>
          </table:table-cell>
          <table:table-cell table:formula="of:=INT(13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30" calcext:value-type="float">
            <text:p>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47];[.C47];[.D47];[.E47];[.F47];[.G47];[.H47];[.I47];[.J47];[.K47];[.L47];[.M47];[.N47];[.O47];[.P47];[.Q47];[.R47];[.S47];[.T47];[.U47];[.V47])" office:value-type="string" office:string-value="insert into clientes values(42,’cliente42',’1968-4-30',’M',’Poblacion1',’acces0',’semi@falconmillan.es')" calcext:value-type="string">
            <text:p>insert into clientes values(42,’cliente42',’1968-4-30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5" calcext:value-type="float">
            <text:p>1955</text:p>
          </table:table-cell>
          <table:table-cell office:value-type="string" calcext:value-type="string">
            <text:p>-</text:p>
          </table:table-cell>
          <table:table-cell table:formula="of:=INT(13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6" calcext:value-type="float">
            <text:p>1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48];[.C48];[.D48];[.E48];[.F48];[.G48];[.H48];[.I48];[.J48];[.K48];[.L48];[.M48];[.N48];[.O48];[.P48];[.Q48];[.R48];[.S48];[.T48];[.U48];[.V48])" office:value-type="string" office:string-value="insert into clientes values(43,’cliente43',’1955-1-16',’M',’Poblacion4',’acces0',’semi@falconmillan.es')" calcext:value-type="string">
            <text:p>insert into clientes values(43,’cliente43',’1955-1-16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3" calcext:value-type="float">
            <text:p>1953</text:p>
          </table:table-cell>
          <table:table-cell office:value-type="string" calcext:value-type="string">
            <text:p>-</text:p>
          </table:table-cell>
          <table:table-cell table:formula="of:=INT(13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3" calcext:value-type="float">
            <text:p>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49];[.C49];[.D49];[.E49];[.F49];[.G49];[.H49];[.I49];[.J49];[.K49];[.L49];[.M49];[.N49];[.O49];[.P49];[.Q49];[.R49];[.S49];[.T49];[.U49];[.V49])" office:value-type="string" office:string-value="insert into clientes values(44,’cliente44',’1953-4-13',’M',’Poblacion2',’acces0',’semi@falconmillan.es')" calcext:value-type="string">
            <text:p>insert into clientes values(44,’cliente44',’1953-4-13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9" calcext:value-type="float">
            <text:p>1989</text:p>
          </table:table-cell>
          <table:table-cell office:value-type="string" calcext:value-type="string">
            <text:p>-</text:p>
          </table:table-cell>
          <table:table-cell table:formula="of:=INT(13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1" calcext:value-type="float">
            <text:p>1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50];[.C50];[.D50];[.E50];[.F50];[.G50];[.H50];[.I50];[.J50];[.K50];[.L50];[.M50];[.N50];[.O50];[.P50];[.Q50];[.R50];[.S50];[.T50];[.U50];[.V50])" office:value-type="string" office:string-value="insert into clientes values(45,’cliente45',’1989-7-11',’M',’Poblacion5',’acces0',’semi@falconmillan.es')" calcext:value-type="string">
            <text:p>insert into clientes values(45,’cliente45',’1989-7-11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5" calcext:value-type="float">
            <text:p>1965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7" calcext:value-type="float">
            <text:p>2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51];[.C51];[.D51];[.E51];[.F51];[.G51];[.H51];[.I51];[.J51];[.K51];[.L51];[.M51];[.N51];[.O51];[.P51];[.Q51];[.R51];[.S51];[.T51];[.U51];[.V51])" office:value-type="string" office:string-value="insert into clientes values(46,’cliente46',’1965-10-27',’M',’Poblacion5',’acces0',’semi@falconmillan.es')" calcext:value-type="string">
            <text:p>insert into clientes values(46,’cliente46',’1965-10-27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7" calcext:value-type="float">
            <text:p>1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52];[.C52];[.D52];[.E52];[.F52];[.G52];[.H52];[.I52];[.J52];[.K52];[.L52];[.M52];[.N52];[.O52];[.P52];[.Q52];[.R52];[.S52];[.T52];[.U52];[.V52])" office:value-type="string" office:string-value="insert into clientes values(47,’cliente47',’1992-9-17',’M',’Poblacion2',’acces0',’semi@falconmillan.es')" calcext:value-type="string">
            <text:p>insert into clientes values(47,’cliente47',’1992-9-17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8" calcext:value-type="float">
            <text:p>1978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4" calcext:value-type="float">
            <text:p>2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53];[.C53];[.D53];[.E53];[.F53];[.G53];[.H53];[.I53];[.J53];[.K53];[.L53];[.M53];[.N53];[.O53];[.P53];[.Q53];[.R53];[.S53];[.T53];[.U53];[.V53])" office:value-type="string" office:string-value="insert into clientes values(48,’cliente48',’1978-1-24',’M',’Poblacion2',’acces0',’semi@falconmillan.es')" calcext:value-type="string">
            <text:p>insert into clientes values(48,’cliente48',’1978-1-24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9" calcext:value-type="float">
            <text:p>1989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7" calcext:value-type="float">
            <text:p>2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54];[.C54];[.D54];[.E54];[.F54];[.G54];[.H54];[.I54];[.J54];[.K54];[.L54];[.M54];[.N54];[.O54];[.P54];[.Q54];[.R54];[.S54];[.T54];[.U54];[.V54])" office:value-type="string" office:string-value="insert into clientes values(49,’cliente49',’1989-11-27',’M',’Poblacion4',’acces0',’semi@falconmillan.es')" calcext:value-type="string">
            <text:p>insert into clientes values(49,’cliente49',’1989-11-27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4" calcext:value-type="float">
            <text:p>1954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55];[.C55];[.D55];[.E55];[.F55];[.G55];[.H55];[.I55];[.J55];[.K55];[.L55];[.M55];[.N55];[.O55];[.P55];[.Q55];[.R55];[.S55];[.T55];[.U55];[.V55])" office:value-type="string" office:string-value="insert into clientes values(50,’cliente50',’1954-6-3',’M',’Poblacion5',’acces0',’semi@falconmillan.es')" calcext:value-type="string">
            <text:p>insert into clientes values(50,’cliente50',’1954-6-3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5" calcext:value-type="float">
            <text:p>1965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56];[.C56];[.D56];[.E56];[.F56];[.G56];[.H56];[.I56];[.J56];[.K56];[.L56];[.M56];[.N56];[.O56];[.P56];[.Q56];[.R56];[.S56];[.T56];[.U56];[.V56])" office:value-type="string" office:string-value="insert into clientes values(51,’cliente51',’1965-12-4',’M',’Poblacion3',’acces0',’semi@falconmillan.es')" calcext:value-type="string">
            <text:p>insert into clientes values(51,’cliente51',’1965-12-4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8" calcext:value-type="float">
            <text:p>1968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2" calcext:value-type="float">
            <text:p>1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57];[.C57];[.D57];[.E57];[.F57];[.G57];[.H57];[.I57];[.J57];[.K57];[.L57];[.M57];[.N57];[.O57];[.P57];[.Q57];[.R57];[.S57];[.T57];[.U57];[.V57])" office:value-type="string" office:string-value="insert into clientes values(52,’cliente52',’1968-7-12',’M',’Poblacion3',’acces0',’semi@falconmillan.es')" calcext:value-type="string">
            <text:p>insert into clientes values(52,’cliente52',’1968-7-12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7" calcext:value-type="float">
            <text:p>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58];[.C58];[.D58];[.E58];[.F58];[.G58];[.H58];[.I58];[.J58];[.K58];[.L58];[.M58];[.N58];[.O58];[.P58];[.Q58];[.R58];[.S58];[.T58];[.U58];[.V58])" office:value-type="string" office:string-value="insert into clientes values(53,’cliente53',’1991-6-7',’M',’Poblacion2',’acces0',’semi@falconmillan.es')" calcext:value-type="string">
            <text:p>insert into clientes values(53,’cliente53',’1991-6-7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2" calcext:value-type="float">
            <text:p>1972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0" calcext:value-type="float">
            <text:p>2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59];[.C59];[.D59];[.E59];[.F59];[.G59];[.H59];[.I59];[.J59];[.K59];[.L59];[.M59];[.N59];[.O59];[.P59];[.Q59];[.R59];[.S59];[.T59];[.U59];[.V59])" office:value-type="string" office:string-value="insert into clientes values(54,’cliente54',’1972-2-20',’M',’Poblacion3',’acces0',’semi@falconmillan.es')" calcext:value-type="string">
            <text:p>insert into clientes values(54,’cliente54',’1972-2-20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3" calcext:value-type="float">
            <text:p>1973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3" calcext:value-type="float">
            <text:p>2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60];[.C60];[.D60];[.E60];[.F60];[.G60];[.H60];[.I60];[.J60];[.K60];[.L60];[.M60];[.N60];[.O60];[.P60];[.Q60];[.R60];[.S60];[.T60];[.U60];[.V60])" office:value-type="string" office:string-value="insert into clientes values(55,’cliente55',’1973-11-23',’M',’Poblacion2',’acces0',’semi@falconmillan.es')" calcext:value-type="string">
            <text:p>insert into clientes values(55,’cliente55',’1973-11-23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6" calcext:value-type="float">
            <text:p>199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5" calcext:value-type="float">
            <text:p>2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61];[.C61];[.D61];[.E61];[.F61];[.G61];[.H61];[.I61];[.J61];[.K61];[.L61];[.M61];[.N61];[.O61];[.P61];[.Q61];[.R61];[.S61];[.T61];[.U61];[.V61])" office:value-type="string" office:string-value="insert into clientes values(56,’cliente56',’1996-1-25',’M',’Poblacion2',’acces0',’semi@falconmillan.es')" calcext:value-type="string">
            <text:p>insert into clientes values(56,’cliente56',’1996-1-25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7" calcext:value-type="float">
            <text:p>1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62];[.C62];[.D62];[.E62];[.F62];[.G62];[.H62];[.I62];[.J62];[.K62];[.L62];[.M62];[.N62];[.O62];[.P62];[.Q62];[.R62];[.S62];[.T62];[.U62];[.V62])" office:value-type="string" office:string-value="insert into clientes values(57,’cliente57',’2000-10-17',’M',’Poblacion4',’acces0',’semi@falconmillan.es')" calcext:value-type="string">
            <text:p>insert into clientes values(57,’cliente57',’2000-10-17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8" calcext:value-type="float">
            <text:p>1968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8" calcext:value-type="float">
            <text:p>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63];[.C63];[.D63];[.E63];[.F63];[.G63];[.H63];[.I63];[.J63];[.K63];[.L63];[.M63];[.N63];[.O63];[.P63];[.Q63];[.R63];[.S63];[.T63];[.U63];[.V63])" office:value-type="string" office:string-value="insert into clientes values(58,’cliente58',’1968-10-8',’M',’Poblacion4',’acces0',’semi@falconmillan.es')" calcext:value-type="string">
            <text:p>insert into clientes values(58,’cliente58',’1968-10-8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64];[.C64];[.D64];[.E64];[.F64];[.G64];[.H64];[.I64];[.J64];[.K64];[.L64];[.M64];[.N64];[.O64];[.P64];[.Q64];[.R64];[.S64];[.T64];[.U64];[.V64])" office:value-type="string" office:string-value="insert into clientes values(59,’cliente59',’2002-3-10',’M',’Poblacion4',’acces0',’semi@falconmillan.es')" calcext:value-type="string">
            <text:p>insert into clientes values(59,’cliente59',’2002-3-10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2" calcext:value-type="float">
            <text:p>2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65];[.C65];[.D65];[.E65];[.F65];[.G65];[.H65];[.I65];[.J65];[.K65];[.L65];[.M65];[.N65];[.O65];[.P65];[.Q65];[.R65];[.S65];[.T65];[.U65];[.V65])" office:value-type="string" office:string-value="insert into clientes values(60,’cliente60',’2004-11-22',’M',’Poblacion1',’acces0',’semi@falconmillan.es')" calcext:value-type="string">
            <text:p>insert into clientes values(60,’cliente60',’2004-11-22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7" calcext:value-type="float">
            <text:p>197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6" calcext:value-type="float">
            <text:p>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66];[.C66];[.D66];[.E66];[.F66];[.G66];[.H66];[.I66];[.J66];[.K66];[.L66];[.M66];[.N66];[.O66];[.P66];[.Q66];[.R66];[.S66];[.T66];[.U66];[.V66])" office:value-type="string" office:string-value="insert into clientes values(61,’cliente61',’1977-9-26',’M',’Poblacion5',’acces0',’semi@falconmillan.es')" calcext:value-type="string">
            <text:p>insert into clientes values(61,’cliente61',’1977-9-26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7" calcext:value-type="float">
            <text:p>196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4" calcext:value-type="float">
            <text:p>1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67];[.C67];[.D67];[.E67];[.F67];[.G67];[.H67];[.I67];[.J67];[.K67];[.L67];[.M67];[.N67];[.O67];[.P67];[.Q67];[.R67];[.S67];[.T67];[.U67];[.V67])" office:value-type="string" office:string-value="insert into clientes values(62,’cliente62',’1967-3-14',’M',’Poblacion3',’acces0',’semi@falconmillan.es')" calcext:value-type="string">
            <text:p>insert into clientes values(62,’cliente62',’1967-3-14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5" calcext:value-type="float">
            <text:p>1985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9" calcext:value-type="float">
            <text:p>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68];[.C68];[.D68];[.E68];[.F68];[.G68];[.H68];[.I68];[.J68];[.K68];[.L68];[.M68];[.N68];[.O68];[.P68];[.Q68];[.R68];[.S68];[.T68];[.U68];[.V68])" office:value-type="string" office:string-value="insert into clientes values(63,’cliente63',’1985-7-9',’M',’Poblacion4',’acces0',’semi@falconmillan.es')" calcext:value-type="string">
            <text:p>insert into clientes values(63,’cliente63',’1985-7-9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5" calcext:value-type="float">
            <text:p>1975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5" calcext:value-type="float">
            <text:p>1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69];[.C69];[.D69];[.E69];[.F69];[.G69];[.H69];[.I69];[.J69];[.K69];[.L69];[.M69];[.N69];[.O69];[.P69];[.Q69];[.R69];[.S69];[.T69];[.U69];[.V69])" office:value-type="string" office:string-value="insert into clientes values(64,’cliente64',’1975-9-15',’M',’Poblacion4',’acces0',’semi@falconmillan.es')" calcext:value-type="string">
            <text:p>insert into clientes values(64,’cliente64',’1975-9-15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5" calcext:value-type="float">
            <text:p>1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70];[.C70];[.D70];[.E70];[.F70];[.G70];[.H70];[.I70];[.J70];[.K70];[.L70];[.M70];[.N70];[.O70];[.P70];[.Q70];[.R70];[.S70];[.T70];[.U70];[.V70])" office:value-type="string" office:string-value="insert into clientes values(65,’cliente65',’1999-3-15',’M',’Poblacion4',’acces0',’semi@falconmillan.es')" calcext:value-type="string">
            <text:p>insert into clientes values(65,’cliente65',’1999-3-15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2" calcext:value-type="float">
            <text:p>1952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2" calcext:value-type="float">
            <text:p>1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71];[.C71];[.D71];[.E71];[.F71];[.G71];[.H71];[.I71];[.J71];[.K71];[.L71];[.M71];[.N71];[.O71];[.P71];[.Q71];[.R71];[.S71];[.T71];[.U71];[.V71])" office:value-type="string" office:string-value="insert into clientes values(66,’cliente66',’1952-3-12',’M',’Poblacion3',’acces0',’semi@falconmillan.es')" calcext:value-type="string">
            <text:p>insert into clientes values(66,’cliente66',’1952-3-12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5" calcext:value-type="float">
            <text:p>1985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9" calcext:value-type="float">
            <text:p>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72];[.C72];[.D72];[.E72];[.F72];[.G72];[.H72];[.I72];[.J72];[.K72];[.L72];[.M72];[.N72];[.O72];[.P72];[.Q72];[.R72];[.S72];[.T72];[.U72];[.V72])" office:value-type="string" office:string-value="insert into clientes values(67,’cliente67',’1985-1-9',’M',’Poblacion3',’acces0',’semi@falconmillan.es')" calcext:value-type="string">
            <text:p>insert into clientes values(67,’cliente67',’1985-1-9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6" calcext:value-type="float">
            <text:p>195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5" calcext:value-type="float">
            <text:p>2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73];[.C73];[.D73];[.E73];[.F73];[.G73];[.H73];[.I73];[.J73];[.K73];[.L73];[.M73];[.N73];[.O73];[.P73];[.Q73];[.R73];[.S73];[.T73];[.U73];[.V73])" office:value-type="string" office:string-value="insert into clientes values(68,’cliente68',’1956-1-25',’M',’Poblacion3',’acces0',’semi@falconmillan.es')" calcext:value-type="string">
            <text:p>insert into clientes values(68,’cliente68',’1956-1-25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1" calcext:value-type="float">
            <text:p>1971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8" calcext:value-type="float">
            <text:p>2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74];[.C74];[.D74];[.E74];[.F74];[.G74];[.H74];[.I74];[.J74];[.K74];[.L74];[.M74];[.N74];[.O74];[.P74];[.Q74];[.R74];[.S74];[.T74];[.U74];[.V74])" office:value-type="string" office:string-value="insert into clientes values(69,’cliente69',’1971-7-28',’M',’Poblacion3',’acces0',’semi@falconmillan.es')" calcext:value-type="string">
            <text:p>insert into clientes values(69,’cliente69',’1971-7-28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4" calcext:value-type="float">
            <text:p>1984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5" calcext:value-type="float">
            <text:p>1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75];[.C75];[.D75];[.E75];[.F75];[.G75];[.H75];[.I75];[.J75];[.K75];[.L75];[.M75];[.N75];[.O75];[.P75];[.Q75];[.R75];[.S75];[.T75];[.U75];[.V75])" office:value-type="string" office:string-value="insert into clientes values(70,’cliente70',’1984-9-15',’M',’Poblacion4',’acces0',’semi@falconmillan.es')" calcext:value-type="string">
            <text:p>insert into clientes values(70,’cliente70',’1984-9-15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6" calcext:value-type="float">
            <text:p>195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9" calcext:value-type="float">
            <text:p>1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76];[.C76];[.D76];[.E76];[.F76];[.G76];[.H76];[.I76];[.J76];[.K76];[.L76];[.M76];[.N76];[.O76];[.P76];[.Q76];[.R76];[.S76];[.T76];[.U76];[.V76])" office:value-type="string" office:string-value="insert into clientes values(71,’cliente71',’1956-5-19',’M',’Poblacion3',’acces0',’semi@falconmillan.es')" calcext:value-type="string">
            <text:p>insert into clientes values(71,’cliente71',’1956-5-19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4" calcext:value-type="float">
            <text:p>1974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9" calcext:value-type="float">
            <text:p>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77];[.C77];[.D77];[.E77];[.F77];[.G77];[.H77];[.I77];[.J77];[.K77];[.L77];[.M77];[.N77];[.O77];[.P77];[.Q77];[.R77];[.S77];[.T77];[.U77];[.V77])" office:value-type="string" office:string-value="insert into clientes values(72,’cliente72',’1974-9-29',’M',’Poblacion4',’acces0',’semi@falconmillan.es')" calcext:value-type="string">
            <text:p>insert into clientes values(72,’cliente72',’1974-9-29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9" calcext:value-type="float">
            <text:p>1989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78];[.C78];[.D78];[.E78];[.F78];[.G78];[.H78];[.I78];[.J78];[.K78];[.L78];[.M78];[.N78];[.O78];[.P78];[.Q78];[.R78];[.S78];[.T78];[.U78];[.V78])" office:value-type="string" office:string-value="insert into clientes values(73,’cliente73',’1989-5-4',’M',’Poblacion1',’acces0',’semi@falconmillan.es')" calcext:value-type="string">
            <text:p>insert into clientes values(73,’cliente73',’1989-5-4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1" calcext:value-type="float">
            <text:p>1971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79];[.C79];[.D79];[.E79];[.F79];[.G79];[.H79];[.I79];[.J79];[.K79];[.L79];[.M79];[.N79];[.O79];[.P79];[.Q79];[.R79];[.S79];[.T79];[.U79];[.V79])" office:value-type="string" office:string-value="insert into clientes values(74,’cliente74',’1971-11-2',’M',’Poblacion3',’acces0',’semi@falconmillan.es')" calcext:value-type="string">
            <text:p>insert into clientes values(74,’cliente74',’1971-11-2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0" calcext:value-type="float">
            <text:p>1970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5" calcext:value-type="float">
            <text:p>2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80];[.C80];[.D80];[.E80];[.F80];[.G80];[.H80];[.I80];[.J80];[.K80];[.L80];[.M80];[.N80];[.O80];[.P80];[.Q80];[.R80];[.S80];[.T80];[.U80];[.V80])" office:value-type="string" office:string-value="insert into clientes values(75,’cliente75',’1970-4-25',’M',’Poblacion2',’acces0',’semi@falconmillan.es')" calcext:value-type="string">
            <text:p>insert into clientes values(75,’cliente75',’1970-4-25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6" calcext:value-type="float">
            <text:p>195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8" calcext:value-type="float">
            <text:p>2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81];[.C81];[.D81];[.E81];[.F81];[.G81];[.H81];[.I81];[.J81];[.K81];[.L81];[.M81];[.N81];[.O81];[.P81];[.Q81];[.R81];[.S81];[.T81];[.U81];[.V81])" office:value-type="string" office:string-value="insert into clientes values(76,’cliente76',’1956-2-28',’M',’Poblacion4',’acces0',’semi@falconmillan.es')" calcext:value-type="string">
            <text:p>insert into clientes values(76,’cliente76',’1956-2-28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7" calcext:value-type="float">
            <text:p>196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9" calcext:value-type="float">
            <text:p>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82];[.C82];[.D82];[.E82];[.F82];[.G82];[.H82];[.I82];[.J82];[.K82];[.L82];[.M82];[.N82];[.O82];[.P82];[.Q82];[.R82];[.S82];[.T82];[.U82];[.V82])" office:value-type="string" office:string-value="insert into clientes values(77,’cliente77',’1967-7-9',’M',’Poblacion3',’acces0',’semi@falconmillan.es')" calcext:value-type="string">
            <text:p>insert into clientes values(77,’cliente77',’1967-7-9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1" calcext:value-type="float">
            <text:p>1991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6" calcext:value-type="float">
            <text:p>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83];[.C83];[.D83];[.E83];[.F83];[.G83];[.H83];[.I83];[.J83];[.K83];[.L83];[.M83];[.N83];[.O83];[.P83];[.Q83];[.R83];[.S83];[.T83];[.U83];[.V83])" office:value-type="string" office:string-value="insert into clientes values(78,’cliente78',’1991-7-6',’M',’Poblacion5',’acces0',’semi@falconmillan.es')" calcext:value-type="string">
            <text:p>insert into clientes values(78,’cliente78',’1991-7-6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5" calcext:value-type="float">
            <text:p>1985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0" calcext:value-type="float">
            <text:p>2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84];[.C84];[.D84];[.E84];[.F84];[.G84];[.H84];[.I84];[.J84];[.K84];[.L84];[.M84];[.N84];[.O84];[.P84];[.Q84];[.R84];[.S84];[.T84];[.U84];[.V84])" office:value-type="string" office:string-value="insert into clientes values(79,’cliente79',’1985-11-20',’M',’Poblacion1',’acces0',’semi@falconmillan.es')" calcext:value-type="string">
            <text:p>insert into clientes values(79,’cliente79',’1985-11-20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6" calcext:value-type="float">
            <text:p>199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1" calcext:value-type="float">
            <text:p>2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85];[.C85];[.D85];[.E85];[.F85];[.G85];[.H85];[.I85];[.J85];[.K85];[.L85];[.M85];[.N85];[.O85];[.P85];[.Q85];[.R85];[.S85];[.T85];[.U85];[.V85])" office:value-type="string" office:string-value="insert into clientes values(80,’cliente80',’1996-5-21',’M',’Poblacion3',’acces0',’semi@falconmillan.es')" calcext:value-type="string">
            <text:p>insert into clientes values(80,’cliente80',’1996-5-21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1" calcext:value-type="float">
            <text:p>1951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6" calcext:value-type="float">
            <text:p>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86];[.C86];[.D86];[.E86];[.F86];[.G86];[.H86];[.I86];[.J86];[.K86];[.L86];[.M86];[.N86];[.O86];[.P86];[.Q86];[.R86];[.S86];[.T86];[.U86];[.V86])" office:value-type="string" office:string-value="insert into clientes values(81,’cliente81',’1951-5-6',’M',’Poblacion1',’acces0',’semi@falconmillan.es')" calcext:value-type="string">
            <text:p>insert into clientes values(81,’cliente81',’1951-5-6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1" calcext:value-type="float">
            <text:p>1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87];[.C87];[.D87];[.E87];[.F87];[.G87];[.H87];[.I87];[.J87];[.K87];[.L87];[.M87];[.N87];[.O87];[.P87];[.Q87];[.R87];[.S87];[.T87];[.U87];[.V87])" office:value-type="string" office:string-value="insert into clientes values(82,’cliente82',’1992-5-11',’M',’Poblacion4',’acces0',’semi@falconmillan.es')" calcext:value-type="string">
            <text:p>insert into clientes values(82,’cliente82',’1992-5-11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5" calcext:value-type="float">
            <text:p>1985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3" calcext:value-type="float">
            <text:p>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88];[.C88];[.D88];[.E88];[.F88];[.G88];[.H88];[.I88];[.J88];[.K88];[.L88];[.M88];[.N88];[.O88];[.P88];[.Q88];[.R88];[.S88];[.T88];[.U88];[.V88])" office:value-type="string" office:string-value="insert into clientes values(83,’cliente83',’1985-8-13',’M',’Poblacion3',’acces0',’semi@falconmillan.es')" calcext:value-type="string">
            <text:p>insert into clientes values(83,’cliente83',’1985-8-13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8" calcext:value-type="float">
            <text:p>1968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8" calcext:value-type="float">
            <text:p>1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89];[.C89];[.D89];[.E89];[.F89];[.G89];[.H89];[.I89];[.J89];[.K89];[.L89];[.M89];[.N89];[.O89];[.P89];[.Q89];[.R89];[.S89];[.T89];[.U89];[.V89])" office:value-type="string" office:string-value="insert into clientes values(84,’cliente84',’1968-9-18',’M',’Poblacion2',’acces0',’semi@falconmillan.es')" calcext:value-type="string">
            <text:p>insert into clientes values(84,’cliente84',’1968-9-18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0" calcext:value-type="float">
            <text:p>1980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9" calcext:value-type="float">
            <text:p>1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90];[.C90];[.D90];[.E90];[.F90];[.G90];[.H90];[.I90];[.J90];[.K90];[.L90];[.M90];[.N90];[.O90];[.P90];[.Q90];[.R90];[.S90];[.T90];[.U90];[.V90])" office:value-type="string" office:string-value="insert into clientes values(85,’cliente85',’1980-1-19',’M',’Poblacion5',’acces0',’semi@falconmillan.es')" calcext:value-type="string">
            <text:p>insert into clientes values(85,’cliente85',’1980-1-19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85" calcext:value-type="float">
            <text:p>1985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4" calcext:value-type="float">
            <text:p>2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91];[.C91];[.D91];[.E91];[.F91];[.G91];[.H91];[.I91];[.J91];[.K91];[.L91];[.M91];[.N91];[.O91];[.P91];[.Q91];[.R91];[.S91];[.T91];[.U91];[.V91])" office:value-type="string" office:string-value="insert into clientes values(86,’cliente86',’1985-8-24',’M',’Poblacion5',’acces0',’semi@falconmillan.es')" calcext:value-type="string">
            <text:p>insert into clientes values(86,’cliente86',’1985-8-24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2" calcext:value-type="float">
            <text:p>1972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92];[.C92];[.D92];[.E92];[.F92];[.G92];[.H92];[.I92];[.J92];[.K92];[.L92];[.M92];[.N92];[.O92];[.P92];[.Q92];[.R92];[.S92];[.T92];[.U92];[.V92])" office:value-type="string" office:string-value="insert into clientes values(87,’cliente87',’1972-7-2',’M',’Poblacion4',’acces0',’semi@falconmillan.es')" calcext:value-type="string">
            <text:p>insert into clientes values(87,’cliente87',’1972-7-2',’M',’Poblacion4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8" calcext:value-type="float">
            <text:p>1968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8" calcext:value-type="float">
            <text:p>1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93];[.C93];[.D93];[.E93];[.F93];[.G93];[.H93];[.I93];[.J93];[.K93];[.L93];[.M93];[.N93];[.O93];[.P93];[.Q93];[.R93];[.S93];[.T93];[.U93];[.V93])" office:value-type="string" office:string-value="insert into clientes values(88,’cliente88',’1968-10-18',’M',’Poblacion3',’acces0',’semi@falconmillan.es')" calcext:value-type="string">
            <text:p>insert into clientes values(88,’cliente88',’1968-10-18',’M',’Poblacion3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4" calcext:value-type="float">
            <text:p>1964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4" calcext:value-type="float">
            <text:p>1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94];[.C94];[.D94];[.E94];[.F94];[.G94];[.H94];[.I94];[.J94];[.K94];[.L94];[.M94];[.N94];[.O94];[.P94];[.Q94];[.R94];[.S94];[.T94];[.U94];[.V94])" office:value-type="string" office:string-value="insert into clientes values(89,’cliente89',’1964-12-14',’M',’Poblacion5',’acces0',’semi@falconmillan.es')" calcext:value-type="string">
            <text:p>insert into clientes values(89,’cliente89',’1964-12-14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76" calcext:value-type="float">
            <text:p>197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1" calcext:value-type="float">
            <text:p>1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95];[.C95];[.D95];[.E95];[.F95];[.G95];[.H95];[.I95];[.J95];[.K95];[.L95];[.M95];[.N95];[.O95];[.P95];[.Q95];[.R95];[.S95];[.T95];[.U95];[.V95])" office:value-type="string" office:string-value="insert into clientes values(90,’cliente90',’1976-11-11',’M',’Poblacion5',’acces0',’semi@falconmillan.es')" calcext:value-type="string">
            <text:p>insert into clientes values(90,’cliente90',’1976-11-11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2" calcext:value-type="float">
            <text:p>1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96];[.C96];[.D96];[.E96];[.F96];[.G96];[.H96];[.I96];[.J96];[.K96];[.L96];[.M96];[.N96];[.O96];[.P96];[.Q96];[.R96];[.S96];[.T96];[.U96];[.V96])" office:value-type="string" office:string-value="insert into clientes values(91,’cliente91',’2003-11-12',’M',’Poblacion1',’acces0',’semi@falconmillan.es')" calcext:value-type="string">
            <text:p>insert into clientes values(91,’cliente91',’2003-11-12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54" calcext:value-type="float">
            <text:p>1954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7" calcext:value-type="float">
            <text:p>2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97];[.C97];[.D97];[.E97];[.F97];[.G97];[.H97];[.I97];[.J97];[.K97];[.L97];[.M97];[.N97];[.O97];[.P97];[.Q97];[.R97];[.S97];[.T97];[.U97];[.V97])" office:value-type="string" office:string-value="insert into clientes values(92,’cliente92',’1954-5-27',’M',’Poblacion2',’acces0',’semi@falconmillan.es')" calcext:value-type="string">
            <text:p>insert into clientes values(92,’cliente92',’1954-5-27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66" calcext:value-type="float">
            <text:p>196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2" calcext:value-type="float">
            <text:p>1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98];[.C98];[.D98];[.E98];[.F98];[.G98];[.H98];[.I98];[.J98];[.K98];[.L98];[.M98];[.N98];[.O98];[.P98];[.Q98];[.R98];[.S98];[.T98];[.U98];[.V98])" office:value-type="string" office:string-value="insert into clientes values(93,’cliente93',’1966-4-12',’M',’Poblacion2',’acces0',’semi@falconmillan.es')" calcext:value-type="string">
            <text:p>insert into clientes values(93,’cliente93',’1966-4-12',’M',’Poblacion2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4" calcext:value-type="float">
            <text:p>1994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5" calcext:value-type="float">
            <text:p>1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99];[.C99];[.D99];[.E99];[.F99];[.G99];[.H99];[.I99];[.J99];[.K99];[.L99];[.M99];[.N99];[.O99];[.P99];[.Q99];[.R99];[.S99];[.T99];[.U99];[.V99])" office:value-type="string" office:string-value="insert into clientes values(94,’cliente94',’1994-7-15',’M',’Poblacion5',’acces0',’semi@falconmillan.es')" calcext:value-type="string">
            <text:p>insert into clientes values(94,’cliente94',’1994-7-15',’M',’Poblacion5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8" calcext:value-type="float">
            <text:p>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00];[.C100];[.D100];[.E100];[.F100];[.G100];[.H100];[.I100];[.J100];[.K100];[.L100];[.M100];[.N100];[.O100];[.P100];[.Q100];[.R100];[.S100];[.T100];[.U100];[.V100])" office:value-type="string" office:string-value="insert into clientes values(95,’cliente95',’2003-4-8',’M',’Poblacion1',’acces0',’semi@falconmillan.es')" calcext:value-type="string">
            <text:p>insert into clientes values(95,’cliente95',’2003-4-8',’M',’Poblacion1',’acces0',’semi@falconmillan.es')</text:p>
          </table:table-cell>
        </table:table-row>
        <table:table-row table:style-name="ro1">
          <table:table-cell/>
          <table:table-cell office:value-type="string" calcext:value-type="string">
            <text:p>insert into clientes values(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ien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',’</text:p>
          </table:table-cell>
          <table:table-cell table:formula="of:=1950+INT(55*RAND())" office:value-type="float" office:value="1994" calcext:value-type="float">
            <text:p>1994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ces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<text:a xlink:href="mailto:semi@falconmillan.es" xlink:type="simple">semi@falconmillan.es</text:a></text:p>
          </table:table-cell>
          <table:table-cell office:value-type="string" calcext:value-type="string">
            <text:p>')</text:p>
          </table:table-cell>
          <table:table-cell table:formula="of:=CONCATENATE([.B101];[.C101];[.D101];[.E101];[.F101];[.G101];[.H101];[.I101];[.J101];[.K101];[.L101];[.M101];[.N101];[.O101];[.P101];[.Q101];[.R101];[.S101];[.T101];[.U101];[.V101])" office:value-type="string" office:string-value="insert into clientes values(96,’cliente96',’1994-9-2',’M',’Poblacion4',’acces0',’semi@falconmillan.es')" calcext:value-type="string">
            <text:p>insert into clientes values(96,’cliente96',’1994-9-2',’M',’Poblacion4',’acces0',’semi@falconmillan.es')</text:p>
          </table:table-cell>
        </table:table-row>
      </table:table>
      <table:table table:name="Actividades" table:style-name="ta1">
        <table:table-column table:style-name="co1" table:number-columns-repeated="52" table:default-cell-style-name="Default"/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Orden 4</text:p>
          </table:table-cell>
          <table:table-cell table:number-columns-repeated="51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7" calcext:value-type="float">
            <text:p>17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50" calcext:value-type="float">
            <text:p>50</text:p>
          </table:table-cell>
          <table:table-cell table:number-columns-repeated="2"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  <table:table-cell table:formula="of:=CONCATENATE([.B5];[.C5];[.D5];[.E5];[.F5];[.G5];[.H5];[.I5];[.J5];[.K5];[.L5];[.M5];[.N5];[.O5];[.P5];[.Q5];[.R5];[.S5];[.T5];[.U5];[.V5];[.W5];[.X5];[.Y5];[.Z5];[.AA5];[.AB5];[.AC5];[.AD5];[.AE5];[.AF5];[.AG5])" office:value-type="string" office:string-value="insert into actividades values(1,0,’2016-10-7 17:50::10',’Actividad1',’Actividad destinada a conocer gente con las mismas aficiones y con actitud positiva y muchas ganas de pasarlo bien',NULL,16,’NULL' ,’Poblacion3')" calcext:value-type="string">
            <text:p>insert into actividades values(1,0,’2016-10-7 17:50::10',’Actividad1',’Actividad destinada a conocer gente con las mismas aficiones y con actitud positiva y muchas ganas de pasarlo bien',NULL,16,’NULL' ,’Poblacion3')</text:p>
          </table:table-cell>
          <table:table-cell table:number-columns-repeated="17"/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10" calcext:value-type="float">
            <text:p>1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  <table:table-cell table:formula="of:=CONCATENATE([.B6];[.C6];[.D6];[.E6];[.F6];[.G6];[.H6];[.I6];[.J6];[.K6];[.L6];[.M6];[.N6];[.O6];[.P6];[.Q6];[.R6];[.S6];[.T6];[.U6];[.V6];[.W6];[.X6];[.Y6];[.Z6];[.AA6];[.AB6];[.AC6];[.AD6];[.AE6];[.AF6];[.AG6])" office:value-type="string" office:string-value="insert into actividades values(2,0,’2017-5-30 8:10:10',’Actividad2',’Actividad destinada a conocer gente con las mismas aficiones y con actitud positiva y muchas ganas de pasarlo bien',NULL,16,’NULL' ,’Poblacion5')" calcext:value-type="string">
            <text:p>insert into actividades values(2,0,’2017-5-30 8:10:10',’Actividad2',’Actividad destinada a conocer gente con las mismas aficiones y con actitud positiva y muchas ganas de pasarlo bien',NULL,16,’NULL' ,’Poblacion5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7" calcext:value-type="float">
            <text:p>17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0" calcext:value-type="float">
            <text:p>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  <table:table-cell table:formula="of:=CONCATENATE([.B7];[.C7];[.D7];[.E7];[.F7];[.G7];[.H7];[.I7];[.J7];[.K7];[.L7];[.M7];[.N7];[.O7];[.P7];[.Q7];[.R7];[.S7];[.T7];[.U7];[.V7];[.W7];[.X7];[.Y7];[.Z7];[.AA7];[.AB7];[.AC7];[.AD7];[.AE7];[.AF7];[.AG7])" office:value-type="string" office:string-value="insert into actividades values(3,0,’2017-6-21 17:0:10',’Actividad3',’Actividad destinada a conocer gente con las mismas aficiones y con actitud positiva y muchas ganas de pasarlo bien',NULL,NULL,’NULL' ,’Poblacion1')" calcext:value-type="string">
            <text:p>insert into actividades values(3,0,’2017-6-21 17:0:10',’Actividad3',’Actividad destinada a conocer gente con las mismas aficiones y con actitud positiva y muchas ganas de pasarlo bien',NULL,NULL,’NULL' ,’Poblacion1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7" calcext:value-type="float">
            <text:p>17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0" calcext:value-type="float">
            <text:p>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  <table:table-cell table:formula="of:=CONCATENATE([.B8];[.C8];[.D8];[.E8];[.F8];[.G8];[.H8];[.I8];[.J8];[.K8];[.L8];[.M8];[.N8];[.O8];[.P8];[.Q8];[.R8];[.S8];[.T8];[.U8];[.V8];[.W8];[.X8];[.Y8];[.Z8];[.AA8];[.AB8];[.AC8];[.AD8];[.AE8];[.AF8];[.AG8])" office:value-type="string" office:string-value="insert into actividades values(4,0,’2016-9-7 17:0:10',’Actividad4',’Actividad destinada a conocer gente con las mismas aficiones y con actitud positiva y muchas ganas de pasarlo bien',NULL,NULL,’H' ,’Poblacion4')" calcext:value-type="string">
            <text:p>insert into actividades values(4,0,’2016-9-7 17:0:10',’Actividad4',’Actividad destinada a conocer gente con las mismas aficiones y con actitud positiva y muchas ganas de pasarlo bien',NULL,NULL,’H' ,’Poblacion4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20" calcext:value-type="float">
            <text:p>2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  <table:table-cell table:formula="of:=CONCATENATE([.B9];[.C9];[.D9];[.E9];[.F9];[.G9];[.H9];[.I9];[.J9];[.K9];[.L9];[.M9];[.N9];[.O9];[.P9];[.Q9];[.R9];[.S9];[.T9];[.U9];[.V9];[.W9];[.X9];[.Y9];[.Z9];[.AA9];[.AB9];[.AC9];[.AD9];[.AE9];[.AF9];[.AG9])" office:value-type="string" office:string-value="insert into actividades values(5,0,’2016-1-26 10:20:10',’Actividad5',’Actividad destinada a conocer gente con las mismas aficiones y con actitud positiva y muchas ganas de pasarlo bien',NULL,NULL,’M' ,’Poblacion1')" calcext:value-type="string">
            <text:p>insert into actividades values(5,0,’2016-1-26 10:20:10',’Actividad5',’Actividad destinada a conocer gente con las mismas aficiones y con actitud positiva y muchas ganas de pasarlo bien',NULL,NULL,’M' ,’Poblacion1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30" calcext:value-type="float">
            <text:p>3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  <table:table-cell table:formula="of:=CONCATENATE([.B10];[.C10];[.D10];[.E10];[.F10];[.G10];[.H10];[.I10];[.J10];[.K10];[.L10];[.M10];[.N10];[.O10];[.P10];[.Q10];[.R10];[.S10];[.T10];[.U10];[.V10];[.W10];[.X10];[.Y10];[.Z10];[.AA10];[.AB10];[.AC10];[.AD10];[.AE10];[.AF10];[.AG10])" office:value-type="string" office:string-value="insert into actividades values(6,0,’2016-8-7 10:30:10',’Actividad6',’Actividad destinada a conocer gente con las mismas aficiones y con actitud positiva y muchas ganas de pasarlo bien',NULL,NULL,’NULL' ,’Poblacion1')" calcext:value-type="string">
            <text:p>insert into actividades values(6,0,’2016-8-7 10:30:10',’Actividad6',’Actividad destinada a conocer gente con las mismas aficiones y con actitud positiva y muchas ganas de pasarlo bien',NULL,NULL,’NULL' ,’Poblacion1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5" calcext:value-type="float">
            <text:p>15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50" calcext:value-type="float">
            <text:p>5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  <table:table-cell table:formula="of:=CONCATENATE([.B11];[.C11];[.D11];[.E11];[.F11];[.G11];[.H11];[.I11];[.J11];[.K11];[.L11];[.M11];[.N11];[.O11];[.P11];[.Q11];[.R11];[.S11];[.T11];[.U11];[.V11];[.W11];[.X11];[.Y11];[.Z11];[.AA11];[.AB11];[.AC11];[.AD11];[.AE11];[.AF11];[.AG11])" office:value-type="string" office:string-value="insert into actividades values(7,0,’2016-4-21 15:50:10',’Actividad7',’Actividad destinada a conocer gente con las mismas aficiones y con actitud positiva y muchas ganas de pasarlo bien',18,45,’NULL' ,’Poblacion5')" calcext:value-type="string">
            <text:p>insert into actividades values(7,0,’2016-4-21 15:50:10',’Actividad7',’Actividad destinada a conocer gente con las mismas aficiones y con actitud positiva y muchas ganas de pasarlo bien',18,45,’NULL' ,’Poblacion5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2" calcext:value-type="float">
            <text:p>12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30" calcext:value-type="float">
            <text:p>3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  <table:table-cell table:formula="of:=CONCATENATE([.B12];[.C12];[.D12];[.E12];[.F12];[.G12];[.H12];[.I12];[.J12];[.K12];[.L12];[.M12];[.N12];[.O12];[.P12];[.Q12];[.R12];[.S12];[.T12];[.U12];[.V12];[.W12];[.X12];[.Y12];[.Z12];[.AA12];[.AB12];[.AC12];[.AD12];[.AE12];[.AF12];[.AG12])" office:value-type="string" office:string-value="insert into actividades values(8,0,’2016-4-24 12:30:10',’Actividad8',’Actividad destinada a conocer gente con las mismas aficiones y con actitud positiva y muchas ganas de pasarlo bien',NULL,30,’NULL' ,’Poblacion4')" calcext:value-type="string">
            <text:p>insert into actividades values(8,0,’2016-4-24 12:30:10',’Actividad8',’Actividad destinada a conocer gente con las mismas aficiones y con actitud positiva y muchas ganas de pasarlo bien',NULL,30,’NULL' ,’Poblacion4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2" calcext:value-type="float">
            <text:p>12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0" calcext:value-type="float">
            <text:p>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  <table:table-cell table:formula="of:=CONCATENATE([.B13];[.C13];[.D13];[.E13];[.F13];[.G13];[.H13];[.I13];[.J13];[.K13];[.L13];[.M13];[.N13];[.O13];[.P13];[.Q13];[.R13];[.S13];[.T13];[.U13];[.V13];[.W13];[.X13];[.Y13];[.Z13];[.AA13];[.AB13];[.AC13];[.AD13];[.AE13];[.AF13];[.AG13])" office:value-type="string" office:string-value="insert into actividades values(9,0,’2016-7-16 12:0:10',’Actividad9',’Actividad destinada a conocer gente con las mismas aficiones y con actitud positiva y muchas ganas de pasarlo bien',NULL,30,’NULL' ,’Poblacion5')" calcext:value-type="string">
            <text:p>insert into actividades values(9,0,’2016-7-16 12:0:10',’Actividad9',’Actividad destinada a conocer gente con las mismas aficiones y con actitud positiva y muchas ganas de pasarlo bien',NULL,30,’NULL' ,’Poblacion5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7" calcext:value-type="float">
            <text:p>17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40" calcext:value-type="float">
            <text:p>4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  <table:table-cell table:formula="of:=CONCATENATE([.B14];[.C14];[.D14];[.E14];[.F14];[.G14];[.H14];[.I14];[.J14];[.K14];[.L14];[.M14];[.N14];[.O14];[.P14];[.Q14];[.R14];[.S14];[.T14];[.U14];[.V14];[.W14];[.X14];[.Y14];[.Z14];[.AA14];[.AB14];[.AC14];[.AD14];[.AE14];[.AF14];[.AG14])" office:value-type="string" office:string-value="insert into actividades values(10,0,’2016-6-5 17:40:10',’Actividad10',’Actividad destinada a conocer gente con las mismas aficiones y con actitud positiva y muchas ganas de pasarlo bien',NULL,30,’NULL' ,’Poblacion5')" calcext:value-type="string">
            <text:p>insert into actividades values(10,0,’2016-6-5 17:40:10',’Actividad10',’Actividad destinada a conocer gente con las mismas aficiones y con actitud positiva y muchas ganas de pasarlo bien',NULL,30,’NULL' ,’Poblacion5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4" calcext:value-type="float">
            <text:p>14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30" calcext:value-type="float">
            <text:p>3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  <table:table-cell table:formula="of:=CONCATENATE([.B15];[.C15];[.D15];[.E15];[.F15];[.G15];[.H15];[.I15];[.J15];[.K15];[.L15];[.M15];[.N15];[.O15];[.P15];[.Q15];[.R15];[.S15];[.T15];[.U15];[.V15];[.W15];[.X15];[.Y15];[.Z15];[.AA15];[.AB15];[.AC15];[.AD15];[.AE15];[.AF15];[.AG15])" office:value-type="string" office:string-value="insert into actividades values(11,0,’2016-11-9 14:30:10',’Actividad11',’Actividad destinada a conocer gente con las mismas aficiones y con actitud positiva y muchas ganas de pasarlo bien',NULL,NULL,’H' ,’Poblacion4')" calcext:value-type="string">
            <text:p>insert into actividades values(11,0,’2016-11-9 14:30:10',’Actividad11',’Actividad destinada a conocer gente con las mismas aficiones y con actitud positiva y muchas ganas de pasarlo bien',NULL,NULL,’H' ,’Poblacion4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2" calcext:value-type="float">
            <text:p>12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10" calcext:value-type="float">
            <text:p>1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  <table:table-cell table:formula="of:=CONCATENATE([.B16];[.C16];[.D16];[.E16];[.F16];[.G16];[.H16];[.I16];[.J16];[.K16];[.L16];[.M16];[.N16];[.O16];[.P16];[.Q16];[.R16];[.S16];[.T16];[.U16];[.V16];[.W16];[.X16];[.Y16];[.Z16];[.AA16];[.AB16];[.AC16];[.AD16];[.AE16];[.AF16];[.AG16])" office:value-type="string" office:string-value="insert into actividades values(12,0,’2016-3-1 12:10:10',’Actividad12',’Actividad destinada a conocer gente con las mismas aficiones y con actitud positiva y muchas ganas de pasarlo bien',NULL,NULL,’M' ,’Poblacion5')" calcext:value-type="string">
            <text:p>insert into actividades values(12,0,’2016-3-1 12:10:10',’Actividad12',’Actividad destinada a conocer gente con las mismas aficiones y con actitud positiva y muchas ganas de pasarlo bien',NULL,NULL,’M' ,’Poblacion5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3" calcext:value-type="float">
            <text:p>13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10" calcext:value-type="float">
            <text:p>1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  <table:table-cell table:formula="of:=CONCATENATE([.B17];[.C17];[.D17];[.E17];[.F17];[.G17];[.H17];[.I17];[.J17];[.K17];[.L17];[.M17];[.N17];[.O17];[.P17];[.Q17];[.R17];[.S17];[.T17];[.U17];[.V17];[.W17];[.X17];[.Y17];[.Z17];[.AA17];[.AB17];[.AC17];[.AD17];[.AE17];[.AF17];[.AG17])" office:value-type="string" office:string-value="insert into actividades values(13,0,’2016-9-21 13:10:10',’Actividad13',’Actividad destinada a conocer gente con las mismas aficiones y con actitud positiva y muchas ganas de pasarlo bien',NULL,NULL,’NULL' ,’Poblacion1')" calcext:value-type="string">
            <text:p>insert into actividades values(13,0,’2016-9-21 13:10:10',’Actividad13',’Actividad destinada a conocer gente con las mismas aficiones y con actitud positiva y muchas ganas de pasarlo bien',NULL,NULL,’NULL' ,’Poblacion1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4" calcext:value-type="float">
            <text:p>14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50" calcext:value-type="float">
            <text:p>5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  <table:table-cell table:formula="of:=CONCATENATE([.B18];[.C18];[.D18];[.E18];[.F18];[.G18];[.H18];[.I18];[.J18];[.K18];[.L18];[.M18];[.N18];[.O18];[.P18];[.Q18];[.R18];[.S18];[.T18];[.U18];[.V18];[.W18];[.X18];[.Y18];[.Z18];[.AA18];[.AB18];[.AC18];[.AD18];[.AE18];[.AF18];[.AG18])" office:value-type="string" office:string-value="insert into actividades values(14,0,’2016-6-11 14:50:10',’Actividad14',’Actividad destinada a conocer gente con las mismas aficiones y con actitud positiva y muchas ganas de pasarlo bien',18,NULL,’NULL' ,’Poblacion1')" calcext:value-type="string">
            <text:p>insert into actividades values(14,0,’2016-6-11 14:50:10',’Actividad14',’Actividad destinada a conocer gente con las mismas aficiones y con actitud positiva y muchas ganas de pasarlo bien',18,NULL,’NULL' ,’Poblacion1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3" calcext:value-type="float">
            <text:p>13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10" calcext:value-type="float">
            <text:p>1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  <table:table-cell table:formula="of:=CONCATENATE([.B19];[.C19];[.D19];[.E19];[.F19];[.G19];[.H19];[.I19];[.J19];[.K19];[.L19];[.M19];[.N19];[.O19];[.P19];[.Q19];[.R19];[.S19];[.T19];[.U19];[.V19];[.W19];[.X19];[.Y19];[.Z19];[.AA19];[.AB19];[.AC19];[.AD19];[.AE19];[.AF19];[.AG19])" office:value-type="string" office:string-value="insert into actividades values(15,0,’2016-1-12 13:10:10',’Actividad15',’Actividad destinada a conocer gente con las mismas aficiones y con actitud positiva y muchas ganas de pasarlo bien',25,45,’NULL' ,’Poblacion4')" calcext:value-type="string">
            <text:p>insert into actividades values(15,0,’2016-1-12 13:10:10',’Actividad15',’Actividad destinada a conocer gente con las mismas aficiones y con actitud positiva y muchas ganas de pasarlo bien',25,45,’NULL' ,’Poblacion4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7" calcext:value-type="float">
            <text:p>17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40" calcext:value-type="float">
            <text:p>4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  <table:table-cell table:formula="of:=CONCATENATE([.B20];[.C20];[.D20];[.E20];[.F20];[.G20];[.H20];[.I20];[.J20];[.K20];[.L20];[.M20];[.N20];[.O20];[.P20];[.Q20];[.R20];[.S20];[.T20];[.U20];[.V20];[.W20];[.X20];[.Y20];[.Z20];[.AA20];[.AB20];[.AC20];[.AD20];[.AE20];[.AF20];[.AG20])" office:value-type="string" office:string-value="insert into actividades values(16,0,’2016-11-10 17:40:10',’Actividad16',’Actividad destinada a conocer gente con las mismas aficiones y con actitud positiva y muchas ganas de pasarlo bien',25,45,’NULL' ,’Poblacion5')" calcext:value-type="string">
            <text:p>insert into actividades values(16,0,’2016-11-10 17:40:10',’Actividad16',’Actividad destinada a conocer gente con las mismas aficiones y con actitud positiva y muchas ganas de pasarlo bien',25,45,’NULL' ,’Poblacion5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40" calcext:value-type="float">
            <text:p>4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  <table:table-cell table:formula="of:=CONCATENATE([.B21];[.C21];[.D21];[.E21];[.F21];[.G21];[.H21];[.I21];[.J21];[.K21];[.L21];[.M21];[.N21];[.O21];[.P21];[.Q21];[.R21];[.S21];[.T21];[.U21];[.V21];[.W21];[.X21];[.Y21];[.Z21];[.AA21];[.AB21];[.AC21];[.AD21];[.AE21];[.AF21];[.AG21])" office:value-type="string" office:string-value="insert into actividades values(17,0,’2017-6-21 8:40:10',’Actividad17',’Actividad destinada a conocer gente con las mismas aficiones y con actitud positiva y muchas ganas de pasarlo bien',45,NULL,’NULL' ,’Poblacion3')" calcext:value-type="string">
            <text:p>insert into actividades values(17,0,’2017-6-21 8:40:10',’Actividad17',’Actividad destinada a conocer gente con las mismas aficiones y con actitud positiva y muchas ganas de pasarlo bien',45,NULL,’NULL' ,’Poblacion3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4" calcext:value-type="float">
            <text:p>14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30" calcext:value-type="float">
            <text:p>3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  <table:table-cell table:formula="of:=CONCATENATE([.B22];[.C22];[.D22];[.E22];[.F22];[.G22];[.H22];[.I22];[.J22];[.K22];[.L22];[.M22];[.N22];[.O22];[.P22];[.Q22];[.R22];[.S22];[.T22];[.U22];[.V22];[.W22];[.X22];[.Y22];[.Z22];[.AA22];[.AB22];[.AC22];[.AD22];[.AE22];[.AF22];[.AG22])" office:value-type="string" office:string-value="insert into actividades values(18,0,’2017-2-18 14:30:10',’Actividad18',’Actividad destinada a conocer gente con las mismas aficiones y con actitud positiva y muchas ganas de pasarlo bien',NULL,NULL,’NULL' ,’Poblacion2')" calcext:value-type="string">
            <text:p>insert into actividades values(18,0,’2017-2-18 14:30:10',’Actividad18',’Actividad destinada a conocer gente con las mismas aficiones y con actitud positiva y muchas ganas de pasarlo bien',NULL,NULL,’NULL' ,’Poblacion2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1" calcext:value-type="float">
            <text:p>11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30" calcext:value-type="float">
            <text:p>3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  <table:table-cell table:formula="of:=CONCATENATE([.B23];[.C23];[.D23];[.E23];[.F23];[.G23];[.H23];[.I23];[.J23];[.K23];[.L23];[.M23];[.N23];[.O23];[.P23];[.Q23];[.R23];[.S23];[.T23];[.U23];[.V23];[.W23];[.X23];[.Y23];[.Z23];[.AA23];[.AB23];[.AC23];[.AD23];[.AE23];[.AF23];[.AG23])" office:value-type="string" office:string-value="insert into actividades values(19,0,’2017-5-6 11:30:10',’Actividad19',’Actividad destinada a conocer gente con las mismas aficiones y con actitud positiva y muchas ganas de pasarlo bien',NULL,NULL,’NULL' ,’Poblacion2')" calcext:value-type="string">
            <text:p>insert into actividades values(19,0,’2017-5-6 11:30:10',’Actividad19',’Actividad destinada a conocer gente con las mismas aficiones y con actitud positiva y muchas ganas de pasarlo bien',NULL,NULL,’NULL' ,’Poblacion2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30" calcext:value-type="float">
            <text:p>3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  <table:table-cell table:formula="of:=CONCATENATE([.B24];[.C24];[.D24];[.E24];[.F24];[.G24];[.H24];[.I24];[.J24];[.K24];[.L24];[.M24];[.N24];[.O24];[.P24];[.Q24];[.R24];[.S24];[.T24];[.U24];[.V24];[.W24];[.X24];[.Y24];[.Z24];[.AA24];[.AB24];[.AC24];[.AD24];[.AE24];[.AF24];[.AG24])" office:value-type="string" office:string-value="insert into actividades values(20,0,’2017-12-5 6:30:10',’Actividad20',’Actividad destinada a conocer gente con las mismas aficiones y con actitud positiva y muchas ganas de pasarlo bien',NULL,NULL,’H' ,’Poblacion5')" calcext:value-type="string">
            <text:p>insert into actividades values(20,0,’2017-12-5 6:30:10',’Actividad20',’Actividad destinada a conocer gente con las mismas aficiones y con actitud positiva y muchas ganas de pasarlo bien',NULL,NULL,’H' ,’Poblacion5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0" calcext:value-type="float">
            <text:p>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  <table:table-cell table:formula="of:=CONCATENATE([.B25];[.C25];[.D25];[.E25];[.F25];[.G25];[.H25];[.I25];[.J25];[.K25];[.L25];[.M25];[.N25];[.O25];[.P25];[.Q25];[.R25];[.S25];[.T25];[.U25];[.V25];[.W25];[.X25];[.Y25];[.Z25];[.AA25];[.AB25];[.AC25];[.AD25];[.AE25];[.AF25];[.AG25])" office:value-type="string" office:string-value="insert into actividades values(21,0,’2017-12-24 6:0:10',’Actividad21',’Actividad destinada a conocer gente con las mismas aficiones y con actitud positiva y muchas ganas de pasarlo bien',NULL,NULL,’M' ,’Poblacion3')" calcext:value-type="string">
            <text:p>insert into actividades values(21,0,’2017-12-24 6:0:10',’Actividad21',’Actividad destinada a conocer gente con las mismas aficiones y con actitud positiva y muchas ganas de pasarlo bien',NULL,NULL,’M' ,’Poblacion3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6" calcext:value-type="float">
            <text:p>16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0" calcext:value-type="float">
            <text:p>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  <table:table-cell table:formula="of:=CONCATENATE([.B26];[.C26];[.D26];[.E26];[.F26];[.G26];[.H26];[.I26];[.J26];[.K26];[.L26];[.M26];[.N26];[.O26];[.P26];[.Q26];[.R26];[.S26];[.T26];[.U26];[.V26];[.W26];[.X26];[.Y26];[.Z26];[.AA26];[.AB26];[.AC26];[.AD26];[.AE26];[.AF26];[.AG26])" office:value-type="string" office:string-value="insert into actividades values(22,0,’2017-9-15 16:0:10',’Actividad22',’Actividad destinada a conocer gente con las mismas aficiones y con actitud positiva y muchas ganas de pasarlo bien',NULL,NULL,’NULL' ,’Poblacion4')" calcext:value-type="string">
            <text:p>insert into actividades values(22,0,’2017-9-15 16:0:10',’Actividad22',’Actividad destinada a conocer gente con las mismas aficiones y con actitud positiva y muchas ganas de pasarlo bien',NULL,NULL,’NULL' ,’Poblacion4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6" calcext:value-type="float">
            <text:p>16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10" calcext:value-type="float">
            <text:p>1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  <table:table-cell table:formula="of:=CONCATENATE([.B27];[.C27];[.D27];[.E27];[.F27];[.G27];[.H27];[.I27];[.J27];[.K27];[.L27];[.M27];[.N27];[.O27];[.P27];[.Q27];[.R27];[.S27];[.T27];[.U27];[.V27];[.W27];[.X27];[.Y27];[.Z27];[.AA27];[.AB27];[.AC27];[.AD27];[.AE27];[.AF27];[.AG27])" office:value-type="string" office:string-value="insert into actividades values(23,0,’2017-4-11 16:10:10',’Actividad23',’Actividad destinada a conocer gente con las mismas aficiones y con actitud positiva y muchas ganas de pasarlo bien',NULL,NULL,’NULL' ,’Poblacion3')" calcext:value-type="string">
            <text:p>insert into actividades values(23,0,’2017-4-11 16:10:10',’Actividad23',’Actividad destinada a conocer gente con las mismas aficiones y con actitud positiva y muchas ganas de pasarlo bien',NULL,NULL,’NULL' ,’Poblacion3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50" calcext:value-type="float">
            <text:p>5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  <table:table-cell table:formula="of:=CONCATENATE([.B28];[.C28];[.D28];[.E28];[.F28];[.G28];[.H28];[.I28];[.J28];[.K28];[.L28];[.M28];[.N28];[.O28];[.P28];[.Q28];[.R28];[.S28];[.T28];[.U28];[.V28];[.W28];[.X28];[.Y28];[.Z28];[.AA28];[.AB28];[.AC28];[.AD28];[.AE28];[.AF28];[.AG28])" office:value-type="string" office:string-value="insert into actividades values(24,0,’2016-8-7 9:50:10',’Actividad24',’Actividad destinada a conocer gente con las mismas aficiones y con actitud positiva y muchas ganas de pasarlo bien',NULL,NULL,’NULL' ,’Poblacion3')" calcext:value-type="string">
            <text:p>insert into actividades values(24,0,’2016-8-7 9:50:10',’Actividad24',’Actividad destinada a conocer gente con las mismas aficiones y con actitud positiva y muchas ganas de pasarlo bien',NULL,NULL,’NULL' ,’Poblacion3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10" calcext:value-type="float">
            <text:p>1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  <table:table-cell table:formula="of:=CONCATENATE([.B29];[.C29];[.D29];[.E29];[.F29];[.G29];[.H29];[.I29];[.J29];[.K29];[.L29];[.M29];[.N29];[.O29];[.P29];[.Q29];[.R29];[.S29];[.T29];[.U29];[.V29];[.W29];[.X29];[.Y29];[.Z29];[.AA29];[.AB29];[.AC29];[.AD29];[.AE29];[.AF29];[.AG29])" office:value-type="string" office:string-value="insert into actividades values(25,0,’2017-9-3 10:10:10',’Actividad25',’Actividad destinada a conocer gente con las mismas aficiones y con actitud positiva y muchas ganas de pasarlo bien',45,NULL,’NULL' ,’Poblacion1')" calcext:value-type="string">
            <text:p>insert into actividades values(25,0,’2017-9-3 10:10:10',’Actividad25',’Actividad destinada a conocer gente con las mismas aficiones y con actitud positiva y muchas ganas de pasarlo bien',45,NULL,’NULL' ,’Poblacion1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40" calcext:value-type="float">
            <text:p>4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  <table:table-cell table:formula="of:=CONCATENATE([.B30];[.C30];[.D30];[.E30];[.F30];[.G30];[.H30];[.I30];[.J30];[.K30];[.L30];[.M30];[.N30];[.O30];[.P30];[.Q30];[.R30];[.S30];[.T30];[.U30];[.V30];[.W30];[.X30];[.Y30];[.Z30];[.AA30];[.AB30];[.AC30];[.AD30];[.AE30];[.AF30];[.AG30])" office:value-type="string" office:string-value="insert into actividades values(26,0,’2017-2-9 6:40:10',’Actividad26',’Actividad destinada a conocer gente con las mismas aficiones y con actitud positiva y muchas ganas de pasarlo bien',NULL,NULL,’NULL' ,’Poblacion3')" calcext:value-type="string">
            <text:p>insert into actividades values(26,0,’2017-2-9 6:40:10',’Actividad26',’Actividad destinada a conocer gente con las mismas aficiones y con actitud positiva y muchas ganas de pasarlo bien',NULL,NULL,’NULL' ,’Poblacion3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7" calcext:value-type="float">
            <text:p>17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0" calcext:value-type="float">
            <text:p>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  <table:table-cell table:formula="of:=CONCATENATE([.B31];[.C31];[.D31];[.E31];[.F31];[.G31];[.H31];[.I31];[.J31];[.K31];[.L31];[.M31];[.N31];[.O31];[.P31];[.Q31];[.R31];[.S31];[.T31];[.U31];[.V31];[.W31];[.X31];[.Y31];[.Z31];[.AA31];[.AB31];[.AC31];[.AD31];[.AE31];[.AF31];[.AG31])" office:value-type="string" office:string-value="insert into actividades values(27,0,’2016-2-16 17:0:10',’Actividad27',’Actividad destinada a conocer gente con las mismas aficiones y con actitud positiva y muchas ganas de pasarlo bien',NULL,NULL,’NULL' ,’Poblacion1')" calcext:value-type="string">
            <text:p>insert into actividades values(27,0,’2016-2-16 17:0:10',’Actividad27',’Actividad destinada a conocer gente con las mismas aficiones y con actitud positiva y muchas ganas de pasarlo bien',NULL,NULL,’NULL' ,’Poblacion1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4" calcext:value-type="float">
            <text:p>14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10" calcext:value-type="float">
            <text:p>1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  <table:table-cell table:formula="of:=CONCATENATE([.B32];[.C32];[.D32];[.E32];[.F32];[.G32];[.H32];[.I32];[.J32];[.K32];[.L32];[.M32];[.N32];[.O32];[.P32];[.Q32];[.R32];[.S32];[.T32];[.U32];[.V32];[.W32];[.X32];[.Y32];[.Z32];[.AA32];[.AB32];[.AC32];[.AD32];[.AE32];[.AF32];[.AG32])" office:value-type="string" office:string-value="insert into actividades values(28,0,’2016-11-23 14:10:10',’Actividad28',’Actividad destinada a conocer gente con las mismas aficiones y con actitud positiva y muchas ganas de pasarlo bien',NULL,NULL,’NULL' ,’Poblacion3')" calcext:value-type="string">
            <text:p>insert into actividades values(28,0,’2016-11-23 14:10:10',’Actividad28',’Actividad destinada a conocer gente con las mismas aficiones y con actitud positiva y muchas ganas de pasarlo bien',NULL,NULL,’NULL' ,’Poblacion3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30" calcext:value-type="float">
            <text:p>3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  <table:table-cell table:formula="of:=CONCATENATE([.B33];[.C33];[.D33];[.E33];[.F33];[.G33];[.H33];[.I33];[.J33];[.K33];[.L33];[.M33];[.N33];[.O33];[.P33];[.Q33];[.R33];[.S33];[.T33];[.U33];[.V33];[.W33];[.X33];[.Y33];[.Z33];[.AA33];[.AB33];[.AC33];[.AD33];[.AE33];[.AF33];[.AG33])" office:value-type="string" office:string-value="insert into actividades values(29,0,’2017-9-18 6:30:10',’Actividad29',’Actividad destinada a conocer gente con las mismas aficiones y con actitud positiva y muchas ganas de pasarlo bien',NULL,NULL,’H' ,’Poblacion2')" calcext:value-type="string">
            <text:p>insert into actividades values(29,0,’2017-9-18 6:30:10',’Actividad29',’Actividad destinada a conocer gente con las mismas aficiones y con actitud positiva y muchas ganas de pasarlo bien',NULL,NULL,’H' ,’Poblacion2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50" calcext:value-type="float">
            <text:p>5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  <table:table-cell table:formula="of:=CONCATENATE([.B34];[.C34];[.D34];[.E34];[.F34];[.G34];[.H34];[.I34];[.J34];[.K34];[.L34];[.M34];[.N34];[.O34];[.P34];[.Q34];[.R34];[.S34];[.T34];[.U34];[.V34];[.W34];[.X34];[.Y34];[.Z34];[.AA34];[.AB34];[.AC34];[.AD34];[.AE34];[.AF34];[.AG34])" office:value-type="string" office:string-value="insert into actividades values(30,0,’2017-5-29 9:50:10',’Actividad30',’Actividad destinada a conocer gente con las mismas aficiones y con actitud positiva y muchas ganas de pasarlo bien',NULL,NULL,’M' ,’Poblacion3')" calcext:value-type="string">
            <text:p>insert into actividades values(30,0,’2017-5-29 9:50:10',’Actividad30',’Actividad destinada a conocer gente con las mismas aficiones y con actitud positiva y muchas ganas de pasarlo bien',NULL,NULL,’M' ,’Poblacion3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3" calcext:value-type="float">
            <text:p>13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40" calcext:value-type="float">
            <text:p>4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  <table:table-cell table:formula="of:=CONCATENATE([.B35];[.C35];[.D35];[.E35];[.F35];[.G35];[.H35];[.I35];[.J35];[.K35];[.L35];[.M35];[.N35];[.O35];[.P35];[.Q35];[.R35];[.S35];[.T35];[.U35];[.V35];[.W35];[.X35];[.Y35];[.Z35];[.AA35];[.AB35];[.AC35];[.AD35];[.AE35];[.AF35];[.AG35])" office:value-type="string" office:string-value="insert into actividades values(31,0,’2017-2-28 13:40:10',’Actividad31',’Actividad destinada a conocer gente con las mismas aficiones y con actitud positiva y muchas ganas de pasarlo bien',45,NULL,’NULL' ,’Poblacion3')" calcext:value-type="string">
            <text:p>insert into actividades values(31,0,’2017-2-28 13:40:10',’Actividad31',’Actividad destinada a conocer gente con las mismas aficiones y con actitud positiva y muchas ganas de pasarlo bien',45,NULL,’NULL' ,’Poblacion3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50" calcext:value-type="float">
            <text:p>5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  <table:table-cell table:formula="of:=CONCATENATE([.B36];[.C36];[.D36];[.E36];[.F36];[.G36];[.H36];[.I36];[.J36];[.K36];[.L36];[.M36];[.N36];[.O36];[.P36];[.Q36];[.R36];[.S36];[.T36];[.U36];[.V36];[.W36];[.X36];[.Y36];[.Z36];[.AA36];[.AB36];[.AC36];[.AD36];[.AE36];[.AF36];[.AG36])" office:value-type="string" office:string-value="insert into actividades values(32,0,’2017-8-12 8:50:10',’Actividad32',’Actividad destinada a conocer gente con las mismas aficiones y con actitud positiva y muchas ganas de pasarlo bien',18,50,’NULL' ,’Poblacion4')" calcext:value-type="string">
            <text:p>insert into actividades values(32,0,’2017-8-12 8:50:10',’Actividad32',’Actividad destinada a conocer gente con las mismas aficiones y con actitud positiva y muchas ganas de pasarlo bien',18,50,’NULL' ,’Poblacion4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5" calcext:value-type="float">
            <text:p>15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30" calcext:value-type="float">
            <text:p>3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  <table:table-cell table:formula="of:=CONCATENATE([.B37];[.C37];[.D37];[.E37];[.F37];[.G37];[.H37];[.I37];[.J37];[.K37];[.L37];[.M37];[.N37];[.O37];[.P37];[.Q37];[.R37];[.S37];[.T37];[.U37];[.V37];[.W37];[.X37];[.Y37];[.Z37];[.AA37];[.AB37];[.AC37];[.AD37];[.AE37];[.AF37];[.AG37])" office:value-type="string" office:string-value="insert into actividades values(33,0,’2016-12-3 15:30:10',’Actividad33',’Actividad destinada a conocer gente con las mismas aficiones y con actitud positiva y muchas ganas de pasarlo bien',18,50,’NULL' ,’Poblacion3')" calcext:value-type="string">
            <text:p>insert into actividades values(33,0,’2016-12-3 15:30:10',’Actividad33',’Actividad destinada a conocer gente con las mismas aficiones y con actitud positiva y muchas ganas de pasarlo bien',18,50,’NULL' ,’Poblacion3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30" calcext:value-type="float">
            <text:p>3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  <table:table-cell table:formula="of:=CONCATENATE([.B38];[.C38];[.D38];[.E38];[.F38];[.G38];[.H38];[.I38];[.J38];[.K38];[.L38];[.M38];[.N38];[.O38];[.P38];[.Q38];[.R38];[.S38];[.T38];[.U38];[.V38];[.W38];[.X38];[.Y38];[.Z38];[.AA38];[.AB38];[.AC38];[.AD38];[.AE38];[.AF38];[.AG38])" office:value-type="string" office:string-value="insert into actividades values(34,0,’2017-4-17 6:30:10',’Actividad34',’Actividad destinada a conocer gente con las mismas aficiones y con actitud positiva y muchas ganas de pasarlo bien',25,NULL,’NULL' ,’Poblacion2')" calcext:value-type="string">
            <text:p>insert into actividades values(34,0,’2017-4-17 6:30:10',’Actividad34',’Actividad destinada a conocer gente con las mismas aficiones y con actitud positiva y muchas ganas de pasarlo bien',25,NULL,’NULL' ,’Poblacion2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7" calcext:value-type="float">
            <text:p>2017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15" calcext:value-type="float">
            <text:p>15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40" calcext:value-type="float">
            <text:p>4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  <table:table-cell table:formula="of:=CONCATENATE([.B39];[.C39];[.D39];[.E39];[.F39];[.G39];[.H39];[.I39];[.J39];[.K39];[.L39];[.M39];[.N39];[.O39];[.P39];[.Q39];[.R39];[.S39];[.T39];[.U39];[.V39];[.W39];[.X39];[.Y39];[.Z39];[.AA39];[.AB39];[.AC39];[.AD39];[.AE39];[.AF39];[.AG39])" office:value-type="string" office:string-value="insert into actividades values(35,0,’2017-11-6 15:40:10',’Actividad35',’Actividad destinada a conocer gente con las mismas aficiones y con actitud positiva y muchas ganas de pasarlo bien',NULL,NULL,’NULL' ,’Poblacion4')" calcext:value-type="string">
            <text:p>insert into actividades values(35,0,’2017-11-6 15:40:10',’Actividad35',’Actividad destinada a conocer gente con las mismas aficiones y con actitud positiva y muchas ganas de pasarlo bien',NULL,NULL,’NULL' ,’Poblacion4'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sert into actividades values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table:formula="of:=2016+INT(2*RAND())"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table:formula="of:=1+INT(12*RAND())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formula="of:=1+INT(30*RAND())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6+INT(12*RAND())"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table:formula="of:=INT(6*RAND())*10" office:value-type="float" office:value="30" calcext:value-type="float">
            <text:p>30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idad destinada a conocer gente con las mismas aficiones y con actitud positiva y muchas ganas de pasarlo bi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 ,’</text:p>
          </table:table-cell>
          <table:table-cell office:value-type="string" calcext:value-type="string">
            <text:p>Poblacion</text:p>
          </table:table-cell>
          <table:table-cell table:formula="of:=INT(RAND()*5)+1"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  <table:table-cell table:formula="of:=CONCATENATE([.B40];[.C40];[.D40];[.E40];[.F40];[.G40];[.H40];[.I40];[.J40];[.K40];[.L40];[.M40];[.N40];[.O40];[.P40];[.Q40];[.R40];[.S40];[.T40];[.U40];[.V40];[.W40];[.X40];[.Y40];[.Z40];[.AA40];[.AB40];[.AC40];[.AD40];[.AE40];[.AF40];[.AG40])" office:value-type="string" office:string-value="insert into actividades values(36,0,’2016-3-6 8:30:10',’Actividad36',’Actividad destinada a conocer gente con las mismas aficiones y con actitud positiva y muchas ganas de pasarlo bien',NULL,NULL,’NULL' ,’Poblacion2')" calcext:value-type="string">
            <text:p>insert into actividades values(36,0,’2016-3-6 8:30:10',’Actividad36',’Actividad destinada a conocer gente con las mismas aficiones y con actitud positiva y muchas ganas de pasarlo bien',NULL,NULL,’NULL' ,’Poblacion2')</text:p>
          </table:table-cell>
          <table:table-cell table:number-columns-repeated="18"/>
        </table:table-row>
      </table:table>
      <table:table table:name="Hoja4" table:style-name="ta1">
        <table:table-column table:style-name="co1" table:number-columns-repeated="33" table:default-cell-style-name="Default"/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insert into catalogo values (‘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atalogo values (‘artístic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atalogo values (‘otras')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insert into aficiones values(‘fútbol',’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basket',’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ajedrez',’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natación',’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tenis',’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ciclismo',’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footing',’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senderismo',’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gimnasio',’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windsurf',’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surf',’deportiv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poesía',’artístic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lectura',’artístic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pintura',’artístic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teatro',’artístic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cine',’artístic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música',’artístic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museos',’artístic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baile',’artístic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perros',’otr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gatos',’otr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pajaritos',’otr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animales exóticos',’otr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modelismo',’otr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coleccionar',’otr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viajar',’otra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ficiones values(‘tatuajes',’otras')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insert into clientes values(1,’cliente1',’1953-12-19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2,’cliente2',’1964-9-30',’H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3,’cliente3',’1970-8-15',’H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4,’cliente4',’1974-8-7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5,’cliente5',’1951-10-24',’H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6,’cliente6',’1971-9-22',’H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7,’cliente7',’1967-6-5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8,’cliente8',’1969-10-24',’H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9,’cliente9',’1988-4-8',’H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10,’cliente10',’1964-1-9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11,’cliente11',’1982-1-28',’H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12,’cliente12',’1984-6-8',’H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13,’cliente13',’2004-10-6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14,’cliente14',’1959-4-3',’H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15,’cliente15',’1968-6-12',’H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16,’cliente16',’1991-11-11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17,’cliente17',’1961-1-2',’H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18,’cliente18',’1958-3-11',’H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19,’cliente19',’1999-4-22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20,’cliente20',’1950-4-13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21,’cliente21',’1952-5-25',’M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22,’cliente22',’1994-9-13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23,’cliente23',’1988-11-20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24,’cliente24',’1978-4-29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25,’cliente25',’1967-9-3',’H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26,’cliente26',’1968-5-22',’H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27,’cliente27',’1978-7-15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28,’cliente28',’1975-9-30',’H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29,’cliente29',’1991-12-14',’H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30,’cliente30',’1964-4-25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31,’cliente31',’1972-5-21',’H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32,’cliente32',’1952-3-23',’H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33,’cliente33',’1978-12-10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34,’cliente34',’1997-3-9',’H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35,’cliente35',’2002-11-7',’H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36,’cliente36',’1996-5-6',’M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37,’cliente37',’1973-12-22',’H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38,’cliente38',’1980-11-2',’H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39,’cliente39',’1959-5-13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40,’cliente40',’1954-2-12',’H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41,’cliente41',’1971-9-23',’H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42,’cliente42',’1986-1-6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43,’cliente43',’1983-12-23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44,’cliente44',’1994-3-5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45,’cliente45',’1998-12-16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46,’cliente46',’1993-4-1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47,’cliente47',’2000-11-30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48,’cliente48',’1972-5-5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49,’cliente49',’1979-1-7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50,’cliente50',’1953-11-4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51,’cliente51',’1975-12-7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52,’cliente52',’1999-10-15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53,’cliente53',’1955-12-2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54,’cliente54',’2004-5-21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55,’cliente55',’1955-5-16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56,’cliente56',’1980-12-12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57,’cliente57',’1957-11-4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58,’cliente58',’1991-9-11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59,’cliente59',’1991-7-23',’M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60,’cliente60',’1968-10-13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61,’cliente61',’1978-1-11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62,’cliente62',’1965-3-21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63,’cliente63',’2002-7-2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64,’cliente64',’1956-8-9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65,’cliente65',’1963-7-8',’M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66,’cliente66',’1997-9-8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67,’cliente67',’1993-6-6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68,’cliente68',’1971-1-18',’M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69,’cliente69',’1981-7-29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70,’cliente70',’1951-4-22',’M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71,’cliente71',’1999-5-2',’M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72,’cliente72',’1984-8-21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73,’cliente73',’1977-7-29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74,’cliente74',’1965-4-26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75,’cliente75',’1951-7-21',’M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76,’cliente76',’1954-4-2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77,’cliente77',’2002-6-20',’M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78,’cliente78',’1975-4-7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79,’cliente79',’1994-7-24',’M',’Poblacion3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80,’cliente80',’1956-4-27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81,’cliente81',’1983-7-12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82,’cliente82',’2001-1-2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83,’cliente83',’1961-4-20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84,’cliente84',’1973-3-3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85,’cliente85',’1954-11-14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86,’cliente86',’1970-8-15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87,’cliente87',’1958-9-18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88,’cliente88',’1960-10-17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89,’cliente89',’1983-7-24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90,’cliente90',’1998-10-3',’M',’Poblacion4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91,’cliente91',’1972-1-5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92,’cliente92',’1984-11-4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93,’cliente93',’2002-12-22',’M',’Poblacion1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94,’cliente94',’1969-5-12',’M',’Poblacion2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95,’cliente95',’1979-7-4',’M',’Poblacion5',’acces0',’semi@falconmillan.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clientes values(96,’cliente96',’2001-9-21',’M',’Poblacion2',’acces0',’semi@falconmillan.es')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insert into actividades values(1,0,’2017-2-13 14:20::10',’Actividad1',’Actividad destinada a conocer gente con las mismas aficiones y con actitud positiva y muchas ganas de pasarlo bien',NULL,16,’NULL' ,’Poblacion3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2,0,’2017-7-7 15:30:10',’Actividad2',’Actividad destinada a conocer gente con las mismas aficiones y con actitud positiva y muchas ganas de pasarlo bien',NULL,16,’NULL' ,’Poblacion5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3,0,’2016-11-22 7:20:10',’Actividad3',’Actividad destinada a conocer gente con las mismas aficiones y con actitud positiva y muchas ganas de pasarlo bien',NULL,NULL,’NULL' ,’Poblacion1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4,0,’2017-11-9 14:30:10',’Actividad4',’Actividad destinada a conocer gente con las mismas aficiones y con actitud positiva y muchas ganas de pasarlo bien',NULL,NULL,’H' ,’Poblacion4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5,0,’2017-3-13 16:20:10',’Actividad5',’Actividad destinada a conocer gente con las mismas aficiones y con actitud positiva y muchas ganas de pasarlo bien',NULL,NULL,’M' ,’Poblacion1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6,0,’2016-6-28 13:20:10',’Actividad6',’Actividad destinada a conocer gente con las mismas aficiones y con actitud positiva y muchas ganas de pasarlo bien',NULL,NULL,’NULL' ,’Poblacion1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7,0,’2017-5-12 17:50:10',’Actividad7',’Actividad destinada a conocer gente con las mismas aficiones y con actitud positiva y muchas ganas de pasarlo bien',18,45,’NULL' ,’Poblacion5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8,0,’2017-2-3 7:10:10',’Actividad8',’Actividad destinada a conocer gente con las mismas aficiones y con actitud positiva y muchas ganas de pasarlo bien',NULL,30,’NULL' ,’Poblacion4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9,0,’2017-5-24 10:10:10',’Actividad9',’Actividad destinada a conocer gente con las mismas aficiones y con actitud positiva y muchas ganas de pasarlo bien',NULL,30,’NULL' ,’Poblacion5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10,0,’2016-5-28 13:20:10',’Actividad10',’Actividad destinada a conocer gente con las mismas aficiones y con actitud positiva y muchas ganas de pasarlo bien',NULL,30,’NULL' ,’Poblacion5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11,0,’2017-3-25 6:0:10',’Actividad11',’Actividad destinada a conocer gente con las mismas aficiones y con actitud positiva y muchas ganas de pasarlo bien',NULL,NULL,’H' ,’Poblacion4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12,0,’2016-4-28 9:20:10',’Actividad12',’Actividad destinada a conocer gente con las mismas aficiones y con actitud positiva y muchas ganas de pasarlo bien',NULL,NULL,’M' ,’Poblacion5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13,0,’2016-8-16 15:50:10',’Actividad13',’Actividad destinada a conocer gente con las mismas aficiones y con actitud positiva y muchas ganas de pasarlo bien',NULL,NULL,’NULL' ,’Poblacion1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14,0,’2016-8-23 13:0:10',’Actividad14',’Actividad destinada a conocer gente con las mismas aficiones y con actitud positiva y muchas ganas de pasarlo bien',18,NULL,’NULL' ,’Poblacion1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15,0,’2017-5-1 10:40:10',’Actividad15',’Actividad destinada a conocer gente con las mismas aficiones y con actitud positiva y muchas ganas de pasarlo bien',25,45,’NULL' ,’Poblacion4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16,0,’2017-10-10 9:0:10',’Actividad16',’Actividad destinada a conocer gente con las mismas aficiones y con actitud positiva y muchas ganas de pasarlo bien',25,45,’NULL' ,’Poblacion5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17,0,’2016-12-13 11:20:10',’Actividad17',’Actividad destinada a conocer gente con las mismas aficiones y con actitud positiva y muchas ganas de pasarlo bien',45,NULL,’NULL' ,’Poblacion3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18,0,’2017-6-17 11:10:10',’Actividad18',’Actividad destinada a conocer gente con las mismas aficiones y con actitud positiva y muchas ganas de pasarlo bien',NULL,NULL,’NULL' ,’Poblacion2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19,0,’2016-2-27 10:10:10',’Actividad19',’Actividad destinada a conocer gente con las mismas aficiones y con actitud positiva y muchas ganas de pasarlo bien',NULL,NULL,’NULL' ,’Poblacion2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20,0,’2017-5-27 12:0:10',’Actividad20',’Actividad destinada a conocer gente con las mismas aficiones y con actitud positiva y muchas ganas de pasarlo bien',NULL,NULL,’H' ,’Poblacion5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21,0,’2017-2-6 14:30:10',’Actividad21',’Actividad destinada a conocer gente con las mismas aficiones y con actitud positiva y muchas ganas de pasarlo bien',NULL,NULL,’M' ,’Poblacion3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22,0,’2016-11-3 13:30:10',’Actividad22',’Actividad destinada a conocer gente con las mismas aficiones y con actitud positiva y muchas ganas de pasarlo bien',NULL,NULL,’NULL' ,’Poblacion4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23,0,’2016-11-25 10:30:10',’Actividad23',’Actividad destinada a conocer gente con las mismas aficiones y con actitud positiva y muchas ganas de pasarlo bien',NULL,NULL,’NULL' ,’Poblacion3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24,0,’2017-9-15 11:20:10',’Actividad24',’Actividad destinada a conocer gente con las mismas aficiones y con actitud positiva y muchas ganas de pasarlo bien',NULL,NULL,’NULL' ,’Poblacion3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25,0,’2017-8-19 8:30:10',’Actividad25',’Actividad destinada a conocer gente con las mismas aficiones y con actitud positiva y muchas ganas de pasarlo bien',45,NULL,’NULL' ,’Poblacion1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26,0,’2017-6-10 8:50:10',’Actividad26',’Actividad destinada a conocer gente con las mismas aficiones y con actitud positiva y muchas ganas de pasarlo bien',NULL,NULL,’NULL' ,’Poblacion3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27,0,’2017-9-12 12:30:10',’Actividad27',’Actividad destinada a conocer gente con las mismas aficiones y con actitud positiva y muchas ganas de pasarlo bien',NULL,NULL,’NULL' ,’Poblacion1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28,0,’2016-1-8 10:20:10',’Actividad28',’Actividad destinada a conocer gente con las mismas aficiones y con actitud positiva y muchas ganas de pasarlo bien',NULL,NULL,’NULL' ,’Poblacion3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29,0,’2016-12-11 10:40:10',’Actividad29',’Actividad destinada a conocer gente con las mismas aficiones y con actitud positiva y muchas ganas de pasarlo bien',NULL,NULL,’H' ,’Poblacion2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30,0,’2017-11-16 7:10:10',’Actividad30',’Actividad destinada a conocer gente con las mismas aficiones y con actitud positiva y muchas ganas de pasarlo bien',NULL,NULL,’M' ,’Poblacion3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31,0,’2017-5-16 8:0:10',’Actividad31',’Actividad destinada a conocer gente con las mismas aficiones y con actitud positiva y muchas ganas de pasarlo bien',45,NULL,’NULL' ,’Poblacion3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32,0,’2016-3-9 11:30:10',’Actividad32',’Actividad destinada a conocer gente con las mismas aficiones y con actitud positiva y muchas ganas de pasarlo bien',18,50,’NULL' ,’Poblacion4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33,0,’2017-6-5 12:0:10',’Actividad33',’Actividad destinada a conocer gente con las mismas aficiones y con actitud positiva y muchas ganas de pasarlo bien',18,50,’NULL' ,’Poblacion3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34,0,’2016-8-20 6:10:10',’Actividad34',’Actividad destinada a conocer gente con las mismas aficiones y con actitud positiva y muchas ganas de pasarlo bien',25,NULL,’NULL' ,’Poblacion2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35,0,’2017-7-18 7:30:10',’Actividad35',’Actividad destinada a conocer gente con las mismas aficiones y con actitud positiva y muchas ganas de pasarlo bien',NULL,NULL,’NULL' ,’Poblacion4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actividades values(36,0,’2017-6-26 13:40:10',’Actividad36',’Actividad destinada a conocer gente con las mismas aficiones y con actitud positiva y muchas ganas de pasarlo bien',NULL,NULL,’NULL' ,’Poblacion2')</text:p>
          </table:table-cell>
          <table:table-cell table:number-columns-repeated="31"/>
        </table:table-row>
        <table:table-row table:style-name="ro1" table:number-rows-repeated="3">
          <table:table-cell table:number-columns-repeated="33"/>
        </table:table-row>
        <table:table-row table:style-name="ro1">
          <table:table-cell/>
          <table:table-cell office:value-type="string" calcext:value-type="string">
            <text:p>insert into tieneAficiones values (1,’natación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1,’música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3,’música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5,’gato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5,’basket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5,’poesía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7,’natación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7,’pajarito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7,’footing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8,’teni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9,’tatuaj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10,’windsurf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12,’footing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13,’lectura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15,’windsurf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15,’perro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16,’cine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18,’coleccionar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18,’senderismo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18,’ajedrez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20,’teatro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21,’teatro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21,’viajar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22,’basket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22,’cine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24,’museo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24,’música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25,’museo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27,’tatuaje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29,’gimnasio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30,’senderismo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30,’gimnasio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31,’perro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33,’modelismo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34,’animales exótico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34,’perro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36,’pintura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39,’windsurf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41,’perro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43,’baile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43,’perros')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sert into tieneAficiones values (43,’footing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formula="of:=CONCATENATE([.AA211];[.AB211];[.AC211];[.AD211];[.AE211])" office:value-type="string" office:string-value="insert into tieneAficiones values (1,’natación')" calcext:value-type="string">
            <text:p>insert into tieneAficiones values (1,’natación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43,’muse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')</text:p>
          </table:table-cell>
          <table:table-cell table:formula="of:=CONCATENATE([.AA212];[.AB212];[.AC212];[.AD212];[.AE212])" office:value-type="string" office:string-value="insert into tieneAficiones values (1,’música')" calcext:value-type="string">
            <text:p>insert into tieneAficiones values (1,’músic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46,’gimnasi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')</text:p>
          </table:table-cell>
          <table:table-cell table:formula="of:=CONCATENATE([.AA213];[.AB213];[.AC213];[.AD213];[.AE213])" office:value-type="string" office:string-value="insert into tieneAficiones values (3,’música')" calcext:value-type="string">
            <text:p>insert into tieneAficiones values (3,’músic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47,’model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')</text:p>
          </table:table-cell>
          <table:table-cell table:formula="of:=CONCATENATE([.AA214];[.AB214];[.AC214];[.AD214];[.AE214])" office:value-type="string" office:string-value="insert into tieneAficiones values (5,’gatos')" calcext:value-type="string">
            <text:p>insert into tieneAficiones values (5,’gat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48,’natación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formula="of:=CONCATENATE([.AA215];[.AB215];[.AC215];[.AD215];[.AE215])" office:value-type="string" office:string-value="insert into tieneAficiones values (5,’basket')" calcext:value-type="string">
            <text:p>insert into tieneAficiones values (5,’basket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48,’teni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formula="of:=CONCATENATE([.AA216];[.AB216];[.AC216];[.AD216];[.AE216])" office:value-type="string" office:string-value="insert into tieneAficiones values (5,’poesía')" calcext:value-type="string">
            <text:p>insert into tieneAficiones values (5,’poesí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48,’cicl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formula="of:=CONCATENATE([.AA217];[.AB217];[.AC217];[.AD217];[.AE217])" office:value-type="string" office:string-value="insert into tieneAficiones values (7,’natación')" calcext:value-type="string">
            <text:p>insert into tieneAficiones values (7,’natación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49,’poesí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jaritos</text:p>
          </table:table-cell>
          <table:table-cell office:value-type="string" calcext:value-type="string">
            <text:p>')</text:p>
          </table:table-cell>
          <table:table-cell table:formula="of:=CONCATENATE([.AA218];[.AB218];[.AC218];[.AD218];[.AE218])" office:value-type="string" office:string-value="insert into tieneAficiones values (7,’pajaritos')" calcext:value-type="string">
            <text:p>insert into tieneAficiones values (7,’pajarit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50,’baile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')</text:p>
          </table:table-cell>
          <table:table-cell table:formula="of:=CONCATENATE([.AA219];[.AB219];[.AC219];[.AD219];[.AE219])" office:value-type="string" office:string-value="insert into tieneAficiones values (7,’footing')" calcext:value-type="string">
            <text:p>insert into tieneAficiones values (7,’footing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50,’gat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')</text:p>
          </table:table-cell>
          <table:table-cell table:formula="of:=CONCATENATE([.AA220];[.AB220];[.AC220];[.AD220];[.AE220])" office:value-type="string" office:string-value="insert into tieneAficiones values (8,’tenis')" calcext:value-type="string">
            <text:p>insert into tieneAficiones values (8,’teni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50,’sender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tuajes</text:p>
          </table:table-cell>
          <table:table-cell office:value-type="string" calcext:value-type="string">
            <text:p>')</text:p>
          </table:table-cell>
          <table:table-cell table:formula="of:=CONCATENATE([.AA221];[.AB221];[.AC221];[.AD221];[.AE221])" office:value-type="string" office:string-value="insert into tieneAficiones values (9,’tatuajes')" calcext:value-type="string">
            <text:p>insert into tieneAficiones values (9,’tatuaje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53,’surf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windsurf</text:p>
          </table:table-cell>
          <table:table-cell office:value-type="string" calcext:value-type="string">
            <text:p>')</text:p>
          </table:table-cell>
          <table:table-cell table:formula="of:=CONCATENATE([.AA222];[.AB222];[.AC222];[.AD222];[.AE222])" office:value-type="string" office:string-value="insert into tieneAficiones values (10,’windsurf')" calcext:value-type="string">
            <text:p>insert into tieneAficiones values (10,’windsurf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53,’pintur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')</text:p>
          </table:table-cell>
          <table:table-cell table:formula="of:=CONCATENATE([.AA223];[.AB223];[.AC223];[.AD223];[.AE223])" office:value-type="string" office:string-value="insert into tieneAficiones values (12,’footing')" calcext:value-type="string">
            <text:p>insert into tieneAficiones values (12,’footing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53,’cine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formula="of:=CONCATENATE([.AA224];[.AB224];[.AC224];[.AD224];[.AE224])" office:value-type="string" office:string-value="insert into tieneAficiones values (13,’lectura')" calcext:value-type="string">
            <text:p>insert into tieneAficiones values (13,’lectur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55,’model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windsurf</text:p>
          </table:table-cell>
          <table:table-cell office:value-type="string" calcext:value-type="string">
            <text:p>')</text:p>
          </table:table-cell>
          <table:table-cell table:formula="of:=CONCATENATE([.AA225];[.AB225];[.AC225];[.AD225];[.AE225])" office:value-type="string" office:string-value="insert into tieneAficiones values (15,’windsurf')" calcext:value-type="string">
            <text:p>insert into tieneAficiones values (15,’windsurf')</text:p>
          </table:table-cell>
          <table:table-cell office:value-type="string" calcext:value-type="string">
            <text:p><text:s text:c="4"/></text:p>
          </table:table-cell>
        </table:table-row>
        <table:table-row table:style-name="ro1">
          <table:table-cell/>
          <table:table-cell office:value-type="string" calcext:value-type="string">
            <text:p>insert into tieneAficiones values (56,’animales exótic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formula="of:=CONCATENATE([.AA226];[.AB226];[.AC226];[.AD226];[.AE226])" office:value-type="string" office:string-value="insert into tieneAficiones values (15,’perros')" calcext:value-type="string">
            <text:p>insert into tieneAficiones values (15,’perr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59,’teni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')</text:p>
          </table:table-cell>
          <table:table-cell table:formula="of:=CONCATENATE([.AA227];[.AB227];[.AC227];[.AD227];[.AE227])" office:value-type="string" office:string-value="insert into tieneAficiones values (16,’cine')" calcext:value-type="string">
            <text:p>insert into tieneAficiones values (16,’cine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59,’cicl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eccionar</text:p>
          </table:table-cell>
          <table:table-cell office:value-type="string" calcext:value-type="string">
            <text:p>')</text:p>
          </table:table-cell>
          <table:table-cell table:formula="of:=CONCATENATE([.AA228];[.AB228];[.AC228];[.AD228];[.AE228])" office:value-type="string" office:string-value="insert into tieneAficiones values (18,’coleccionar')" calcext:value-type="string">
            <text:p>insert into tieneAficiones values (18,’coleccionar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59,’poesí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nderismo</text:p>
          </table:table-cell>
          <table:table-cell office:value-type="string" calcext:value-type="string">
            <text:p>')</text:p>
          </table:table-cell>
          <table:table-cell table:formula="of:=CONCATENATE([.AA229];[.AB229];[.AC229];[.AD229];[.AE229])" office:value-type="string" office:string-value="insert into tieneAficiones values (18,’senderismo')" calcext:value-type="string">
            <text:p>insert into tieneAficiones values (18,’sender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1,’tatuaje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formula="of:=CONCATENATE([.AA230];[.AB230];[.AC230];[.AD230];[.AE230])" office:value-type="string" office:string-value="insert into tieneAficiones values (18,’ajedrez')" calcext:value-type="string">
            <text:p>insert into tieneAficiones values (18,’ajedrez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2,’coleccionar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')</text:p>
          </table:table-cell>
          <table:table-cell table:formula="of:=CONCATENATE([.AA231];[.AB231];[.AC231];[.AD231];[.AE231])" office:value-type="string" office:string-value="insert into tieneAficiones values (20,’teatro')" calcext:value-type="string">
            <text:p>insert into tieneAficiones values (20,’teatr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2,’lectur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')</text:p>
          </table:table-cell>
          <table:table-cell table:formula="of:=CONCATENATE([.AA232];[.AB232];[.AC232];[.AD232];[.AE232])" office:value-type="string" office:string-value="insert into tieneAficiones values (21,’teatro')" calcext:value-type="string">
            <text:p>insert into tieneAficiones values (21,’teatr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3,’fútbol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ajar</text:p>
          </table:table-cell>
          <table:table-cell office:value-type="string" calcext:value-type="string">
            <text:p>')</text:p>
          </table:table-cell>
          <table:table-cell table:formula="of:=CONCATENATE([.AA233];[.AB233];[.AC233];[.AD233];[.AE233])" office:value-type="string" office:string-value="insert into tieneAficiones values (21,’viajar')" calcext:value-type="string">
            <text:p>insert into tieneAficiones values (21,’viajar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3,’gat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formula="of:=CONCATENATE([.AA234];[.AB234];[.AC234];[.AD234];[.AE234])" office:value-type="string" office:string-value="insert into tieneAficiones values (22,’basket')" calcext:value-type="string">
            <text:p>insert into tieneAficiones values (22,’basket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3,’surf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')</text:p>
          </table:table-cell>
          <table:table-cell table:formula="of:=CONCATENATE([.AA235];[.AB235];[.AC235];[.AD235];[.AE235])" office:value-type="string" office:string-value="insert into tieneAficiones values (22,’cine')" calcext:value-type="string">
            <text:p>insert into tieneAficiones values (22,’cine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4,’poesí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useos</text:p>
          </table:table-cell>
          <table:table-cell office:value-type="string" calcext:value-type="string">
            <text:p>')</text:p>
          </table:table-cell>
          <table:table-cell table:formula="of:=CONCATENATE([.AA236];[.AB236];[.AC236];[.AD236];[.AE236])" office:value-type="string" office:string-value="insert into tieneAficiones values (24,’museos')" calcext:value-type="string">
            <text:p>insert into tieneAficiones values (24,’muse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5,’lectur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')</text:p>
          </table:table-cell>
          <table:table-cell table:formula="of:=CONCATENATE([.AA237];[.AB237];[.AC237];[.AD237];[.AE237])" office:value-type="string" office:string-value="insert into tieneAficiones values (24,’música')" calcext:value-type="string">
            <text:p>insert into tieneAficiones values (24,’músic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5,’sender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useos</text:p>
          </table:table-cell>
          <table:table-cell office:value-type="string" calcext:value-type="string">
            <text:p>')</text:p>
          </table:table-cell>
          <table:table-cell table:formula="of:=CONCATENATE([.AA238];[.AB238];[.AC238];[.AD238];[.AE238])" office:value-type="string" office:string-value="insert into tieneAficiones values (25,’museos')" calcext:value-type="string">
            <text:p>insert into tieneAficiones values (25,’muse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7,’basket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tuajes</text:p>
          </table:table-cell>
          <table:table-cell office:value-type="string" calcext:value-type="string">
            <text:p>')</text:p>
          </table:table-cell>
          <table:table-cell table:formula="of:=CONCATENATE([.AA239];[.AB239];[.AC239];[.AD239];[.AE239])" office:value-type="string" office:string-value="insert into tieneAficiones values (27,’tatuajes')" calcext:value-type="string">
            <text:p>insert into tieneAficiones values (27,’tatuaje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8,’ajedrez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imnasio</text:p>
          </table:table-cell>
          <table:table-cell office:value-type="string" calcext:value-type="string">
            <text:p>')</text:p>
          </table:table-cell>
          <table:table-cell table:formula="of:=CONCATENATE([.AA240];[.AB240];[.AC240];[.AD240];[.AE240])" office:value-type="string" office:string-value="insert into tieneAficiones values (29,’gimnasio')" calcext:value-type="string">
            <text:p>insert into tieneAficiones values (29,’gimnasi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69,’natación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nderismo</text:p>
          </table:table-cell>
          <table:table-cell office:value-type="string" calcext:value-type="string">
            <text:p>')</text:p>
          </table:table-cell>
          <table:table-cell table:formula="of:=CONCATENATE([.AA241];[.AB241];[.AC241];[.AD241];[.AE241])" office:value-type="string" office:string-value="insert into tieneAficiones values (30,’senderismo')" calcext:value-type="string">
            <text:p>insert into tieneAficiones values (30,’sender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70,’teatr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imnasio</text:p>
          </table:table-cell>
          <table:table-cell office:value-type="string" calcext:value-type="string">
            <text:p>')</text:p>
          </table:table-cell>
          <table:table-cell table:formula="of:=CONCATENATE([.AA242];[.AB242];[.AC242];[.AD242];[.AE242])" office:value-type="string" office:string-value="insert into tieneAficiones values (30,’gimnasio')" calcext:value-type="string">
            <text:p>insert into tieneAficiones values (30,’gimnasi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71,’lectur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formula="of:=CONCATENATE([.AA243];[.AB243];[.AC243];[.AD243];[.AE243])" office:value-type="string" office:string-value="insert into tieneAficiones values (31,’perros')" calcext:value-type="string">
            <text:p>insert into tieneAficiones values (31,’perr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72,’ajedrez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formula="of:=CONCATENATE([.AA244];[.AB244];[.AC244];[.AD244];[.AE244])" office:value-type="string" office:string-value="insert into tieneAficiones values (33,’modelismo')" calcext:value-type="string">
            <text:p>insert into tieneAficiones values (33,’model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72,’ajedrez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imales exóticos</text:p>
          </table:table-cell>
          <table:table-cell office:value-type="string" calcext:value-type="string">
            <text:p>')</text:p>
          </table:table-cell>
          <table:table-cell table:formula="of:=CONCATENATE([.AA245];[.AB245];[.AC245];[.AD245];[.AE245])" office:value-type="string" office:string-value="insert into tieneAficiones values (34,’animales exóticos')" calcext:value-type="string">
            <text:p>insert into tieneAficiones values (34,’animales exótic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73,’animales exótic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formula="of:=CONCATENATE([.AA246];[.AB246];[.AC246];[.AD246];[.AE246])" office:value-type="string" office:string-value="insert into tieneAficiones values (34,’perros')" calcext:value-type="string">
            <text:p>insert into tieneAficiones values (34,’perr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73,’fútbol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')</text:p>
          </table:table-cell>
          <table:table-cell table:formula="of:=CONCATENATE([.AA247];[.AB247];[.AC247];[.AD247];[.AE247])" office:value-type="string" office:string-value="insert into tieneAficiones values (36,’pintura')" calcext:value-type="string">
            <text:p>insert into tieneAficiones values (36,’pintur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75,’viajar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windsurf</text:p>
          </table:table-cell>
          <table:table-cell office:value-type="string" calcext:value-type="string">
            <text:p>')</text:p>
          </table:table-cell>
          <table:table-cell table:formula="of:=CONCATENATE([.AA248];[.AB248];[.AC248];[.AD248];[.AE248])" office:value-type="string" office:string-value="insert into tieneAficiones values (39,’windsurf')" calcext:value-type="string">
            <text:p>insert into tieneAficiones values (39,’windsurf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81,’poesí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formula="of:=CONCATENATE([.AA249];[.AB249];[.AC249];[.AD249];[.AE249])" office:value-type="string" office:string-value="insert into tieneAficiones values (41,’perros')" calcext:value-type="string">
            <text:p>insert into tieneAficiones values (41,’perr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83,’surf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')</text:p>
          </table:table-cell>
          <table:table-cell table:formula="of:=CONCATENATE([.AA250];[.AB250];[.AC250];[.AD250];[.AE250])" office:value-type="string" office:string-value="insert into tieneAficiones values (43,’baile')" calcext:value-type="string">
            <text:p>insert into tieneAficiones values (43,’baile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83,’baile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formula="of:=CONCATENATE([.AA251];[.AB251];[.AC251];[.AD251];[.AE251])" office:value-type="string" office:string-value="insert into tieneAficiones values (43,’perros')" calcext:value-type="string">
            <text:p>insert into tieneAficiones values (43,’perr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84,’model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')</text:p>
          </table:table-cell>
          <table:table-cell table:formula="of:=CONCATENATE([.AA252];[.AB252];[.AC252];[.AD252];[.AE252])" office:value-type="string" office:string-value="insert into tieneAficiones values (43,’footing')" calcext:value-type="string">
            <text:p>insert into tieneAficiones values (43,’footing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85,’fútbol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useos</text:p>
          </table:table-cell>
          <table:table-cell office:value-type="string" calcext:value-type="string">
            <text:p>')</text:p>
          </table:table-cell>
          <table:table-cell table:formula="of:=CONCATENATE([.AA253];[.AB253];[.AC253];[.AD253];[.AE253])" office:value-type="string" office:string-value="insert into tieneAficiones values (43,’museos')" calcext:value-type="string">
            <text:p>insert into tieneAficiones values (43,’muse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86,’footing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imnasio</text:p>
          </table:table-cell>
          <table:table-cell office:value-type="string" calcext:value-type="string">
            <text:p>')</text:p>
          </table:table-cell>
          <table:table-cell table:formula="of:=CONCATENATE([.AA254];[.AB254];[.AC254];[.AD254];[.AE254])" office:value-type="string" office:string-value="insert into tieneAficiones values (46,’gimnasio')" calcext:value-type="string">
            <text:p>insert into tieneAficiones values (46,’gimnasi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86,’viajar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formula="of:=CONCATENATE([.AA255];[.AB255];[.AC255];[.AD255];[.AE255])" office:value-type="string" office:string-value="insert into tieneAficiones values (47,’modelismo')" calcext:value-type="string">
            <text:p>insert into tieneAficiones values (47,’model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86,’model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formula="of:=CONCATENATE([.AA256];[.AB256];[.AC256];[.AD256];[.AE256])" office:value-type="string" office:string-value="insert into tieneAficiones values (48,’natación')" calcext:value-type="string">
            <text:p>insert into tieneAficiones values (48,’natación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88,’coleccionar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')</text:p>
          </table:table-cell>
          <table:table-cell table:formula="of:=CONCATENATE([.AA257];[.AB257];[.AC257];[.AD257];[.AE257])" office:value-type="string" office:string-value="insert into tieneAficiones values (48,’tenis')" calcext:value-type="string">
            <text:p>insert into tieneAficiones values (48,’teni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88,’fútbol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')</text:p>
          </table:table-cell>
          <table:table-cell table:formula="of:=CONCATENATE([.AA258];[.AB258];[.AC258];[.AD258];[.AE258])" office:value-type="string" office:string-value="insert into tieneAficiones values (48,’ciclismo')" calcext:value-type="string">
            <text:p>insert into tieneAficiones values (48,’cicl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0,’cicl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formula="of:=CONCATENATE([.AA259];[.AB259];[.AC259];[.AD259];[.AE259])" office:value-type="string" office:string-value="insert into tieneAficiones values (49,’poesía')" calcext:value-type="string">
            <text:p>insert into tieneAficiones values (49,’poesí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0,’sender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')</text:p>
          </table:table-cell>
          <table:table-cell table:formula="of:=CONCATENATE([.AA260];[.AB260];[.AC260];[.AD260];[.AE260])" office:value-type="string" office:string-value="insert into tieneAficiones values (50,’baile')" calcext:value-type="string">
            <text:p>insert into tieneAficiones values (50,’baile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0,’lectur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')</text:p>
          </table:table-cell>
          <table:table-cell table:formula="of:=CONCATENATE([.AA261];[.AB261];[.AC261];[.AD261];[.AE261])" office:value-type="string" office:string-value="insert into tieneAficiones values (50,’gatos')" calcext:value-type="string">
            <text:p>insert into tieneAficiones values (50,’gat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0,’natación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nderismo</text:p>
          </table:table-cell>
          <table:table-cell office:value-type="string" calcext:value-type="string">
            <text:p>')</text:p>
          </table:table-cell>
          <table:table-cell table:formula="of:=CONCATENATE([.AA262];[.AB262];[.AC262];[.AD262];[.AE262])" office:value-type="string" office:string-value="insert into tieneAficiones values (50,’senderismo')" calcext:value-type="string">
            <text:p>insert into tieneAficiones values (50,’sender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1,’basket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')</text:p>
          </table:table-cell>
          <table:table-cell table:formula="of:=CONCATENATE([.AA263];[.AB263];[.AC263];[.AD263];[.AE263])" office:value-type="string" office:string-value="insert into tieneAficiones values (53,’surf')" calcext:value-type="string">
            <text:p>insert into tieneAficiones values (53,’surf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2,’ajedrez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')</text:p>
          </table:table-cell>
          <table:table-cell table:formula="of:=CONCATENATE([.AA264];[.AB264];[.AC264];[.AD264];[.AE264])" office:value-type="string" office:string-value="insert into tieneAficiones values (53,’pintura')" calcext:value-type="string">
            <text:p>insert into tieneAficiones values (53,’pintur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2,’footing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')</text:p>
          </table:table-cell>
          <table:table-cell table:formula="of:=CONCATENATE([.AA265];[.AB265];[.AC265];[.AD265];[.AE265])" office:value-type="string" office:string-value="insert into tieneAficiones values (53,’cine')" calcext:value-type="string">
            <text:p>insert into tieneAficiones values (53,’cine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4,’basket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formula="of:=CONCATENATE([.AA266];[.AB266];[.AC266];[.AD266];[.AE266])" office:value-type="string" office:string-value="insert into tieneAficiones values (55,’modelismo')" calcext:value-type="string">
            <text:p>insert into tieneAficiones values (55,’model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5,’fútbol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imales exóticos</text:p>
          </table:table-cell>
          <table:table-cell office:value-type="string" calcext:value-type="string">
            <text:p>')</text:p>
          </table:table-cell>
          <table:table-cell table:formula="of:=CONCATENATE([.AA267];[.AB267];[.AC267];[.AD267];[.AE267])" office:value-type="string" office:string-value="insert into tieneAficiones values (56,’animales exóticos')" calcext:value-type="string">
            <text:p>insert into tieneAficiones values (56,’animales exótic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5,’pajarit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')</text:p>
          </table:table-cell>
          <table:table-cell table:formula="of:=CONCATENATE([.AA268];[.AB268];[.AC268];[.AD268];[.AE268])" office:value-type="string" office:string-value="insert into tieneAficiones values (59,’tenis')" calcext:value-type="string">
            <text:p>insert into tieneAficiones values (59,’teni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6,’pajarit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')</text:p>
          </table:table-cell>
          <table:table-cell table:formula="of:=CONCATENATE([.AA269];[.AB269];[.AC269];[.AD269];[.AE269])" office:value-type="string" office:string-value="insert into tieneAficiones values (59,’ciclismo')" calcext:value-type="string">
            <text:p>insert into tieneAficiones values (59,’cicl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tieneAficiones values (96,’pintur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formula="of:=CONCATENATE([.AA270];[.AB270];[.AC270];[.AD270];[.AE270])" office:value-type="string" office:string-value="insert into tieneAficiones values (59,’poesía')" calcext:value-type="string">
            <text:p>insert into tieneAficiones values (59,’poesía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tieneAficiones values (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tuajes</text:p>
          </table:table-cell>
          <table:table-cell office:value-type="string" calcext:value-type="string">
            <text:p>')</text:p>
          </table:table-cell>
          <table:table-cell table:formula="of:=CONCATENATE([.AA271];[.AB271];[.AC271];[.AD271];[.AE271])" office:value-type="string" office:string-value="insert into tieneAficiones values (61,’tatuajes')" calcext:value-type="string">
            <text:p>insert into tieneAficiones values (61,’tatuaje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tieneAficiones values (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eccionar</text:p>
          </table:table-cell>
          <table:table-cell office:value-type="string" calcext:value-type="string">
            <text:p>')</text:p>
          </table:table-cell>
          <table:table-cell table:formula="of:=CONCATENATE([.AA272];[.AB272];[.AC272];[.AD272];[.AE272])" office:value-type="string" office:string-value="insert into tieneAficiones values (62,’coleccionar')" calcext:value-type="string">
            <text:p>insert into tieneAficiones values (62,’coleccionar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4,’ajedrez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formula="of:=CONCATENATE([.AA273];[.AB273];[.AC273];[.AD273];[.AE273])" office:value-type="string" office:string-value="insert into tieneAficiones values (62,’lectura')" calcext:value-type="string">
            <text:p>insert into tieneAficiones values (62,’lectur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4,’coleccionar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formula="of:=CONCATENATE([.AA274];[.AB274];[.AC274];[.AD274];[.AE274])" office:value-type="string" office:string-value="insert into tieneAficiones values (63,’fútbol')" calcext:value-type="string">
            <text:p>insert into tieneAficiones values (63,’fútbol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4,’baile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')</text:p>
          </table:table-cell>
          <table:table-cell table:formula="of:=CONCATENATE([.AA275];[.AB275];[.AC275];[.AD275];[.AE275])" office:value-type="string" office:string-value="insert into tieneAficiones values (63,’gatos')" calcext:value-type="string">
            <text:p>insert into tieneAficiones values (63,’gat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5,’cicl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')</text:p>
          </table:table-cell>
          <table:table-cell table:formula="of:=CONCATENATE([.AA276];[.AB276];[.AC276];[.AD276];[.AE276])" office:value-type="string" office:string-value="insert into tieneAficiones values (63,’surf')" calcext:value-type="string">
            <text:p>insert into tieneAficiones values (63,’surf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5,’viajar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formula="of:=CONCATENATE([.AA277];[.AB277];[.AC277];[.AD277];[.AE277])" office:value-type="string" office:string-value="insert into tieneAficiones values (64,’poesía')" calcext:value-type="string">
            <text:p>insert into tieneAficiones values (64,’poesí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7,’gat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formula="of:=CONCATENATE([.AA278];[.AB278];[.AC278];[.AD278];[.AE278])" office:value-type="string" office:string-value="insert into tieneAficiones values (65,’lectura')" calcext:value-type="string">
            <text:p>insert into tieneAficiones values (65,’lectur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8,’músic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nderismo</text:p>
          </table:table-cell>
          <table:table-cell office:value-type="string" calcext:value-type="string">
            <text:p>')</text:p>
          </table:table-cell>
          <table:table-cell table:formula="of:=CONCATENATE([.AA279];[.AB279];[.AC279];[.AD279];[.AE279])" office:value-type="string" office:string-value="insert into tieneAficiones values (65,’senderismo')" calcext:value-type="string">
            <text:p>insert into tieneAficiones values (65,’sender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8,’natación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formula="of:=CONCATENATE([.AA280];[.AB280];[.AC280];[.AD280];[.AE280])" office:value-type="string" office:string-value="insert into tieneAficiones values (67,’basket')" calcext:value-type="string">
            <text:p>insert into tieneAficiones values (67,’basket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8,’tatuaje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formula="of:=CONCATENATE([.AA281];[.AB281];[.AC281];[.AD281];[.AE281])" office:value-type="string" office:string-value="insert into tieneAficiones values (68,’ajedrez')" calcext:value-type="string">
            <text:p>insert into tieneAficiones values (68,’ajedrez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9,’teatr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formula="of:=CONCATENATE([.AA282];[.AB282];[.AC282];[.AD282];[.AE282])" office:value-type="string" office:string-value="insert into tieneAficiones values (69,’natación')" calcext:value-type="string">
            <text:p>insert into tieneAficiones values (69,’natación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0,’basket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')</text:p>
          </table:table-cell>
          <table:table-cell table:formula="of:=CONCATENATE([.AA283];[.AB283];[.AC283];[.AD283];[.AE283])" office:value-type="string" office:string-value="insert into tieneAficiones values (70,’teatro')" calcext:value-type="string">
            <text:p>insert into tieneAficiones values (70,’teatr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0,’model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formula="of:=CONCATENATE([.AA284];[.AB284];[.AC284];[.AD284];[.AE284])" office:value-type="string" office:string-value="insert into tieneAficiones values (71,’lectura')" calcext:value-type="string">
            <text:p>insert into tieneAficiones values (71,’lectur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0,’viajar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formula="of:=CONCATENATE([.AA285];[.AB285];[.AC285];[.AD285];[.AE285])" office:value-type="string" office:string-value="insert into tieneAficiones values (72,’ajedrez')" calcext:value-type="string">
            <text:p>insert into tieneAficiones values (72,’ajedrez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1,’baile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formula="of:=CONCATENATE([.AA286];[.AB286];[.AC286];[.AD286];[.AE286])" office:value-type="string" office:string-value="insert into tieneAficiones values (72,’ajedrez')" calcext:value-type="string">
            <text:p>insert into tieneAficiones values (72,’ajedrez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1,’surf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imales exóticos</text:p>
          </table:table-cell>
          <table:table-cell office:value-type="string" calcext:value-type="string">
            <text:p>')</text:p>
          </table:table-cell>
          <table:table-cell table:formula="of:=CONCATENATE([.AA287];[.AB287];[.AC287];[.AD287];[.AE287])" office:value-type="string" office:string-value="insert into tieneAficiones values (73,’animales exóticos')" calcext:value-type="string">
            <text:p>insert into tieneAficiones values (73,’animales exótic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4,’músic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formula="of:=CONCATENATE([.AA288];[.AB288];[.AC288];[.AD288];[.AE288])" office:value-type="string" office:string-value="insert into tieneAficiones values (73,’fútbol')" calcext:value-type="string">
            <text:p>insert into tieneAficiones values (73,’fútbol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5,’lectur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ajar</text:p>
          </table:table-cell>
          <table:table-cell office:value-type="string" calcext:value-type="string">
            <text:p>')</text:p>
          </table:table-cell>
          <table:table-cell table:formula="of:=CONCATENATE([.AA289];[.AB289];[.AC289];[.AD289];[.AE289])" office:value-type="string" office:string-value="insert into tieneAficiones values (75,’viajar')" calcext:value-type="string">
            <text:p>insert into tieneAficiones values (75,’viajar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5,’modelism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formula="of:=CONCATENATE([.AA290];[.AB290];[.AC290];[.AD290];[.AE290])" office:value-type="string" office:string-value="insert into tieneAficiones values (81,’poesía')" calcext:value-type="string">
            <text:p>insert into tieneAficiones values (81,’poesí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6,’animales exótic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')</text:p>
          </table:table-cell>
          <table:table-cell table:formula="of:=CONCATENATE([.AA291];[.AB291];[.AC291];[.AD291];[.AE291])" office:value-type="string" office:string-value="insert into tieneAficiones values (83,’surf')" calcext:value-type="string">
            <text:p>insert into tieneAficiones values (83,’surf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9,’cine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')</text:p>
          </table:table-cell>
          <table:table-cell table:formula="of:=CONCATENATE([.AA292];[.AB292];[.AC292];[.AD292];[.AE292])" office:value-type="string" office:string-value="insert into tieneAficiones values (83,’baile')" calcext:value-type="string">
            <text:p>insert into tieneAficiones values (83,’baile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9,’animales exótic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formula="of:=CONCATENATE([.AA293];[.AB293];[.AC293];[.AD293];[.AE293])" office:value-type="string" office:string-value="insert into tieneAficiones values (84,’modelismo')" calcext:value-type="string">
            <text:p>insert into tieneAficiones values (84,’model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19,’pajarit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formula="of:=CONCATENATE([.AA294];[.AB294];[.AC294];[.AD294];[.AE294])" office:value-type="string" office:string-value="insert into tieneAficiones values (85,’fútbol')" calcext:value-type="string">
            <text:p>insert into tieneAficiones values (85,’fútbol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20,’perr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')</text:p>
          </table:table-cell>
          <table:table-cell table:formula="of:=CONCATENATE([.AA295];[.AB295];[.AC295];[.AD295];[.AE295])" office:value-type="string" office:string-value="insert into tieneAficiones values (86,’footing')" calcext:value-type="string">
            <text:p>insert into tieneAficiones values (86,’footing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22,’fútbol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ajar</text:p>
          </table:table-cell>
          <table:table-cell office:value-type="string" calcext:value-type="string">
            <text:p>')</text:p>
          </table:table-cell>
          <table:table-cell table:formula="of:=CONCATENATE([.AA296];[.AB296];[.AC296];[.AD296];[.AE296])" office:value-type="string" office:string-value="insert into tieneAficiones values (86,’viajar')" calcext:value-type="string">
            <text:p>insert into tieneAficiones values (86,’viajar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22,’pintur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formula="of:=CONCATENATE([.AA297];[.AB297];[.AC297];[.AD297];[.AE297])" office:value-type="string" office:string-value="insert into tieneAficiones values (86,’modelismo')" calcext:value-type="string">
            <text:p>insert into tieneAficiones values (86,’model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23,’cine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eccionar</text:p>
          </table:table-cell>
          <table:table-cell office:value-type="string" calcext:value-type="string">
            <text:p>')</text:p>
          </table:table-cell>
          <table:table-cell table:formula="of:=CONCATENATE([.AA298];[.AB298];[.AC298];[.AD298];[.AE298])" office:value-type="string" office:string-value="insert into tieneAficiones values (88,’coleccionar')" calcext:value-type="string">
            <text:p>insert into tieneAficiones values (88,’coleccionar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24,’poesí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formula="of:=CONCATENATE([.AA299];[.AB299];[.AC299];[.AD299];[.AE299])" office:value-type="string" office:string-value="insert into tieneAficiones values (88,’fútbol')" calcext:value-type="string">
            <text:p>insert into tieneAficiones values (88,’fútbol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25,’perr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')</text:p>
          </table:table-cell>
          <table:table-cell table:formula="of:=CONCATENATE([.AA300];[.AB300];[.AC300];[.AD300];[.AE300])" office:value-type="string" office:string-value="insert into tieneAficiones values (90,’ciclismo')" calcext:value-type="string">
            <text:p>insert into tieneAficiones values (90,’cicl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26,’ajedrez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nderismo</text:p>
          </table:table-cell>
          <table:table-cell office:value-type="string" calcext:value-type="string">
            <text:p>')</text:p>
          </table:table-cell>
          <table:table-cell table:formula="of:=CONCATENATE([.AA301];[.AB301];[.AC301];[.AD301];[.AE301])" office:value-type="string" office:string-value="insert into tieneAficiones values (90,’senderismo')" calcext:value-type="string">
            <text:p>insert into tieneAficiones values (90,’senderismo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27,’muse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formula="of:=CONCATENATE([.AA302];[.AB302];[.AC302];[.AD302];[.AE302])" office:value-type="string" office:string-value="insert into tieneAficiones values (90,’lectura')" calcext:value-type="string">
            <text:p>insert into tieneAficiones values (90,’lectur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28,’lectur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formula="of:=CONCATENATE([.AA303];[.AB303];[.AC303];[.AD303];[.AE303])" office:value-type="string" office:string-value="insert into tieneAficiones values (90,’natación')" calcext:value-type="string">
            <text:p>insert into tieneAficiones values (90,’natación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29,’pintur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formula="of:=CONCATENATE([.AA304];[.AB304];[.AC304];[.AD304];[.AE304])" office:value-type="string" office:string-value="insert into tieneAficiones values (91,’basket')" calcext:value-type="string">
            <text:p>insert into tieneAficiones values (91,’basket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30,’pajarit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formula="of:=CONCATENATE([.AA305];[.AB305];[.AC305];[.AD305];[.AE305])" office:value-type="string" office:string-value="insert into tieneAficiones values (92,’ajedrez')" calcext:value-type="string">
            <text:p>insert into tieneAficiones values (92,’ajedrez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30,’teni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')</text:p>
          </table:table-cell>
          <table:table-cell table:formula="of:=CONCATENATE([.AA306];[.AB306];[.AC306];[.AD306];[.AE306])" office:value-type="string" office:string-value="insert into tieneAficiones values (92,’footing')" calcext:value-type="string">
            <text:p>insert into tieneAficiones values (92,’footing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33,’teatro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formula="of:=CONCATENATE([.AA307];[.AB307];[.AC307];[.AD307];[.AE307])" office:value-type="string" office:string-value="insert into tieneAficiones values (94,’basket')" calcext:value-type="string">
            <text:p>insert into tieneAficiones values (94,’basket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33,’coleccionar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formula="of:=CONCATENATE([.AA308];[.AB308];[.AC308];[.AD308];[.AE308])" office:value-type="string" office:string-value="insert into tieneAficiones values (95,’fútbol')" calcext:value-type="string">
            <text:p>insert into tieneAficiones values (95,’fútbol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34,’gato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jaritos</text:p>
          </table:table-cell>
          <table:table-cell office:value-type="string" calcext:value-type="string">
            <text:p>')</text:p>
          </table:table-cell>
          <table:table-cell table:formula="of:=CONCATENATE([.AA309];[.AB309];[.AC309];[.AD309];[.AE309])" office:value-type="string" office:string-value="insert into tieneAficiones values (95,’pajaritos')" calcext:value-type="string">
            <text:p>insert into tieneAficiones values (95,’pajarit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35,’tatuajes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jaritos</text:p>
          </table:table-cell>
          <table:table-cell office:value-type="string" calcext:value-type="string">
            <text:p>')</text:p>
          </table:table-cell>
          <table:table-cell table:formula="of:=CONCATENATE([.AA310];[.AB310];[.AC310];[.AD310];[.AE310])" office:value-type="string" office:string-value="insert into tieneAficiones values (96,’pajaritos')" calcext:value-type="string">
            <text:p>insert into tieneAficiones values (96,’pajaritos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36,’poesía')</text:p>
          </table:table-cell>
          <table:table-cell table:number-columns-repeated="24"/>
          <table:table-cell office:value-type="string" calcext:value-type="string">
            <text:p>insert into tieneAficiones values (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')</text:p>
          </table:table-cell>
          <table:table-cell table:formula="of:=CONCATENATE([.AA311];[.AB311];[.AC311];[.AD311];[.AE311])" office:value-type="string" office:string-value="insert into tieneAficiones values (96,’pintura')" calcext:value-type="string">
            <text:p>insert into tieneAficiones values (96,’pintura'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ert into requiere values (36,’museos')</text:p>
          </table:table-cell>
          <table:table-cell table:number-columns-repeated="29"/>
          <table:table-cell table:formula="of:=CONCATENATE([.AA312];[.AB312];[.AC312];[.AD312];[.AE312])">
            <text:p/>
          </table:table-cell>
          <table:table-cell/>
        </table:table-row>
        <table:table-row table:style-name="ro1">
          <table:table-cell table:number-columns-repeated="31"/>
          <table:table-cell table:formula="of:=CONCATENATE([.AA313];[.AB313];[.AC313];[.AD313];[.AE313])">
            <text:p/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formula="of:=CONCATENATE([.AA314];[.AB314];[.AC314];[.AD314];[.AE314])" office:value-type="string" office:string-value="insert into requiere values (4,’ajedrez')" calcext:value-type="string">
            <text:p>insert into requiere values (4,’ajedrez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eccionar</text:p>
          </table:table-cell>
          <table:table-cell office:value-type="string" calcext:value-type="string">
            <text:p>')</text:p>
          </table:table-cell>
          <table:table-cell table:formula="of:=CONCATENATE([.AA315];[.AB315];[.AC315];[.AD315];[.AE315])" office:value-type="string" office:string-value="insert into requiere values (4,’coleccionar')" calcext:value-type="string">
            <text:p>insert into requiere values (4,’coleccionar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')</text:p>
          </table:table-cell>
          <table:table-cell table:formula="of:=CONCATENATE([.AA316];[.AB316];[.AC316];[.AD316];[.AE316])" office:value-type="string" office:string-value="insert into requiere values (4,’baile')" calcext:value-type="string">
            <text:p>insert into requiere values (4,’baile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')</text:p>
          </table:table-cell>
          <table:table-cell table:formula="of:=CONCATENATE([.AA317];[.AB317];[.AC317];[.AD317];[.AE317])" office:value-type="string" office:string-value="insert into requiere values (5,’ciclismo')" calcext:value-type="string">
            <text:p>insert into requiere values (5,’ciclismo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ajar</text:p>
          </table:table-cell>
          <table:table-cell office:value-type="string" calcext:value-type="string">
            <text:p>')</text:p>
          </table:table-cell>
          <table:table-cell table:formula="of:=CONCATENATE([.AA318];[.AB318];[.AC318];[.AD318];[.AE318])" office:value-type="string" office:string-value="insert into requiere values (5,’viajar')" calcext:value-type="string">
            <text:p>insert into requiere values (5,’viajar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')</text:p>
          </table:table-cell>
          <table:table-cell table:formula="of:=CONCATENATE([.AA319];[.AB319];[.AC319];[.AD319];[.AE319])" office:value-type="string" office:string-value="insert into requiere values (7,’gatos')" calcext:value-type="string">
            <text:p>insert into requiere values (7,’gato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')</text:p>
          </table:table-cell>
          <table:table-cell table:formula="of:=CONCATENATE([.AA320];[.AB320];[.AC320];[.AD320];[.AE320])" office:value-type="string" office:string-value="insert into requiere values (8,’música')" calcext:value-type="string">
            <text:p>insert into requiere values (8,’música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ción</text:p>
          </table:table-cell>
          <table:table-cell office:value-type="string" calcext:value-type="string">
            <text:p>')</text:p>
          </table:table-cell>
          <table:table-cell table:formula="of:=CONCATENATE([.AA321];[.AB321];[.AC321];[.AD321];[.AE321])" office:value-type="string" office:string-value="insert into requiere values (8,’natación')" calcext:value-type="string">
            <text:p>insert into requiere values (8,’natación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tuajes</text:p>
          </table:table-cell>
          <table:table-cell office:value-type="string" calcext:value-type="string">
            <text:p>')</text:p>
          </table:table-cell>
          <table:table-cell table:formula="of:=CONCATENATE([.AA322];[.AB322];[.AC322];[.AD322];[.AE322])" office:value-type="string" office:string-value="insert into requiere values (8,’tatuajes')" calcext:value-type="string">
            <text:p>insert into requiere values (8,’tatuaje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')</text:p>
          </table:table-cell>
          <table:table-cell table:formula="of:=CONCATENATE([.AA323];[.AB323];[.AC323];[.AD323];[.AE323])" office:value-type="string" office:string-value="insert into requiere values (9,’teatro')" calcext:value-type="string">
            <text:p>insert into requiere values (9,’teatro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')</text:p>
          </table:table-cell>
          <table:table-cell table:formula="of:=CONCATENATE([.AA324];[.AB324];[.AC324];[.AD324];[.AE324])" office:value-type="string" office:string-value="insert into requiere values (10,’basket')" calcext:value-type="string">
            <text:p>insert into requiere values (10,’basket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formula="of:=CONCATENATE([.AA325];[.AB325];[.AC325];[.AD325];[.AE325])" office:value-type="string" office:string-value="insert into requiere values (10,’modelismo')" calcext:value-type="string">
            <text:p>insert into requiere values (10,’modelismo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ajar</text:p>
          </table:table-cell>
          <table:table-cell office:value-type="string" calcext:value-type="string">
            <text:p>')</text:p>
          </table:table-cell>
          <table:table-cell table:formula="of:=CONCATENATE([.AA326];[.AB326];[.AC326];[.AD326];[.AE326])" office:value-type="string" office:string-value="insert into requiere values (10,’viajar')" calcext:value-type="string">
            <text:p>insert into requiere values (10,’viajar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')</text:p>
          </table:table-cell>
          <table:table-cell table:formula="of:=CONCATENATE([.AA327];[.AB327];[.AC327];[.AD327];[.AE327])" office:value-type="string" office:string-value="insert into requiere values (11,’baile')" calcext:value-type="string">
            <text:p>insert into requiere values (11,’baile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')</text:p>
          </table:table-cell>
          <table:table-cell table:formula="of:=CONCATENATE([.AA328];[.AB328];[.AC328];[.AD328];[.AE328])" office:value-type="string" office:string-value="insert into requiere values (11,’surf')" calcext:value-type="string">
            <text:p>insert into requiere values (11,’surf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')</text:p>
          </table:table-cell>
          <table:table-cell table:formula="of:=CONCATENATE([.AA329];[.AB329];[.AC329];[.AD329];[.AE329])" office:value-type="string" office:string-value="insert into requiere values (14,’música')" calcext:value-type="string">
            <text:p>insert into requiere values (14,’música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formula="of:=CONCATENATE([.AA330];[.AB330];[.AC330];[.AD330];[.AE330])" office:value-type="string" office:string-value="insert into requiere values (15,’lectura')" calcext:value-type="string">
            <text:p>insert into requiere values (15,’lectura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delismo</text:p>
          </table:table-cell>
          <table:table-cell office:value-type="string" calcext:value-type="string">
            <text:p>')</text:p>
          </table:table-cell>
          <table:table-cell table:formula="of:=CONCATENATE([.AA331];[.AB331];[.AC331];[.AD331];[.AE331])" office:value-type="string" office:string-value="insert into requiere values (15,’modelismo')" calcext:value-type="string">
            <text:p>insert into requiere values (15,’modelismo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imales exóticos</text:p>
          </table:table-cell>
          <table:table-cell office:value-type="string" calcext:value-type="string">
            <text:p>')</text:p>
          </table:table-cell>
          <table:table-cell table:formula="of:=CONCATENATE([.AA332];[.AB332];[.AC332];[.AD332];[.AE332])" office:value-type="string" office:string-value="insert into requiere values (16,’animales exóticos')" calcext:value-type="string">
            <text:p>insert into requiere values (16,’animales exótico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')</text:p>
          </table:table-cell>
          <table:table-cell table:formula="of:=CONCATENATE([.AA333];[.AB333];[.AC333];[.AD333];[.AE333])" office:value-type="string" office:string-value="insert into requiere values (19,’cine')" calcext:value-type="string">
            <text:p>insert into requiere values (19,’cine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imales exóticos</text:p>
          </table:table-cell>
          <table:table-cell office:value-type="string" calcext:value-type="string">
            <text:p>')</text:p>
          </table:table-cell>
          <table:table-cell table:formula="of:=CONCATENATE([.AA334];[.AB334];[.AC334];[.AD334];[.AE334])" office:value-type="string" office:string-value="insert into requiere values (19,’animales exóticos')" calcext:value-type="string">
            <text:p>insert into requiere values (19,’animales exótico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jaritos</text:p>
          </table:table-cell>
          <table:table-cell office:value-type="string" calcext:value-type="string">
            <text:p>')</text:p>
          </table:table-cell>
          <table:table-cell table:formula="of:=CONCATENATE([.AA335];[.AB335];[.AC335];[.AD335];[.AE335])" office:value-type="string" office:string-value="insert into requiere values (19,’pajaritos')" calcext:value-type="string">
            <text:p>insert into requiere values (19,’pajarito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formula="of:=CONCATENATE([.AA336];[.AB336];[.AC336];[.AD336];[.AE336])" office:value-type="string" office:string-value="insert into requiere values (20,’perros')" calcext:value-type="string">
            <text:p>insert into requiere values (20,’perro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')</text:p>
          </table:table-cell>
          <table:table-cell table:formula="of:=CONCATENATE([.AA337];[.AB337];[.AC337];[.AD337];[.AE337])" office:value-type="string" office:string-value="insert into requiere values (22,’fútbol')" calcext:value-type="string">
            <text:p>insert into requiere values (22,’fútbol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')</text:p>
          </table:table-cell>
          <table:table-cell table:formula="of:=CONCATENATE([.AA338];[.AB338];[.AC338];[.AD338];[.AE338])" office:value-type="string" office:string-value="insert into requiere values (22,’pintura')" calcext:value-type="string">
            <text:p>insert into requiere values (22,’pintura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')</text:p>
          </table:table-cell>
          <table:table-cell table:formula="of:=CONCATENATE([.AA339];[.AB339];[.AC339];[.AD339];[.AE339])" office:value-type="string" office:string-value="insert into requiere values (23,’cine')" calcext:value-type="string">
            <text:p>insert into requiere values (23,’cine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formula="of:=CONCATENATE([.AA340];[.AB340];[.AC340];[.AD340];[.AE340])" office:value-type="string" office:string-value="insert into requiere values (24,’poesía')" calcext:value-type="string">
            <text:p>insert into requiere values (24,’poesía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ros</text:p>
          </table:table-cell>
          <table:table-cell office:value-type="string" calcext:value-type="string">
            <text:p>')</text:p>
          </table:table-cell>
          <table:table-cell table:formula="of:=CONCATENATE([.AA341];[.AB341];[.AC341];[.AD341];[.AE341])" office:value-type="string" office:string-value="insert into requiere values (25,’perros')" calcext:value-type="string">
            <text:p>insert into requiere values (25,’perro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')</text:p>
          </table:table-cell>
          <table:table-cell table:formula="of:=CONCATENATE([.AA342];[.AB342];[.AC342];[.AD342];[.AE342])" office:value-type="string" office:string-value="insert into requiere values (26,’ajedrez')" calcext:value-type="string">
            <text:p>insert into requiere values (26,’ajedrez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useos</text:p>
          </table:table-cell>
          <table:table-cell office:value-type="string" calcext:value-type="string">
            <text:p>')</text:p>
          </table:table-cell>
          <table:table-cell table:formula="of:=CONCATENATE([.AA343];[.AB343];[.AC343];[.AD343];[.AE343])" office:value-type="string" office:string-value="insert into requiere values (27,’museos')" calcext:value-type="string">
            <text:p>insert into requiere values (27,’museo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')</text:p>
          </table:table-cell>
          <table:table-cell table:formula="of:=CONCATENATE([.AA344];[.AB344];[.AC344];[.AD344];[.AE344])" office:value-type="string" office:string-value="insert into requiere values (28,’lectura')" calcext:value-type="string">
            <text:p>insert into requiere values (28,’lectura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')</text:p>
          </table:table-cell>
          <table:table-cell table:formula="of:=CONCATENATE([.AA345];[.AB345];[.AC345];[.AD345];[.AE345])" office:value-type="string" office:string-value="insert into requiere values (29,’pintura')" calcext:value-type="string">
            <text:p>insert into requiere values (29,’pintura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jaritos</text:p>
          </table:table-cell>
          <table:table-cell office:value-type="string" calcext:value-type="string">
            <text:p>')</text:p>
          </table:table-cell>
          <table:table-cell table:formula="of:=CONCATENATE([.AA346];[.AB346];[.AC346];[.AD346];[.AE346])" office:value-type="string" office:string-value="insert into requiere values (30,’pajaritos')" calcext:value-type="string">
            <text:p>insert into requiere values (30,’pajarito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')</text:p>
          </table:table-cell>
          <table:table-cell table:formula="of:=CONCATENATE([.AA347];[.AB347];[.AC347];[.AD347];[.AE347])" office:value-type="string" office:string-value="insert into requiere values (30,’tenis')" calcext:value-type="string">
            <text:p>insert into requiere values (30,’teni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')</text:p>
          </table:table-cell>
          <table:table-cell table:formula="of:=CONCATENATE([.AA348];[.AB348];[.AC348];[.AD348];[.AE348])" office:value-type="string" office:string-value="insert into requiere values (33,’teatro')" calcext:value-type="string">
            <text:p>insert into requiere values (33,’teatro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eccionar</text:p>
          </table:table-cell>
          <table:table-cell office:value-type="string" calcext:value-type="string">
            <text:p>')</text:p>
          </table:table-cell>
          <table:table-cell table:formula="of:=CONCATENATE([.AA349];[.AB349];[.AC349];[.AD349];[.AE349])" office:value-type="string" office:string-value="insert into requiere values (33,’coleccionar')" calcext:value-type="string">
            <text:p>insert into requiere values (33,’coleccionar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')</text:p>
          </table:table-cell>
          <table:table-cell table:formula="of:=CONCATENATE([.AA350];[.AB350];[.AC350];[.AD350];[.AE350])" office:value-type="string" office:string-value="insert into requiere values (34,’gatos')" calcext:value-type="string">
            <text:p>insert into requiere values (34,’gato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tuajes</text:p>
          </table:table-cell>
          <table:table-cell office:value-type="string" calcext:value-type="string">
            <text:p>')</text:p>
          </table:table-cell>
          <table:table-cell table:formula="of:=CONCATENATE([.AA351];[.AB351];[.AC351];[.AD351];[.AE351])" office:value-type="string" office:string-value="insert into requiere values (35,’tatuajes')" calcext:value-type="string">
            <text:p>insert into requiere values (35,’tatuajes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')</text:p>
          </table:table-cell>
          <table:table-cell table:formula="of:=CONCATENATE([.AA352];[.AB352];[.AC352];[.AD352];[.AE352])" office:value-type="string" office:string-value="insert into requiere values (36,’poesía')" calcext:value-type="string">
            <text:p>insert into requiere values (36,’poesía')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nsert into requiere values 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useos</text:p>
          </table:table-cell>
          <table:table-cell office:value-type="string" calcext:value-type="string">
            <text:p>')</text:p>
          </table:table-cell>
          <table:table-cell table:formula="of:=CONCATENATE([.AA353];[.AB353];[.AC353];[.AD353];[.AE353])" office:value-type="string" office:string-value="insert into requiere values (36,’museos')" calcext:value-type="string">
            <text:p>insert into requiere values (36,’museos')</text:p>
          </table:table-cell>
          <table:table-cell/>
        </table:table-row>
      </table:table>
      <table:named-expressions/>
      <table:database-ranges>
        <table:database-range table:name="__Anonymous_Sheet_DB__3" table:target-range-address="Hoja4.AA314:Hoja4.AE3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8:10:48.527000000</meta:creation-date>
    <dc:date>2017-05-03T23:27:00.339000000</dc:date>
    <meta:editing-duration>PT2H57M58S</meta:editing-duration>
    <meta:editing-cycles>12</meta:editing-cycles>
    <meta:generator>LibreOffice/5.3.0.3$Windows_x86 LibreOffice_project/7074905676c47b82bbcfbea1aeefc84afe1c50e1</meta:generator>
    <meta:document-statistic meta:table-count="4" meta:cell-count="5456" meta:object-count="0"/>
  </office:meta>
</office:document-meta>
</file>